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cm" fo:margin-left="0.113cm" fo:margin-top="0cm" fo:margin-bottom="0cm" table:align="left" fo:keep-with-next="always"/>
    </style:style>
    <style:style style:name="Tabela1.A" style:family="table-column">
      <style:table-column-properties style:column-width="0.773cm"/>
    </style:style>
    <style:style style:name="Tabela1.B" style:family="table-column">
      <style:table-column-properties style:column-width="15.127cm"/>
    </style:style>
    <style:style style:name="Tabela1.1" style:family="table-row">
      <style:table-row-properties style:min-row-height="0.452cm" fo:keep-together="auto"/>
    </style:style>
    <style:style style:name="Tabela1.A1" style:family="table-cell">
      <style:table-cell-properties style:vertical-align="" fo:padding="0.097cm" fo:border-left="0.5pt solid #000000" fo:border-right="none" fo:border-top="0.5pt solid #000000" fo:border-bottom="0.5pt solid #000000"/>
    </style:style>
    <style:style style:name="Tabela1.B1" style:family="table-cell">
      <style:table-cell-properties style:vertical-align="bottom" fo:padding="0.097cm" fo:border="0.5pt solid #000000"/>
    </style:style>
    <style:style style:name="Tabela1.A2" style:family="table-cell">
      <style:table-cell-properties style:vertical-align="" fo:padding="0.097cm" fo:border-left="0.5pt solid #000000" fo:border-right="none" fo:border-top="none" fo:border-bottom="0.5pt solid #000000"/>
    </style:style>
    <style:style style:name="Tabela1.B2" style:family="table-cell">
      <style:table-cell-properties style:vertical-align="bottom" fo:padding="0.097cm" fo:border-left="0.5pt solid #000000" fo:border-right="0.5pt solid #000000" fo:border-top="none" fo:border-bottom="0.5pt solid #000000"/>
    </style:style>
    <style:style style:name="Tabela1.5" style:family="table-row">
      <style:table-row-properties style:row-height="0.6cm" fo:keep-together="auto"/>
    </style:style>
    <style:style style:name="Tabela1.A5" style:family="table-cell">
      <style:table-cell-properties style:vertical-align=""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Heading">
      <style:paragraph-properties fo:margin-top="0cm" fo:margin-bottom="0cm" loext:contextual-spacing="false" fo:line-height="150%"/>
      <style:text-properties fo:font-weight="bold" style:font-weight-asian="bold" style:font-weight-complex="bold"/>
    </style:style>
    <style:style style:name="P3" style:family="paragraph" style:parent-style-name="Heading">
      <style:paragraph-properties fo:margin-top="0cm" fo:margin-bottom="0cm" loext:contextual-spacing="false" fo:line-height="150%"/>
    </style:style>
    <style:style style:name="P4" style:family="paragraph" style:parent-style-name="Text_20_body">
      <style:paragraph-properties fo:margin-top="0cm" fo:margin-bottom="0cm" loext:contextual-spacing="false" fo:line-height="150%"/>
    </style:style>
    <style:style style:name="P5" style:family="paragraph" style:parent-style-name="Text_20_body">
      <style:paragraph-properties fo:margin-top="0cm" fo:margin-bottom="0cm" loext:contextual-spacing="false" fo:line-height="150%" fo:text-align="end" style:justify-single-word="false"/>
      <style:text-properties fo:font-style="italic" officeooo:rsid="000b9bb1" officeooo:paragraph-rsid="000b9bb1" style:font-style-asian="italic" style:font-style-complex="italic"/>
    </style:style>
    <style:style style:name="P6" style:family="paragraph" style:parent-style-name="Standard">
      <style:paragraph-properties fo:break-before="page"/>
      <style:text-properties officeooo:paragraph-rsid="000b9bb1"/>
    </style:style>
    <style:style style:name="P7" style:family="paragraph" style:parent-style-name="Footnote">
      <style:text-properties fo:language="pt" fo:country="BR"/>
    </style:style>
    <style:style style:name="P8" style:family="paragraph" style:parent-style-name="Footnote">
      <style:text-properties fo:language="pt" fo:country="BR" officeooo:paragraph-rsid="012b56a5"/>
    </style:style>
    <style:style style:name="P9" style:family="paragraph" style:parent-style-name="Standard">
      <style:text-properties officeooo:paragraph-rsid="000df3fc"/>
    </style:style>
    <style:style style:name="P10" style:family="paragraph" style:parent-style-name="Standard">
      <style:text-properties officeooo:paragraph-rsid="000e6d6c"/>
    </style:style>
    <style:style style:name="P11" style:family="paragraph" style:parent-style-name="Standard">
      <style:text-properties officeooo:paragraph-rsid="000ee516"/>
    </style:style>
    <style:style style:name="P12" style:family="paragraph" style:parent-style-name="Standard">
      <style:text-properties officeooo:paragraph-rsid="0010e43f"/>
    </style:style>
    <style:style style:name="P13" style:family="paragraph" style:parent-style-name="Standard">
      <style:text-properties style:font-name="Arial" fo:font-size="12pt" fo:language="pt" fo:country="BR" fo:font-style="normal" officeooo:rsid="0010e43f" officeooo:paragraph-rsid="0010e43f" style:font-size-asian="12pt" style:font-style-asian="normal" style:font-style-complex="normal"/>
    </style:style>
    <style:style style:name="P14" style:family="paragraph" style:parent-style-name="Standard">
      <style:text-properties style:font-name="Arial2" officeooo:rsid="001876b8" officeooo:paragraph-rsid="001876b8"/>
    </style:style>
    <style:style style:name="P15" style:family="paragraph" style:parent-style-name="Standard">
      <style:text-properties style:font-name="Arial2" officeooo:rsid="001b1d0d" officeooo:paragraph-rsid="001b1d0d"/>
    </style:style>
    <style:style style:name="P16" style:family="paragraph" style:parent-style-name="Standard">
      <style:text-properties style:font-name="Arial2" officeooo:rsid="001d2c47" officeooo:paragraph-rsid="001d2c47"/>
    </style:style>
    <style:style style:name="P17" style:family="paragraph" style:parent-style-name="Standard">
      <style:text-properties officeooo:paragraph-rsid="00194277"/>
    </style:style>
    <style:style style:name="P18" style:family="paragraph" style:parent-style-name="Standard">
      <style:text-properties style:font-name="Arial1" officeooo:paragraph-rsid="001d2c47"/>
    </style:style>
    <style:style style:name="P19" style:family="paragraph" style:parent-style-name="Text_20_body">
      <style:text-properties officeooo:paragraph-rsid="00127ea1"/>
    </style:style>
    <style:style style:name="P20" style:family="paragraph" style:parent-style-name="Text_20_body">
      <style:text-properties style:font-name="Arial2" fo:font-style="normal" officeooo:rsid="00153e01" officeooo:paragraph-rsid="00153e01" style:font-style-asian="normal" style:font-style-complex="normal"/>
    </style:style>
    <style:style style:name="P21" style:family="paragraph" style:parent-style-name="Quadro">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paragraph-properties fo:margin-left="0cm" fo:margin-right="0cm" fo:line-height="100%" fo:text-align="start" style:justify-single-word="false" fo:text-indent="0cm" style:auto-text-indent="false">
        <style:tab-stops/>
      </style:paragraph-properties>
      <style:text-properties fo:font-size="10pt"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ab-stops>
          <style:tab-stop style:position="0.203cm"/>
        </style:tab-stops>
      </style:paragraph-properties>
      <style:text-properties fo:font-size="10pt" style:font-size-asian="10pt" style:font-size-complex="10pt"/>
    </style:style>
    <style:style style:name="P24" style:family="paragraph" style:parent-style-name="Heading_20_1">
      <style:text-properties officeooo:rsid="000d8f2e" officeooo:paragraph-rsid="000d8f2e"/>
    </style:style>
    <style:style style:name="P25" style:family="paragraph" style:parent-style-name="Standard">
      <style:paragraph-properties fo:margin-left="0cm" fo:margin-right="0cm" fo:text-align="start" style:justify-single-word="false" fo:text-indent="0cm" style:auto-text-indent="false">
        <style:tab-stops>
          <style:tab-stop style:position="0.203cm"/>
        </style:tab-stops>
      </style:paragraph-properties>
      <style:text-properties style:font-name="Arial2" fo:font-size="10pt" officeooo:rsid="0016836b" style:font-size-asian="10pt" style:font-size-complex="10pt"/>
    </style:style>
    <style:style style:name="P26" style:family="paragraph" style:parent-style-name="Standard">
      <loext:graphic-properties draw:fill="none"/>
      <style:paragraph-properties fo:margin-left="0cm" fo:margin-right="0cm" fo:line-height="150%" fo:text-align="start" style:justify-single-word="false" fo:text-indent="0.801cm" style:auto-text-indent="false" fo:background-color="transparent">
        <style:tab-stops/>
      </style:paragraph-properties>
      <style:text-properties fo:font-size="10pt" style:font-size-asian="10pt" style:font-size-complex="10pt"/>
    </style:style>
    <style:style style:name="P27"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d2c47" officeooo:paragraph-rsid="001d2c47" style:font-size-asian="14pt" style:font-style-asian="normal" style:font-weight-asian="normal" style:text-emphasize="none"/>
    </style:style>
    <style:style style:name="P28" style:family="paragraph" style:parent-style-name="Standard">
      <style:text-properties style:font-name="Arial2" officeooo:rsid="00194277" officeooo:paragraph-rsid="00194277"/>
    </style:style>
    <style:style style:name="P29" style:family="paragraph" style:parent-style-name="Standard">
      <style:text-properties style:font-name="Arial1" officeooo:rsid="001f79fb" officeooo:paragraph-rsid="001f79fb"/>
    </style:style>
    <style:style style:name="P30" style:family="paragraph" style:parent-style-name="Text_20_body">
      <style:text-properties style:font-name="Arial2" officeooo:rsid="0016836b"/>
    </style:style>
    <style:style style:name="T1" style:family="text">
      <style:text-properties style:font-name="Arial" fo:font-size="12pt" fo:language="pt" fo:country="BR" fo:font-style="normal" officeooo:rsid="000e6d6c" style:font-size-asian="12pt" style:font-style-asian="normal" style:font-style-complex="normal"/>
    </style:style>
    <style:style style:name="T2" style:family="text">
      <style:text-properties style:font-name="Arial" fo:font-size="12pt" fo:language="pt" fo:country="BR" fo:font-style="normal" officeooo:rsid="000ee516" style:font-size-asian="12pt" style:font-style-asian="normal" style:font-style-complex="normal"/>
    </style:style>
    <style:style style:name="T3" style:family="text">
      <style:text-properties style:font-name="Arial" fo:font-size="12pt" fo:language="pt" fo:country="BR" fo:font-style="normal" officeooo:rsid="00a3f291" style:font-size-asian="12pt" style:font-style-asian="normal" style:font-style-complex="normal"/>
    </style:style>
    <style:style style:name="T4" style:family="text">
      <style:text-properties style:font-name="Arial" fo:font-size="12pt" fo:language="pt" fo:country="BR" fo:font-style="normal" officeooo:rsid="01644294" style:font-size-asian="12pt" style:font-style-asian="normal" style:font-style-complex="normal"/>
    </style:style>
    <style:style style:name="T5" style:family="text">
      <style:text-properties style:font-name="Arial" fo:font-size="12pt" fo:language="pt" fo:country="BR" fo:font-style="normal" officeooo:rsid="0010e43f" style:font-size-asian="12pt" style:font-style-asian="normal" style:font-style-complex="normal"/>
    </style:style>
    <style:style style:name="T6" style:family="text">
      <style:text-properties style:font-name="Arial" fo:font-size="12pt" fo:language="pt" fo:country="BR" officeooo:rsid="00a304d5" style:font-size-asian="12pt"/>
    </style:style>
    <style:style style:name="T7" style:family="text">
      <style:text-properties style:font-name="Arial" fo:font-size="12pt" fo:language="pt" fo:country="BR" officeooo:rsid="00a34c5b" style:font-size-asian="12pt"/>
    </style:style>
    <style:style style:name="T8" style:family="text">
      <style:text-properties style:font-name="Arial" fo:font-size="10pt" fo:font-style="normal" officeooo:rsid="005de42b" style:font-size-asian="10pt" style:font-style-asian="normal" style:font-size-complex="10pt" style:font-style-complex="normal"/>
    </style:style>
    <style:style style:name="T9" style:family="text">
      <style:text-properties officeooo:rsid="000dae29"/>
    </style:style>
    <style:style style:name="T10" style:family="text">
      <style:text-properties fo:language="pt" fo:country="BR"/>
    </style:style>
    <style:style style:name="T11" style:family="text">
      <style:text-properties fo:language="pt" fo:country="BR" officeooo:rsid="000dae29"/>
    </style:style>
    <style:style style:name="T12" style:family="text">
      <style:text-properties fo:language="pt" fo:country="BR" fo:font-style="italic" officeooo:rsid="00a304d5" style:font-style-asian="italic" style:font-style-complex="italic"/>
    </style:style>
    <style:style style:name="T13" style:family="text">
      <style:text-properties fo:language="pt" fo:country="BR" officeooo:rsid="001554f0"/>
    </style:style>
    <style:style style:name="T14" style:family="text">
      <style:text-properties fo:language="pt" fo:country="BR" officeooo:rsid="000847dd"/>
    </style:style>
    <style:style style:name="T15" style:family="text">
      <style:text-properties fo:language="pt" fo:country="BR" officeooo:rsid="00a304d5"/>
    </style:style>
    <style:style style:name="T16" style:family="text">
      <style:text-properties fo:language="pt" fo:country="BR" officeooo:rsid="000ee516"/>
    </style:style>
    <style:style style:name="T17" style:family="text">
      <style:text-properties fo:language="pt" fo:country="BR" officeooo:rsid="00b8a4d9"/>
    </style:style>
    <style:style style:name="T18" style:family="text">
      <style:text-properties fo:language="pt" fo:country="BR" fo:font-style="normal" officeooo:rsid="0275ec2e" style:font-style-asian="normal" style:font-style-complex="normal"/>
    </style:style>
    <style:style style:name="T19" style:family="text">
      <style:text-properties fo:language="pt" fo:country="BR" fo:font-style="normal" officeooo:rsid="00a304d5" style:font-style-asian="normal" style:font-style-complex="normal"/>
    </style:style>
    <style:style style:name="T20" style:family="text">
      <style:text-properties fo:language="pt" fo:country="BR" fo:font-style="normal" officeooo:rsid="00a34c5b" style:font-style-asian="normal" style:font-style-complex="normal"/>
    </style:style>
    <style:style style:name="T21" style:family="text">
      <style:text-properties fo:language="pt" fo:country="BR" fo:font-style="normal" officeooo:rsid="00a3f291" style:font-style-asian="normal" style:font-style-complex="normal"/>
    </style:style>
    <style:style style:name="T22" style:family="text">
      <style:text-properties fo:language="pt" fo:country="BR" fo:font-style="normal" officeooo:rsid="016e9a55" style:font-style-asian="normal" style:font-style-complex="normal"/>
    </style:style>
    <style:style style:name="T23" style:family="text">
      <style:text-properties fo:language="pt" fo:country="BR" fo:font-style="normal" officeooo:rsid="012ec266" style:font-style-asian="normal" style:font-style-complex="normal"/>
    </style:style>
    <style:style style:name="T24" style:family="text">
      <style:text-properties fo:language="pt" fo:country="BR" fo:font-style="normal" officeooo:rsid="01069bb2" style:font-style-asian="normal" style:font-style-complex="normal"/>
    </style:style>
    <style:style style:name="T25" style:family="text">
      <style:text-properties fo:font-variant="normal" fo:text-transform="none" style:text-position="0% 100%" style:font-name="Arial" fo:font-size="12pt" fo:language="pt" fo:country="BR" style:text-underline-style="none" fo:font-weight="normal" officeooo:rsid="009b547e" style:font-size-asian="12pt"/>
    </style:style>
    <style:style style:name="T26" style:family="text">
      <style:text-properties fo:font-variant="normal" fo:text-transform="none" style:text-position="0% 100%" style:font-name="Arial" fo:font-size="12pt" fo:language="pt" fo:country="BR" style:text-underline-style="none" fo:font-weight="normal" officeooo:rsid="000df3fc" style:font-size-asian="12pt"/>
    </style:style>
    <style:style style:name="T27" style:family="text">
      <style:text-properties fo:font-variant="normal" fo:text-transform="none" style:text-position="0% 100%" style:font-name="Arial" fo:font-size="12pt" fo:language="pt" fo:country="BR" style:text-underline-style="none" fo:font-weight="normal" officeooo:rsid="009a0345" style:font-size-asian="12pt"/>
    </style:style>
    <style:style style:name="T28" style:family="text">
      <style:text-properties fo:font-variant="normal" fo:text-transform="none" style:text-position="0% 100%" style:font-name="Arial" fo:font-size="12pt" fo:language="pt" fo:country="BR" style:text-underline-style="none" fo:font-weight="normal" officeooo:rsid="0035e920" style:font-size-asian="12pt"/>
    </style:style>
    <style:style style:name="T29" style:family="text">
      <style:text-properties fo:font-variant="normal" fo:text-transform="none" style:text-position="0% 100%" style:font-name="Arial" fo:font-size="12pt" fo:language="pt" fo:country="BR" style:text-underline-style="none" fo:font-weight="normal" officeooo:rsid="0037d108" style:font-size-asian="12pt"/>
    </style:style>
    <style:style style:name="T30" style:family="text">
      <style:text-properties fo:font-variant="normal" fo:text-transform="none" style:text-position="0% 100%" style:font-name="Arial" fo:font-size="12pt" fo:language="pt" fo:country="BR" style:text-underline-style="none" fo:font-weight="normal" officeooo:rsid="00a3f291" style:font-size-asian="12pt"/>
    </style:style>
    <style:style style:name="T31" style:family="text">
      <style:text-properties fo:font-variant="normal" fo:text-transform="none" style:text-position="0% 100%" style:font-name="Arial" fo:font-size="12pt" fo:language="pt" fo:country="BR" style:text-underline-style="none" fo:font-weight="normal" officeooo:rsid="01160831" style:font-size-asian="12pt"/>
    </style:style>
    <style:style style:name="T32" style:family="text">
      <style:text-properties fo:font-variant="normal" fo:text-transform="none" style:text-position="0% 100%" style:font-name="Arial" fo:font-size="12pt" fo:language="pt" fo:country="BR" style:text-underline-style="none" fo:font-weight="normal" officeooo:rsid="00b3c22e" style:font-size-asian="12pt"/>
    </style:style>
    <style:style style:name="T33" style:family="text">
      <style:text-properties fo:font-variant="normal" fo:text-transform="none" style:text-position="0% 100%" style:font-name="Arial" fo:font-size="12pt" fo:language="pt" fo:country="BR" style:text-underline-style="none" fo:font-weight="normal" officeooo:rsid="004368aa" style:font-size-asian="12pt"/>
    </style:style>
    <style:style style:name="T34" style:family="text">
      <style:text-properties fo:font-variant="normal" fo:text-transform="none" style:text-position="0% 100%" style:font-name="Arial" fo:font-size="12pt" fo:language="pt" fo:country="BR" style:text-underline-style="none" fo:font-weight="normal" officeooo:rsid="00404664" style:font-size-asian="12pt"/>
    </style:style>
    <style:style style:name="T35" style:family="text">
      <style:text-properties fo:font-variant="normal" fo:text-transform="none" style:text-position="0% 100%" style:font-name="Arial" fo:font-size="12pt" fo:language="pt" fo:country="BR" style:text-underline-style="none" fo:font-weight="normal" officeooo:rsid="004650c6" style:font-size-asian="12pt"/>
    </style:style>
    <style:style style:name="T36" style:family="text">
      <style:text-properties fo:font-variant="normal" fo:text-transform="none" style:text-position="0% 100%" style:font-name="Arial" fo:font-size="12pt" fo:language="pt" fo:country="BR" style:text-underline-style="none" fo:font-weight="normal" officeooo:rsid="00465bad" style:font-size-asian="12pt"/>
    </style:style>
    <style:style style:name="T37" style:family="text">
      <style:text-properties fo:font-variant="normal" fo:text-transform="none" style:text-position="0% 100%" style:font-name="Arial" fo:font-size="12pt" fo:language="pt" fo:country="BR" style:text-underline-style="none" fo:font-weight="normal" officeooo:rsid="016e9a55" style:font-size-asian="12pt"/>
    </style:style>
    <style:style style:name="T38" style:family="text">
      <style:text-properties fo:font-variant="normal" fo:text-transform="none" style:text-position="0% 100%" style:font-name="Arial" fo:font-size="12pt" fo:language="pt" fo:country="BR" style:text-underline-style="none" fo:font-weight="normal" officeooo:rsid="003a5dbb" style:font-size-asian="12pt"/>
    </style:style>
    <style:style style:name="T39" style:family="text">
      <style:text-properties fo:font-variant="normal" fo:text-transform="none" style:text-position="0% 100%" style:font-name="Arial" fo:font-size="12pt" fo:language="pt" fo:country="BR" style:text-underline-style="none" fo:font-weight="normal" officeooo:rsid="004df3a1" style:font-size-asian="12pt"/>
    </style:style>
    <style:style style:name="T40" style:family="text">
      <style:text-properties fo:font-variant="normal" fo:text-transform="none" style:text-position="0% 100%" style:font-name="Arial" fo:font-size="12pt" fo:language="pt" fo:country="BR" style:text-underline-style="none" fo:font-weight="normal" officeooo:rsid="009ce83b" style:font-size-asian="12pt"/>
    </style:style>
    <style:style style:name="T41" style:family="text">
      <style:text-properties fo:font-variant="normal" fo:text-transform="none" style:text-position="0% 100%" style:font-name="Arial" fo:font-size="12pt" fo:language="pt" fo:country="BR" style:text-underline-style="none" fo:font-weight="normal" officeooo:rsid="004fcd91" style:font-size-asian="12pt"/>
    </style:style>
    <style:style style:name="T42" style:family="text">
      <style:text-properties fo:font-variant="normal" fo:text-transform="none" style:text-position="0% 100%" style:font-name="Arial" fo:font-size="12pt" fo:language="pt" fo:country="BR" style:text-underline-style="none" fo:font-weight="normal" officeooo:rsid="005d7377" style:font-size-asian="12pt"/>
    </style:style>
    <style:style style:name="T43" style:family="text">
      <style:text-properties fo:font-variant="normal" fo:text-transform="none" style:text-position="0% 100%" style:font-name="Arial" fo:font-size="12pt" fo:language="pt" fo:country="BR" style:text-underline-style="none" fo:font-weight="normal" officeooo:rsid="007a3deb" style:font-size-asian="12pt"/>
    </style:style>
    <style:style style:name="T44" style:family="text">
      <style:text-properties fo:font-variant="normal" fo:text-transform="none" style:text-position="0% 100%" style:font-name="Arial" fo:font-size="12pt" fo:language="pt" fo:country="BR" style:text-underline-style="none" fo:font-weight="normal" officeooo:rsid="005de42b" style:font-size-asian="12pt"/>
    </style:style>
    <style:style style:name="T45" style:family="text">
      <style:text-properties fo:font-variant="normal" fo:text-transform="none" style:text-position="0% 100%" style:font-name="Arial" fo:font-size="12pt" fo:language="pt" fo:country="BR" style:text-underline-style="none" fo:font-weight="normal" officeooo:rsid="00a00bf3" style:font-size-asian="12pt"/>
    </style:style>
    <style:style style:name="T46" style:family="text">
      <style:text-properties fo:font-variant="normal" fo:text-transform="none" style:text-position="0% 100%" style:font-name="Arial" fo:font-size="12pt" fo:language="pt" fo:country="BR" style:text-underline-style="none" fo:font-weight="normal" officeooo:rsid="00541352" style:font-size-asian="12pt"/>
    </style:style>
    <style:style style:name="T47" style:family="text">
      <style:text-properties fo:font-variant="normal" fo:text-transform="none" style:text-position="0% 100%" style:font-name="Arial" fo:font-size="12pt" fo:language="pt" fo:country="BR" style:text-underline-style="none" fo:font-weight="normal" officeooo:rsid="00587901" style:font-size-asian="12pt"/>
    </style:style>
    <style:style style:name="T48" style:family="text">
      <style:text-properties fo:font-variant="normal" fo:text-transform="none" style:text-position="0% 100%" style:font-name="Arial" fo:font-size="12pt" fo:language="pt" fo:country="BR" style:text-underline-style="none" fo:font-weight="normal" officeooo:rsid="0025acec" style:font-size-asian="12pt"/>
    </style:style>
    <style:style style:name="T49" style:family="text">
      <style:text-properties fo:font-variant="normal" fo:text-transform="none" style:text-position="0% 100%" style:font-name="Arial" fo:font-size="12pt" fo:language="pt" fo:country="BR" style:text-underline-style="none" fo:font-weight="normal" officeooo:rsid="0024772c" style:font-size-asian="12pt"/>
    </style:style>
    <style:style style:name="T50" style:family="text">
      <style:text-properties fo:font-variant="normal" fo:text-transform="none" style:text-position="0% 100%" style:font-name="Arial" fo:font-size="12pt" fo:language="pt" fo:country="BR" style:text-underline-style="none" fo:font-weight="normal" officeooo:rsid="000a29af" style:font-size-asian="12pt"/>
    </style:style>
    <style:style style:name="T51" style:family="text">
      <style:text-properties fo:font-variant="normal" fo:text-transform="none" style:text-position="0% 100%" style:font-name="Arial" fo:font-size="12pt" fo:language="pt" fo:country="BR" style:text-underline-style="none" fo:font-weight="normal" officeooo:rsid="003077dd" style:font-size-asian="12pt"/>
    </style:style>
    <style:style style:name="T52" style:family="text">
      <style:text-properties fo:font-variant="normal" fo:text-transform="none" style:text-position="0% 100%" style:font-name="Arial" fo:font-size="12pt" fo:language="pt" fo:country="BR" style:text-underline-style="none" fo:font-weight="normal" officeooo:rsid="003f5afb" style:font-size-asian="12pt"/>
    </style:style>
    <style:style style:name="T53" style:family="text">
      <style:text-properties fo:font-variant="normal" fo:text-transform="none" style:text-position="0% 100%" style:font-name="Arial" fo:font-size="12pt" fo:language="pt" fo:country="BR" style:text-underline-style="none" fo:font-weight="normal" officeooo:rsid="00989298" style:font-size-asian="12pt"/>
    </style:style>
    <style:style style:name="T54" style:family="text">
      <style:text-properties fo:font-variant="normal" fo:text-transform="none" style:text-position="0% 100%" style:font-name="Arial" fo:font-size="12pt" fo:language="pt" fo:country="BR" style:text-underline-style="none" fo:font-weight="normal" officeooo:rsid="003e3a42" style:font-size-asian="12pt"/>
    </style:style>
    <style:style style:name="T55" style:family="text">
      <style:text-properties fo:font-variant="normal" fo:text-transform="none" style:text-position="0% 100%" style:font-name="Arial" fo:font-size="12pt" fo:language="pt" fo:country="BR" style:text-underline-style="none" fo:font-weight="normal" officeooo:rsid="0027d537" style:font-size-asian="12pt"/>
    </style:style>
    <style:style style:name="T56" style:family="text">
      <style:text-properties fo:font-variant="normal" fo:text-transform="none" style:text-position="0% 100%" style:font-name="Arial" fo:font-size="12pt" fo:language="pt" fo:country="BR" fo:font-style="italic" style:text-underline-style="none" fo:font-weight="normal" officeooo:rsid="00541352" style:font-size-asian="12pt" style:font-style-asian="italic" style:font-style-complex="italic"/>
    </style:style>
    <style:style style:name="T57" style:family="text">
      <style:text-properties fo:font-variant="normal" fo:text-transform="none" style:text-position="0% 100%" style:font-name="Arial" fo:font-size="12pt" fo:language="pt" fo:country="BR" fo:font-style="italic" style:text-underline-style="none" fo:font-weight="normal" officeooo:rsid="00572432" style:font-size-asian="12pt" style:font-style-asian="italic" style:font-style-complex="italic"/>
    </style:style>
    <style:style style:name="T58" style:family="text">
      <style:text-properties fo:font-variant="normal" fo:text-transform="none" style:text-position="0% 100%" style:font-name="Arial" fo:font-size="12pt" fo:language="pt" fo:country="BR" fo:font-style="italic" style:text-underline-style="none" fo:font-weight="normal" officeooo:rsid="00a00bf3" style:font-size-asian="12pt" style:font-style-asian="italic" style:font-style-complex="italic"/>
    </style:style>
    <style:style style:name="T59" style:family="text">
      <style:text-properties fo:font-variant="normal" fo:text-transform="none" style:text-position="0% 100%" style:font-name="Arial" fo:font-size="12pt" fo:language="pt" fo:country="BR" fo:font-style="normal" style:text-underline-style="none" fo:font-weight="normal" officeooo:rsid="00541352" style:font-size-asian="12pt" style:font-style-asian="normal" style:font-style-complex="normal"/>
    </style:style>
    <style:style style:name="T60" style:family="text">
      <style:text-properties fo:font-variant="normal" fo:text-transform="none" style:text-position="0% 100%" style:font-name="Arial" fo:font-size="12pt" fo:language="pt" fo:country="BR" fo:font-style="normal" style:text-underline-style="none" fo:font-weight="normal" officeooo:rsid="00a00bf3" style:font-size-asian="12pt" style:font-style-asian="normal" style:font-style-complex="normal"/>
    </style:style>
    <style:style style:name="T61" style:family="text">
      <style:text-properties fo:font-variant="normal" fo:text-transform="none" style:text-position="0% 100%" style:font-name="Arial" fo:font-size="12pt" fo:language="pt" fo:country="BR" fo:font-style="normal" style:text-underline-style="none" fo:font-weight="normal" officeooo:rsid="00a3f291" style:font-size-asian="12pt" style:font-style-asian="normal" style:font-style-complex="normal"/>
    </style:style>
    <style:style style:name="T62" style:family="text">
      <style:text-properties fo:font-variant="normal" fo:text-transform="none" style:text-position="0% 100%" style:font-name="Arial" fo:font-size="12pt" fo:language="pt" fo:country="BR" fo:font-style="normal" style:text-underline-style="none" fo:font-weight="normal" officeooo:rsid="00550b0c" style:font-size-asian="12pt" style:font-style-asian="normal" style:font-style-complex="normal"/>
    </style:style>
    <style:style style:name="T63" style:family="text">
      <style:text-properties fo:font-variant="normal" fo:text-transform="none" style:text-position="0% 100%" style:font-name="Arial" fo:font-size="12pt" fo:language="pt" fo:country="BR" fo:font-style="normal" style:text-underline-style="none" fo:font-weight="normal" officeooo:rsid="016e9a55" style:font-size-asian="12pt" style:font-style-asian="normal" style:font-style-complex="normal"/>
    </style:style>
    <style:style style:name="T64" style:family="text">
      <style:text-properties fo:font-variant="normal" fo:text-transform="none" style:text-position="0% 100%" style:font-name="Arial" fo:font-size="12pt" fo:language="pt" fo:country="BR" fo:font-style="normal" style:text-underline-style="none" fo:font-weight="normal" officeooo:rsid="00a304d5" style:font-size-asian="12pt" style:font-style-asian="normal" style:font-style-complex="normal"/>
    </style:style>
    <style:style style:name="T65" style:family="text">
      <style:text-properties fo:font-variant="normal" fo:text-transform="none" style:text-position="0% 100%" style:font-name="Arial" fo:font-size="12pt" fo:language="pt" fo:country="BR" fo:font-style="normal" style:text-underline-style="none" fo:font-weight="normal" officeooo:rsid="012ec266" style:font-size-asian="12pt" style:font-style-asian="normal" style:font-style-complex="normal"/>
    </style:style>
    <style:style style:name="T66" style:family="text">
      <style:text-properties fo:font-variant="normal" fo:text-transform="none" style:text-position="0% 100%" style:font-name="Arial" fo:font-size="12pt" fo:language="pt" fo:country="BR" fo:font-style="normal" style:text-underline-style="none" fo:font-weight="normal" officeooo:rsid="004368aa" style:font-size-asian="12pt"/>
    </style:style>
    <style:style style:name="T67" style:family="text">
      <style:text-properties fo:font-variant="normal" fo:text-transform="none" style:text-position="0% 100%" fo:font-style="normal" style:text-underline-style="none" fo:font-weight="normal"/>
    </style:style>
    <style:style style:name="T68" style:family="text">
      <style:text-properties fo:font-variant="normal" fo:text-transform="none" style:text-position="0% 100%" style:font-name="Arial2" fo:font-style="normal" style:text-underline-style="none" fo:font-weight="normal" officeooo:rsid="0016836b" style:font-style-asian="normal" style:font-style-complex="normal"/>
    </style:style>
    <style:style style:name="T69" style:family="text">
      <style:text-properties fo:font-variant="normal" fo:text-transform="none" style:text-position="0% 100%" style:font-name="Arial2" fo:font-style="normal" style:text-underline-style="none" fo:font-weight="normal" officeooo:rsid="0016836b"/>
    </style:style>
    <style:style style:name="T70" style:family="text">
      <style:text-properties fo:font-style="italic" style:font-style-asian="italic" style:font-style-complex="italic"/>
    </style:style>
    <style:style style:name="T71" style:family="text">
      <style:text-properties fo:font-style="italic" officeooo:rsid="000dae29" style:font-style-asian="italic" style:font-style-complex="italic"/>
    </style:style>
    <style:style style:name="T72" style:family="text">
      <style:text-properties fo:font-style="italic" officeooo:rsid="005de42b" style:font-style-asian="italic" style:font-style-complex="italic"/>
    </style:style>
    <style:style style:name="T73" style:family="text">
      <style:text-properties fo:font-style="italic" officeooo:rsid="00127ea1"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0dae29" style:font-style-asian="normal" style:font-style-complex="normal"/>
    </style:style>
    <style:style style:name="T76" style:family="text">
      <style:text-properties fo:font-style="normal" officeooo:rsid="005de42b" style:font-style-asian="normal" style:font-style-complex="normal"/>
    </style:style>
    <style:style style:name="T77" style:family="text">
      <style:text-properties fo:font-style="normal" officeooo:rsid="001183aa" style:font-style-asian="normal" style:font-style-complex="normal"/>
    </style:style>
    <style:style style:name="T78" style:family="text">
      <style:text-properties fo:font-style="normal" officeooo:rsid="00138e7f" style:font-style-asian="normal" style:font-style-complex="normal"/>
    </style:style>
    <style:style style:name="T79" style:family="text">
      <style:text-properties fo:font-style="normal" officeooo:rsid="00127ea1" style:font-style-asian="normal" style:font-style-complex="normal"/>
    </style:style>
    <style:style style:name="T80" style:family="text">
      <style:text-properties fo:font-style="normal" officeooo:rsid="00153e01" style:font-style-asian="normal" style:font-style-complex="normal"/>
    </style:style>
    <style:style style:name="T81" style:family="text">
      <style:text-properties officeooo:rsid="003e3a42"/>
    </style:style>
    <style:style style:name="T82" style:family="text">
      <style:text-properties officeooo:rsid="005de42b"/>
    </style:style>
    <style:style style:name="T83" style:family="text">
      <style:text-properties officeooo:rsid="012b56a5"/>
    </style:style>
    <style:style style:name="T84" style:family="text">
      <style:text-properties fo:color="#000000" fo:font-style="italic" officeooo:rsid="005de42b" style:font-style-asian="italic"/>
    </style:style>
    <style:style style:name="T85" style:family="text">
      <style:text-properties fo:color="#000000" fo:font-style="normal" officeooo:rsid="005de42b" style:font-style-asian="normal" style:font-style-complex="normal"/>
    </style:style>
    <style:style style:name="T86" style:family="text">
      <style:text-properties fo:color="#000000" fo:font-style="normal" officeooo:rsid="012b56a5" style:font-style-asian="normal" style:font-style-complex="normal"/>
    </style:style>
    <style:style style:name="T87" style:family="text">
      <style:text-properties fo:color="#000000" style:font-name="Arial" fo:font-size="10pt" fo:font-style="normal" officeooo:rsid="01624f14" style:font-size-asian="10pt" style:font-style-asian="normal" style:font-size-complex="10pt" style:font-style-complex="normal"/>
    </style:style>
    <style:style style:name="T88" style:family="text">
      <style:text-properties style:font-name="Arial2" fo:language="pt" fo:country="BR" officeooo:rsid="000ee516"/>
    </style:style>
    <style:style style:name="T89" style:family="text">
      <style:text-properties style:font-name="Arial2" fo:font-style="normal" officeooo:rsid="00138e7f" style:font-style-asian="normal" style:font-style-complex="normal"/>
    </style:style>
    <style:style style:name="T90" style:family="text">
      <style:text-properties style:font-name="Arial2" fo:font-style="normal" officeooo:rsid="0016836b" style:font-style-asian="normal" style:font-style-complex="normal"/>
    </style:style>
    <style:style style:name="T91" style:family="text">
      <style:text-properties style:font-name="Arial2" officeooo:rsid="00166df8"/>
    </style:style>
    <style:style style:name="T92" style:family="text">
      <style:text-properties style:font-name="Arial2" officeooo:rsid="0016836b"/>
    </style:style>
    <style:style style:name="T93" style:family="text">
      <style:text-properties style:font-name="Arial2" officeooo:rsid="001876b8"/>
    </style:style>
    <style:style style:name="T94" style:family="text">
      <style:text-properties style:font-name="Arial2" officeooo:rsid="0018fba1"/>
    </style:style>
    <style:style style:name="T95" style:family="text">
      <style:text-properties style:font-name="Arial2" officeooo:rsid="00194277"/>
    </style:style>
    <style:style style:name="T96" style:family="text">
      <style:text-properties officeooo:rsid="001183aa"/>
    </style:style>
    <style:style style:name="T97" style:family="text">
      <style:text-properties fo:font-weight="bold" style:font-weight-asian="bold"/>
    </style:style>
    <style:style style:name="T98" style:family="text">
      <style:text-properties officeooo:rsid="00127ea1"/>
    </style:style>
    <style:style style:name="T99" style:family="text">
      <style:text-properties officeooo:rsid="00166df8"/>
    </style:style>
    <style:style style:name="T100" style:family="text">
      <style:text-properties officeooo:rsid="0016836b"/>
    </style:style>
    <style:style style:name="T101" style:family="text">
      <style:text-properties officeooo:rsid="001d2c47"/>
    </style:style>
    <style:style style:name="T102" style:family="text">
      <style:text-properties style:font-name="Arial1"/>
    </style:style>
    <style:style style:name="T103" style:family="text">
      <style:text-properties style:font-name="Arial1" officeooo:rsid="001c38fc"/>
    </style:style>
    <style:style style:name="T104" style:family="text">
      <style:text-properties style:font-name="Arial1" officeooo:rsid="001d2c47"/>
    </style:style>
    <style:style style:name="T105" style:family="text">
      <style:text-properties officeooo:rsid="001f19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Avaliação e desenvolvimento de sistemas de medição da rotação medial da escápula na comunidade da ciência da saúde</text:p>
      <text:p text:style-name="P3">I – Identificação da comunidade</text:p>
      <text:p text:style-name="P4"/>
      <text:p text:style-name="P5">Lucas Menghin Beraldo</text:p>
      <text:p text:style-name="P5"/>
      <text:h text:style-name="Heading_20_1" text:outline-level="1">Introdução</text:h>
      <text:p text:style-name="P9"><text:span text:style-name="T10">A atividade científica nas pesquisas em saúde é mediada por uma série de </text:span><text:span text:style-name="T13">procedimentos </text:span><text:span text:style-name="T10">formaliza</text:span><text:span text:style-name="T13">dos</text:span><text:span text:style-name="T10"> que vão desde o projeto até a divulgação </text:span><text:span text:style-name="T14">dos result</text:span><text:span text:style-name="T11">ad</text:span><text:span text:style-name="T14">os</text:span><text:span text:style-name="T10">. </text:span><text:span text:style-name="T48">No</text:span><text:span text:style-name="T49"> campo da medição em saúde tem destaque os guias elaborados pela iniciativa COSMIN</text:span><text:span text:style-name="T50"><text:note text:id="ftn1" text:note-class="footnote"><text:note-citation>1</text:note-citation><text:note-body><text:p text:style-name="P7"><text:span text:style-name="T9">COSMIN é uma iniciativa dedicada para a medição de desfechos de pacientes. O guia para revisões de sistemáticas é apenas um de seus documentos. COSMIN é o acrônimo para “</text:span><text:span text:style-name="T71">Consensus-based standards for the selection of health measurement instrument</text:span><text:span text:style-name="T75">”.</text:span></text:p></text:note-body></text:note></text:span><text:span text:style-name="T50">. </text:span><text:span text:style-name="T51">E</text:span><text:span text:style-name="T49">stes foram desenvolvidos com a perspectiva de oferecer uma formalização de procedimentos </text:span><text:span text:style-name="T52">e critérios</text:span><text:span text:style-name="T49"> para uma escolha adequada de instrumentos de medição em saúde </text:span><text:reference-mark-start text:name="ZOTERO_ITEM CSL_CITATION {&quot;citationID&quot;:&quot;ZV1LbICW&quot;,&quot;properties&quot;:{&quot;formattedCitation&quot;:&quot;(MOKKINK et al., 2006)&quot;,&quot;plainCitation&quot;:&quot;(MOKKINK et al., 2006)&quot;,&quot;noteIndex&quot;:0},&quot;citationItems&quot;:[{&quot;id&quot;:49,&quot;uris&quot;:[&quot;http://zotero.org/users/8796872/items/GZ73ZASG&quot;],&quot;itemData&quot;:{&quot;id&quot;:49,&quot;type&quot;:&quot;article-journal&quot;,&quot;abstract&quot;:&quot;Background: Choosing an adequate measurement instrument depends on the proposed use of the instrument, the concept to be measured, the measurement properties (e.g. internal consistency, reproducibility, content and construct validity, responsiveness, and interpretability), the requirements, the burden for subjects, and costs of the available instruments. As far as measurement properties are concerned, there are no sufficiently specific standards for the evaluation of measurement properties of instruments to measure health status, and also no explicit criteria for what constitutes good measurement properties. In this paper we describe the protocol for the COSMIN study, the objective of which is to develop a checklist that contains COnsensus-based Standards for the selection of health Measurement INstruments, including explicit criteria for satisfying these standards. We will focus on evaluative health related patient-reported outcomes (HR-PROs), i.e. patient-reported health measurement instruments used in a longitudinal design as an outcome measure, excluding health care related PROs, such as satisfaction with care or adherence. The COSMIN standards will be made available in the form of an easily applicable checklist. Method: An international Delphi study will be performed to reach consensus on which and how measurement properties should be assessed, and on criteria for good measurement properties. Two sources of input will be used for the Delphi study: (1) a systematic review of properties, standards and criteria of measurement properties found in systematic reviews of measurement instruments, and (2) an additional literature search of methodological articles presenting a comprehensive checklist of standards and criteria. The Delphi study will consist of four (written) Delphi rounds, with approximately 30 expert panel members with different backgrounds in clinical medicine, biostatistics, psychology, and epidemiology. The final checklist will subsequently be field-tested by assessing the inter-rater reproducibility of the checklist. Discussion: Since the study will mainly be anonymous, problems that are commonly encountered in face-to-face group meetings, such as the dominance of certain persons in the communication process, will be avoided. By performing a Delphi study and involving many experts, the likelihood that the checklist will have sufficient credibility to be accepted and implemented will increase. © 2006 Mokkink et al; licensee BioMed Central Ltd.&quot;,&quot;container-title&quot;:&quot;BMC Medical Research Methodology&quot;,&quot;DOI&quot;:&quot;10.1186/1471-2288-6-2&quot;,&quot;ISSN&quot;:&quot;14712288&quot;,&quot;note&quot;:&quot;PMID: 16433905&quot;,&quot;page&quot;:&quot;1-7&quot;,&quot;title&quot;:&quot;Protocol of the COSMIN study: COnsensus-based Standards for the selection of health Measurement INstruments&quot;,&quot;volume&quot;:&quot;6&quot;,&quot;author&quot;:[{&quot;family&quot;:&quot;Mokkink&quot;,&quot;given&quot;:&quot;L. B.&quot;},{&quot;family&quot;:&quot;Terwee&quot;,&quot;given&quot;:&quot;C. B.&quot;},{&quot;family&quot;:&quot;Knol&quot;,&quot;given&quot;:&quot;D. L.&quot;},{&quot;family&quot;:&quot;Stratford&quot;,&quot;given&quot;:&quot;P. W.&quot;},{&quot;family&quot;:&quot;Alonso&quot;,&quot;given&quot;:&quot;J.&quot;},{&quot;family&quot;:&quot;Patrick&quot;,&quot;given&quot;:&quot;D. L.&quot;},{&quot;family&quot;:&quot;Bouter&quot;,&quot;given&quot;:&quot;L. M.&quot;},{&quot;family&quot;:&quot;Vet&quot;,&quot;given&quot;:&quot;H. C. W. De&quot;}],&quot;issued&quot;:{&quot;date-parts&quot;:[[&quot;2006&quot;]]}}}],&quot;schema&quot;:&quot;https://github.com/citation-style-language/schema/raw/master/csl-citation.json&quot;} RNDo1oDSJW0vK"/><text:span text:style-name="T49">(MOKKINK et al., 2006)</text:span><text:reference-mark-end text:name="ZOTERO_ITEM CSL_CITATION {&quot;citationID&quot;:&quot;ZV1LbICW&quot;,&quot;properties&quot;:{&quot;formattedCitation&quot;:&quot;(MOKKINK et al., 2006)&quot;,&quot;plainCitation&quot;:&quot;(MOKKINK et al., 2006)&quot;,&quot;noteIndex&quot;:0},&quot;citationItems&quot;:[{&quot;id&quot;:49,&quot;uris&quot;:[&quot;http://zotero.org/users/8796872/items/GZ73ZASG&quot;],&quot;itemData&quot;:{&quot;id&quot;:49,&quot;type&quot;:&quot;article-journal&quot;,&quot;abstract&quot;:&quot;Background: Choosing an adequate measurement instrument depends on the proposed use of the instrument, the concept to be measured, the measurement properties (e.g. internal consistency, reproducibility, content and construct validity, responsiveness, and interpretability), the requirements, the burden for subjects, and costs of the available instruments. As far as measurement properties are concerned, there are no sufficiently specific standards for the evaluation of measurement properties of instruments to measure health status, and also no explicit criteria for what constitutes good measurement properties. In this paper we describe the protocol for the COSMIN study, the objective of which is to develop a checklist that contains COnsensus-based Standards for the selection of health Measurement INstruments, including explicit criteria for satisfying these standards. We will focus on evaluative health related patient-reported outcomes (HR-PROs), i.e. patient-reported health measurement instruments used in a longitudinal design as an outcome measure, excluding health care related PROs, such as satisfaction with care or adherence. The COSMIN standards will be made available in the form of an easily applicable checklist. Method: An international Delphi study will be performed to reach consensus on which and how measurement properties should be assessed, and on criteria for good measurement properties. Two sources of input will be used for the Delphi study: (1) a systematic review of properties, standards and criteria of measurement properties found in systematic reviews of measurement instruments, and (2) an additional literature search of methodological articles presenting a comprehensive checklist of standards and criteria. The Delphi study will consist of four (written) Delphi rounds, with approximately 30 expert panel members with different backgrounds in clinical medicine, biostatistics, psychology, and epidemiology. The final checklist will subsequently be field-tested by assessing the inter-rater reproducibility of the checklist. Discussion: Since the study will mainly be anonymous, problems that are commonly encountered in face-to-face group meetings, such as the dominance of certain persons in the communication process, will be avoided. By performing a Delphi study and involving many experts, the likelihood that the checklist will have sufficient credibility to be accepted and implemented will increase. © 2006 Mokkink et al; licensee BioMed Central Ltd.&quot;,&quot;container-title&quot;:&quot;BMC Medical Research Methodology&quot;,&quot;DOI&quot;:&quot;10.1186/1471-2288-6-2&quot;,&quot;ISSN&quot;:&quot;14712288&quot;,&quot;note&quot;:&quot;PMID: 16433905&quot;,&quot;page&quot;:&quot;1-7&quot;,&quot;title&quot;:&quot;Protocol of the COSMIN study: COnsensus-based Standards for the selection of health Measurement INstruments&quot;,&quot;volume&quot;:&quot;6&quot;,&quot;author&quot;:[{&quot;family&quot;:&quot;Mokkink&quot;,&quot;given&quot;:&quot;L. B.&quot;},{&quot;family&quot;:&quot;Terwee&quot;,&quot;given&quot;:&quot;C. B.&quot;},{&quot;family&quot;:&quot;Knol&quot;,&quot;given&quot;:&quot;D. L.&quot;},{&quot;family&quot;:&quot;Stratford&quot;,&quot;given&quot;:&quot;P. W.&quot;},{&quot;family&quot;:&quot;Alonso&quot;,&quot;given&quot;:&quot;J.&quot;},{&quot;family&quot;:&quot;Patrick&quot;,&quot;given&quot;:&quot;D. L.&quot;},{&quot;family&quot;:&quot;Bouter&quot;,&quot;given&quot;:&quot;L. M.&quot;},{&quot;family&quot;:&quot;Vet&quot;,&quot;given&quot;:&quot;H. C. W. De&quot;}],&quot;issued&quot;:{&quot;date-parts&quot;:[[&quot;2006&quot;]]}}}],&quot;schema&quot;:&quot;https://github.com/citation-style-language/schema/raw/master/csl-citation.json&quot;} RNDo1oDSJW0vK"/><text:span text:style-name="T49">. <text:s/></text:span><text:span text:style-name="T53">Os guias se baseiam no consenso entre especialistas, o qual foi atingido a partir da metodologia delphi</text:span><text:span text:style-name="T54"><text:note text:id="ftn2" text:note-class="footnote"><text:note-citation>2</text:note-citation><text:note-body><text:p text:style-name="P7"><text:span text:style-name="T81">Nela um painel de especialistas manifestam suas opiniões sobre um assunto através de questionários anônimos. Esses são enviados em rodadas sucessivas havendo uma mediação por um comitê organizador buscando-se o consenso entre os painelistas </text:span><text:reference-mark-start text:name="ZOTERO_ITEM CSL_CITATION {&quot;citationID&quot;:&quot;FmBCLTvj&quot;,&quot;properties&quot;:{&quot;formattedCitation&quot;:&quot;(POWELL, 2003)&quot;,&quot;plainCitation&quot;:&quot;(POWELL, 2003)&quot;,&quot;noteIndex&quot;:2},&quot;citationItems&quot;:[{&quot;id&quot;:241,&quot;uris&quot;:[&quot;http://zotero.org/users/8796872/items/6A4TJ35G&quot;],&quot;itemData&quot;:{&quot;id&quot;:241,&quot;type&quot;:&quot;article-journal&quot;,&quot;abstract&quot;:&quot;AIMS: To outline the key concepts and principles of the Delphi technique.\nMETHODS: Reference is made to a selection of studies that illustrate a variety of methodological interpretations. Drawing on Heshusius's concept of 'goodness criteria', particular emphasis is given to the question of scientific merit and means of evaluation.\nCONCLUSIONS: Although the technique should be used with caution, it appears to be an established method of harnessing the opinions of an often diverse group of experts on practice-related problems.&quot;,&quot;container-title&quot;:&quot;Journal of Advanced Nursing&quot;,&quot;DOI&quot;:&quot;10.1046/j.1365-2648.2003.02537.x&quot;,&quot;ISSN&quot;:&quot;0309-2402&quot;,&quot;issue&quot;:&quot;4&quot;,&quot;journalAbbreviation&quot;:&quot;J Adv Nurs&quot;,&quot;language&quot;:&quot;eng&quot;,&quot;note&quot;:&quot;PMID: 12581103&quot;,&quot;page&quot;:&quot;376-382&quot;,&quot;source&quot;:&quot;PubMed&quot;,&quot;title&quot;:&quot;The Delphi technique: myths and realities&quot;,&quot;title-short&quot;:&quot;The Delphi technique&quot;,&quot;volume&quot;:&quot;41&quot;,&quot;author&quot;:[{&quot;family&quot;:&quot;Powell&quot;,&quot;given&quot;:&quot;Catherine&quot;}],&quot;issued&quot;:{&quot;date-parts&quot;:[[&quot;2003&quot;,2]]}}}],&quot;schema&quot;:&quot;https://github.com/citation-style-language/schema/raw/master/csl-citation.json&quot;} RNDjQlUujlndb"/><text:span text:style-name="T81">(POWELL, 2003)</text:span><text:reference-mark-end text:name="ZOTERO_ITEM CSL_CITATION {&quot;citationID&quot;:&quot;FmBCLTvj&quot;,&quot;properties&quot;:{&quot;formattedCitation&quot;:&quot;(POWELL, 2003)&quot;,&quot;plainCitation&quot;:&quot;(POWELL, 2003)&quot;,&quot;noteIndex&quot;:2},&quot;citationItems&quot;:[{&quot;id&quot;:241,&quot;uris&quot;:[&quot;http://zotero.org/users/8796872/items/6A4TJ35G&quot;],&quot;itemData&quot;:{&quot;id&quot;:241,&quot;type&quot;:&quot;article-journal&quot;,&quot;abstract&quot;:&quot;AIMS: To outline the key concepts and principles of the Delphi technique.\nMETHODS: Reference is made to a selection of studies that illustrate a variety of methodological interpretations. Drawing on Heshusius's concept of 'goodness criteria', particular emphasis is given to the question of scientific merit and means of evaluation.\nCONCLUSIONS: Although the technique should be used with caution, it appears to be an established method of harnessing the opinions of an often diverse group of experts on practice-related problems.&quot;,&quot;container-title&quot;:&quot;Journal of Advanced Nursing&quot;,&quot;DOI&quot;:&quot;10.1046/j.1365-2648.2003.02537.x&quot;,&quot;ISSN&quot;:&quot;0309-2402&quot;,&quot;issue&quot;:&quot;4&quot;,&quot;journalAbbreviation&quot;:&quot;J Adv Nurs&quot;,&quot;language&quot;:&quot;eng&quot;,&quot;note&quot;:&quot;PMID: 12581103&quot;,&quot;page&quot;:&quot;376-382&quot;,&quot;source&quot;:&quot;PubMed&quot;,&quot;title&quot;:&quot;The Delphi technique: myths and realities&quot;,&quot;title-short&quot;:&quot;The Delphi technique&quot;,&quot;volume&quot;:&quot;41&quot;,&quot;author&quot;:[{&quot;family&quot;:&quot;Powell&quot;,&quot;given&quot;:&quot;Catherine&quot;}],&quot;issued&quot;:{&quot;date-parts&quot;:[[&quot;2003&quot;,2]]}}}],&quot;schema&quot;:&quot;https://github.com/citation-style-language/schema/raw/master/csl-citation.json&quot;} RNDjQlUujlndb"/><text:span text:style-name="T81">.</text:span></text:p></text:note-body></text:note></text:span><text:span text:style-name="T55"> </text:span><text:reference-mark-start text:name="ZOTERO_ITEM CSL_CITATION {&quot;citationID&quot;:&quot;DGX5M5zY&quot;,&quot;properties&quot;:{&quot;formattedCitation&quot;:&quot;(MOKKINK et al., 2010a, 2010b, 2020; PRINSEN et al., 2016; TERWEE et al., 2018)&quot;,&quot;plainCitation&quot;:&quot;(MOKKINK et al., 2010a, 2010b, 2020; PRINSEN et al., 2016; TERWEE et al., 2018)&quot;,&quot;noteIndex&quot;:0},&quot;citationItems&quot;:[{&quot;id&quot;:69,&quot;uris&quot;:[&quot;http://zotero.org/users/8796872/items/8J2LAL7Q&quot;],&quot;itemData&quot;:{&quot;id&quot;:69,&quot;type&quot;:&quot;article-journal&quot;,&quot;abstract&quot;:&quot;Background: Scores on an outcome measurement instrument depend on the type and settings of the instrument used, how instructions are given to patients, how professionals administer and score the instrument, etc. The impact of all these sources of variation on scores can be assessed in studies on reliability and measurement error, if properly designed and analyzed. The aim of this study was to develop standards to assess the quality of studies on reliability and measurement error of clinician-reported outcome measurement instruments, performance-based outcome measurement instrument, and laboratory values. Methods: We conducted a 3-round Delphi study involving 52 panelists. Results: Consensus was reached on how a comprehensive research question can be deduced from the design of a reliability study to determine how the results of a study inform us about the quality of the outcome measurement instrument at issue. Consensus was reached on components of outcome measurement instruments, i.e. the potential sources of variation. Next, we reached consensus on standards on design requirements (n = 5), standards on preferred statistical methods for reliability (n = 3) and measurement error (n = 2), and their ratings on a four-point scale. There was one term for a component and one rating of one standard on which no consensus was reached, and therefore required a decision by the steering committee. Conclusion: We developed a tool that enables researchers with and without thorough knowledge on measurement properties to assess the quality of a study on reliability and measurement error of outcome measurement instruments.&quot;,&quot;container-title&quot;:&quot;BMC Medical Research Methodology&quot;,&quot;DOI&quot;:&quot;10.1186/s12874-020-01179-5&quot;,&quot;ISSN&quot;:&quot;14712288&quot;,&quot;issue&quot;:&quot;1&quot;,&quot;note&quot;:&quot;publisher: BMC Medical Research Methodology\nPMID: 33267819&quot;,&quot;page&quot;:&quot;1-13&quot;,&quot;title&quot;:&quot;COSMIN Risk of Bias tool to assess the quality of studies on reliability or measurement error of outcome measurement instruments: a Delphi study&quot;,&quot;volume&quot;:&quot;20&quot;,&quot;author&quot;:[{&quot;family&quot;:&quot;Mokkink&quot;,&quot;given&quot;:&quot;L. B.&quot;},{&quot;family&quot;:&quot;Boers&quot;,&quot;given&quot;:&quot;M.&quot;},{&quot;family&quot;:&quot;Vleuten&quot;,&quot;given&quot;:&quot;C. P. M.&quot;,&quot;dropping-particle&quot;:&quot;van der&quot;},{&quot;family&quot;:&quot;Bouter&quot;,&quot;given&quot;:&quot;L. M.&quot;},{&quot;family&quot;:&quot;Alonso&quot;,&quot;given&quot;:&quot;J.&quot;},{&quot;family&quot;:&quot;Patrick&quot;,&quot;given&quot;:&quot;D. L.&quot;},{&quot;family&quot;:&quot;Vet&quot;,&quot;given&quot;:&quot;H. C. W.&quot;,&quot;dropping-particle&quot;:&quot;de&quot;},{&quot;family&quot;:&quot;Terwee&quot;,&quot;given&quot;:&quot;C. B.&quot;}],&quot;issued&quot;:{&quot;date-parts&quot;:[[&quot;2020&quot;]]}}},{&quot;id&quot;:40,&quot;uris&quot;:[&quot;http://zotero.org/users/8796872/items/TZ35LVNR&quot;],&quot;itemData&quot;:{&quot;id&quot;:40,&quot;type&quot;:&quot;article-journal&quot;,&quot;abstract&quot;:&quot;Objective: Lack of consensus on taxonomy, terminology, and definitions has led to confusion about which measurement properties are relevant and which concepts they represent. The aim was to clarify and standardize terminology and definitions of measurement properties by reaching consensus among a group of experts and to develop a taxonomy of measurement properties relevant for evaluating health instruments. Study Design and Setting: An international Delphi study with four written rounds was performed. Participating experts had a background in epidemiology, statistics, psychology, and clinical medicine. The panel was asked to rate their (dis)agreement about proposals on a five-point scale. Consensus was considered to be reached when at least 67% of the panel agreed. Results: Of 91 invited experts, 57 agreed to participate and 43 actually participated. Consensus was reached on positions of measurement properties in the taxonomy (68-84%), terminology (74-88%, except for structural validity [56%]), and definitions of measurement properties (68-88%). The panel extensively discussed the positions of internal consistency and responsiveness in the taxonomy, the terms \&quot;reliability\&quot; and \&quot;structural validity,\&quot; and the definitions of internal consistency and reliability. Conclusions: Consensus on taxonomy, terminology, and definitions of measurement properties was reached. Hopefully, this will lead to a more uniform use of terms and definitions in the literature on measurement properties. © 2010 Elsevier Inc. All rights reserved.&quot;,&quot;container-title&quot;:&quot;Journal of Clinical Epidemiology&quot;,&quot;DOI&quot;:&quot;10.1016/j.jclinepi.2010.02.006&quot;,&quot;ISSN&quot;:&quot;08954356&quot;,&quot;issue&quot;:&quot;7&quot;,&quot;note&quot;:&quot;ISBN: 3120444677\nPMID: 20494804&quot;,&quot;page&quot;:&quot;737-745&quot;,&quot;title&quot;:&quot;The COSMIN study reached international consensus on taxonomy, terminology, and definitions of measurement properties for health-related patient-reported outcomes&quot;,&quot;volume&quot;:&quot;63&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quot;,&quot;dropping-particle&quot;:&quot;de&quot;}],&quot;issued&quot;:{&quot;date-parts&quot;:[[&quot;2010&quot;]]}}},{&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2,&quot;uris&quot;:[&quot;http://zotero.org/users/8796872/items/KMU2AB5K&quot;],&quot;itemData&quot;:{&quot;id&quot;:42,&quot;type&quot;:&quot;article-journal&quot;,&quot;abstract&quot;:&quot;Background: In cooperation with the Core Outcome Measures in Effectiveness Trials (COMET) initiative, the COnsensus-based Standards for the selection of health Measurement INstruments (COSMIN) initiative aimed to develop a guideline on how to select outcome measurement instruments for outcomes (i.e., constructs or domains) included in a \&quot;Core Outcome Set\&quot; (COS). A COS is an agreed minimum set of outcomes that should be measured and reported in all clinical trials of a specific disease or trial population. Methods: Informed by a literature review to identify potentially relevant tasks on outcome measurement instrument selection, a Delphi study was performed among a panel of international experts, representing diverse stakeholders. In three consecutive rounds, panelists were asked to rate the importance of different tasks in the selection of outcome measurement instruments, to justify their choices, and to add other relevant tasks. Consensus was defined as being achieved when 70 % or more of the panelists agreed and when fewer than 15 % of the panelists disagreed. Results: Of the 481 invited experts, 120 agreed to participate of whom 95 (79 %) completed the first Delphi questionnaire. We reached consensus on four main steps in the selection of outcome measurement instruments for COS: Step 1, conceptual considerations; Step 2, finding existing outcome measurement instruments, by means of a systematic review and/or a literature search; Step 3, quality assessment of outcome measurement instruments, by means of the evaluation of the measurement properties and feasibility aspects of outcome measurement instruments; and Step 4, generic recommendations on the selection of outcome measurement instruments for outcomes included in a COS (consensus ranged from 70 to 99 %). Conclusions: This study resulted in a consensus-based guideline on the methods for selecting outcome measurement instruments for outcomes included in a COS. This guideline can be used by COS developers in defining how to measure core outcomes.&quot;,&quot;container-title&quot;:&quot;Trials&quot;,&quot;DOI&quot;:&quot;10.1186/s13063-016-1555-2&quot;,&quot;ISSN&quot;:&quot;17456215&quot;,&quot;issue&quot;:&quot;1&quot;,&quot;note&quot;:&quot;publisher: Trials&quot;,&quot;page&quot;:&quot;1-10&quot;,&quot;title&quot;:&quot;How to select outcome measurement instruments for outcomes included in a \&quot;Core Outcome Set\&quot; - a practical guideline&quot;,&quot;volume&quot;:&quot;17&quot;,&quot;author&quot;:[{&quot;family&quot;:&quot;Prinsen&quot;,&quot;given&quot;:&quot;Cecilia A. C.&quot;},{&quot;family&quot;:&quot;Vohra&quot;,&quot;given&quot;:&quot;Sunita&quot;},{&quot;family&quot;:&quot;Rose&quot;,&quot;given&quot;:&quot;Michael R.&quot;},{&quot;family&quot;:&quot;Boers&quot;,&quot;given&quot;:&quot;Maarten&quot;},{&quot;family&quot;:&quot;Tugwell&quot;,&quot;given&quot;:&quot;Peter&quot;},{&quot;family&quot;:&quot;Clarke&quot;,&quot;given&quot;:&quot;Mike&quot;},{&quot;family&quot;:&quot;Williamson&quot;,&quot;given&quot;:&quot;Paula R.&quot;},{&quot;family&quot;:&quot;Terwee&quot;,&quot;given&quot;:&quot;Caroline B.&quot;}],&quot;issued&quot;:{&quot;date-parts&quot;:[[&quot;2016&quot;]]}}},{&quot;id&quot;:47,&quot;uris&quot;:[&quot;http://zotero.org/users/8796872/items/Y9B45JU5&quot;],&quot;itemData&quot;:{&quot;id&quot;:47,&quot;type&quot;:&quot;article-journal&quot;,&quot;abstract&quot;:&quot;Background: Content validity is the most important measurement property of a patient-reported outcome measure (PROM) and the most challenging to assess. Our aims were to: (1) develop standards for evaluating the quality of PROM development; (2) update the original COSMIN standards for assessing the quality of content validity studies of PROMs; (3) develop criteria for what constitutes good content validity of PROMs, and (4) develop a rating system for summarizing the evidence on a PROM’s content validity and grading the quality of the evidence in systematic reviews of PROMs. Methods: An online 4-round Delphi study was performed among 159 experts from 21 countries. Panelists rated the degree to which they (dis)agreed to proposed standards, criteria, and rating issues on 5-point rating scales (‘strongly disagree’ to ‘strongly agree’), and provided arguments for their ratings. Results: Discussion focused on sample size requirements, recording and field notes, transcribing cognitive interviews, and data coding. After four rounds, the required 67% consensus was reached on all standards, criteria, and rating issues. After pilot-testing, the steering committee made some final changes. Ten criteria for good content validity were defined regarding item relevance, appropriateness of response options and recall period, comprehensiveness, and comprehensibility of the PROM. Discussion: The consensus-based COSMIN methodology for content validity is more detailed, standardized, and transparent than earlier published guidelines, including the previous COSMIN standards. This methodology can contribute to the selection and use of high-quality PROMs in research and clinical practice.&quot;,&quot;container-title&quot;:&quot;Quality of Life Research&quot;,&quot;DOI&quot;:&quot;10.1007/s11136-018-1829-0&quot;,&quot;ISSN&quot;:&quot;15732649&quot;,&quot;issue&quot;:&quot;5&quot;,&quot;note&quot;:&quot;ISBN: 0123456789\npublisher: Springer International Publishing\nPMID: 29550964&quot;,&quot;page&quot;:&quot;1159-1170&quot;,&quot;title&quot;:&quot;COSMIN methodology for evaluating the content validity of patient-reported outcome measures: a Delphi study&quot;,&quot;volume&quot;:&quot;27&quot;,&quot;author&quot;:[{&quot;family&quot;:&quot;Terwee&quot;,&quot;given&quot;:&quot;C. B.&quot;},{&quot;family&quot;:&quot;Prinsen&quot;,&quot;given&quot;:&quot;C. A. C.&quot;},{&quot;family&quot;:&quot;Chiarotto&quot;,&quot;given&quot;:&quot;A.&quot;},{&quot;family&quot;:&quot;Westerman&quot;,&quot;given&quot;:&quot;M. J.&quot;},{&quot;family&quot;:&quot;Patrick&quot;,&quot;given&quot;:&quot;D. L.&quot;},{&quot;family&quot;:&quot;Alonso&quot;,&quot;given&quot;:&quot;J.&quot;},{&quot;family&quot;:&quot;Bouter&quot;,&quot;given&quot;:&quot;L. M.&quot;},{&quot;family&quot;:&quot;Vet&quot;,&quot;given&quot;:&quot;H. C. W.&quot;,&quot;dropping-particle&quot;:&quot;de&quot;},{&quot;family&quot;:&quot;Mokkink&quot;,&quot;given&quot;:&quot;L. B.&quot;}],&quot;issued&quot;:{&quot;date-parts&quot;:[[&quot;2018&quot;]]}}}],&quot;schema&quot;:&quot;https://github.com/citation-style-language/schema/raw/master/csl-citation.json&quot;} RNDIGY4NmZ2rt"/><text:span text:style-name="T49">(MOKKINK et al., 2010a, 2010b, 2020; PRINSEN et al., 2016; TERWEE et al., 2018)</text:span><text:reference-mark-end text:name="ZOTERO_ITEM CSL_CITATION {&quot;citationID&quot;:&quot;DGX5M5zY&quot;,&quot;properties&quot;:{&quot;formattedCitation&quot;:&quot;(MOKKINK et al., 2010a, 2010b, 2020; PRINSEN et al., 2016; TERWEE et al., 2018)&quot;,&quot;plainCitation&quot;:&quot;(MOKKINK et al., 2010a, 2010b, 2020; PRINSEN et al., 2016; TERWEE et al., 2018)&quot;,&quot;noteIndex&quot;:0},&quot;citationItems&quot;:[{&quot;id&quot;:69,&quot;uris&quot;:[&quot;http://zotero.org/users/8796872/items/8J2LAL7Q&quot;],&quot;itemData&quot;:{&quot;id&quot;:69,&quot;type&quot;:&quot;article-journal&quot;,&quot;abstract&quot;:&quot;Background: Scores on an outcome measurement instrument depend on the type and settings of the instrument used, how instructions are given to patients, how professionals administer and score the instrument, etc. The impact of all these sources of variation on scores can be assessed in studies on reliability and measurement error, if properly designed and analyzed. The aim of this study was to develop standards to assess the quality of studies on reliability and measurement error of clinician-reported outcome measurement instruments, performance-based outcome measurement instrument, and laboratory values. Methods: We conducted a 3-round Delphi study involving 52 panelists. Results: Consensus was reached on how a comprehensive research question can be deduced from the design of a reliability study to determine how the results of a study inform us about the quality of the outcome measurement instrument at issue. Consensus was reached on components of outcome measurement instruments, i.e. the potential sources of variation. Next, we reached consensus on standards on design requirements (n = 5), standards on preferred statistical methods for reliability (n = 3) and measurement error (n = 2), and their ratings on a four-point scale. There was one term for a component and one rating of one standard on which no consensus was reached, and therefore required a decision by the steering committee. Conclusion: We developed a tool that enables researchers with and without thorough knowledge on measurement properties to assess the quality of a study on reliability and measurement error of outcome measurement instruments.&quot;,&quot;container-title&quot;:&quot;BMC Medical Research Methodology&quot;,&quot;DOI&quot;:&quot;10.1186/s12874-020-01179-5&quot;,&quot;ISSN&quot;:&quot;14712288&quot;,&quot;issue&quot;:&quot;1&quot;,&quot;note&quot;:&quot;publisher: BMC Medical Research Methodology\nPMID: 33267819&quot;,&quot;page&quot;:&quot;1-13&quot;,&quot;title&quot;:&quot;COSMIN Risk of Bias tool to assess the quality of studies on reliability or measurement error of outcome measurement instruments: a Delphi study&quot;,&quot;volume&quot;:&quot;20&quot;,&quot;author&quot;:[{&quot;family&quot;:&quot;Mokkink&quot;,&quot;given&quot;:&quot;L. B.&quot;},{&quot;family&quot;:&quot;Boers&quot;,&quot;given&quot;:&quot;M.&quot;},{&quot;family&quot;:&quot;Vleuten&quot;,&quot;given&quot;:&quot;C. P. M.&quot;,&quot;dropping-particle&quot;:&quot;van der&quot;},{&quot;family&quot;:&quot;Bouter&quot;,&quot;given&quot;:&quot;L. M.&quot;},{&quot;family&quot;:&quot;Alonso&quot;,&quot;given&quot;:&quot;J.&quot;},{&quot;family&quot;:&quot;Patrick&quot;,&quot;given&quot;:&quot;D. L.&quot;},{&quot;family&quot;:&quot;Vet&quot;,&quot;given&quot;:&quot;H. C. W.&quot;,&quot;dropping-particle&quot;:&quot;de&quot;},{&quot;family&quot;:&quot;Terwee&quot;,&quot;given&quot;:&quot;C. B.&quot;}],&quot;issued&quot;:{&quot;date-parts&quot;:[[&quot;2020&quot;]]}}},{&quot;id&quot;:40,&quot;uris&quot;:[&quot;http://zotero.org/users/8796872/items/TZ35LVNR&quot;],&quot;itemData&quot;:{&quot;id&quot;:40,&quot;type&quot;:&quot;article-journal&quot;,&quot;abstract&quot;:&quot;Objective: Lack of consensus on taxonomy, terminology, and definitions has led to confusion about which measurement properties are relevant and which concepts they represent. The aim was to clarify and standardize terminology and definitions of measurement properties by reaching consensus among a group of experts and to develop a taxonomy of measurement properties relevant for evaluating health instruments. Study Design and Setting: An international Delphi study with four written rounds was performed. Participating experts had a background in epidemiology, statistics, psychology, and clinical medicine. The panel was asked to rate their (dis)agreement about proposals on a five-point scale. Consensus was considered to be reached when at least 67% of the panel agreed. Results: Of 91 invited experts, 57 agreed to participate and 43 actually participated. Consensus was reached on positions of measurement properties in the taxonomy (68-84%), terminology (74-88%, except for structural validity [56%]), and definitions of measurement properties (68-88%). The panel extensively discussed the positions of internal consistency and responsiveness in the taxonomy, the terms \&quot;reliability\&quot; and \&quot;structural validity,\&quot; and the definitions of internal consistency and reliability. Conclusions: Consensus on taxonomy, terminology, and definitions of measurement properties was reached. Hopefully, this will lead to a more uniform use of terms and definitions in the literature on measurement properties. © 2010 Elsevier Inc. All rights reserved.&quot;,&quot;container-title&quot;:&quot;Journal of Clinical Epidemiology&quot;,&quot;DOI&quot;:&quot;10.1016/j.jclinepi.2010.02.006&quot;,&quot;ISSN&quot;:&quot;08954356&quot;,&quot;issue&quot;:&quot;7&quot;,&quot;note&quot;:&quot;ISBN: 3120444677\nPMID: 20494804&quot;,&quot;page&quot;:&quot;737-745&quot;,&quot;title&quot;:&quot;The COSMIN study reached international consensus on taxonomy, terminology, and definitions of measurement properties for health-related patient-reported outcomes&quot;,&quot;volume&quot;:&quot;63&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quot;,&quot;dropping-particle&quot;:&quot;de&quot;}],&quot;issued&quot;:{&quot;date-parts&quot;:[[&quot;2010&quot;]]}}},{&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2,&quot;uris&quot;:[&quot;http://zotero.org/users/8796872/items/KMU2AB5K&quot;],&quot;itemData&quot;:{&quot;id&quot;:42,&quot;type&quot;:&quot;article-journal&quot;,&quot;abstract&quot;:&quot;Background: In cooperation with the Core Outcome Measures in Effectiveness Trials (COMET) initiative, the COnsensus-based Standards for the selection of health Measurement INstruments (COSMIN) initiative aimed to develop a guideline on how to select outcome measurement instruments for outcomes (i.e., constructs or domains) included in a \&quot;Core Outcome Set\&quot; (COS). A COS is an agreed minimum set of outcomes that should be measured and reported in all clinical trials of a specific disease or trial population. Methods: Informed by a literature review to identify potentially relevant tasks on outcome measurement instrument selection, a Delphi study was performed among a panel of international experts, representing diverse stakeholders. In three consecutive rounds, panelists were asked to rate the importance of different tasks in the selection of outcome measurement instruments, to justify their choices, and to add other relevant tasks. Consensus was defined as being achieved when 70 % or more of the panelists agreed and when fewer than 15 % of the panelists disagreed. Results: Of the 481 invited experts, 120 agreed to participate of whom 95 (79 %) completed the first Delphi questionnaire. We reached consensus on four main steps in the selection of outcome measurement instruments for COS: Step 1, conceptual considerations; Step 2, finding existing outcome measurement instruments, by means of a systematic review and/or a literature search; Step 3, quality assessment of outcome measurement instruments, by means of the evaluation of the measurement properties and feasibility aspects of outcome measurement instruments; and Step 4, generic recommendations on the selection of outcome measurement instruments for outcomes included in a COS (consensus ranged from 70 to 99 %). Conclusions: This study resulted in a consensus-based guideline on the methods for selecting outcome measurement instruments for outcomes included in a COS. This guideline can be used by COS developers in defining how to measure core outcomes.&quot;,&quot;container-title&quot;:&quot;Trials&quot;,&quot;DOI&quot;:&quot;10.1186/s13063-016-1555-2&quot;,&quot;ISSN&quot;:&quot;17456215&quot;,&quot;issue&quot;:&quot;1&quot;,&quot;note&quot;:&quot;publisher: Trials&quot;,&quot;page&quot;:&quot;1-10&quot;,&quot;title&quot;:&quot;How to select outcome measurement instruments for outcomes included in a \&quot;Core Outcome Set\&quot; - a practical guideline&quot;,&quot;volume&quot;:&quot;17&quot;,&quot;author&quot;:[{&quot;family&quot;:&quot;Prinsen&quot;,&quot;given&quot;:&quot;Cecilia A. C.&quot;},{&quot;family&quot;:&quot;Vohra&quot;,&quot;given&quot;:&quot;Sunita&quot;},{&quot;family&quot;:&quot;Rose&quot;,&quot;given&quot;:&quot;Michael R.&quot;},{&quot;family&quot;:&quot;Boers&quot;,&quot;given&quot;:&quot;Maarten&quot;},{&quot;family&quot;:&quot;Tugwell&quot;,&quot;given&quot;:&quot;Peter&quot;},{&quot;family&quot;:&quot;Clarke&quot;,&quot;given&quot;:&quot;Mike&quot;},{&quot;family&quot;:&quot;Williamson&quot;,&quot;given&quot;:&quot;Paula R.&quot;},{&quot;family&quot;:&quot;Terwee&quot;,&quot;given&quot;:&quot;Caroline B.&quot;}],&quot;issued&quot;:{&quot;date-parts&quot;:[[&quot;2016&quot;]]}}},{&quot;id&quot;:47,&quot;uris&quot;:[&quot;http://zotero.org/users/8796872/items/Y9B45JU5&quot;],&quot;itemData&quot;:{&quot;id&quot;:47,&quot;type&quot;:&quot;article-journal&quot;,&quot;abstract&quot;:&quot;Background: Content validity is the most important measurement property of a patient-reported outcome measure (PROM) and the most challenging to assess. Our aims were to: (1) develop standards for evaluating the quality of PROM development; (2) update the original COSMIN standards for assessing the quality of content validity studies of PROMs; (3) develop criteria for what constitutes good content validity of PROMs, and (4) develop a rating system for summarizing the evidence on a PROM’s content validity and grading the quality of the evidence in systematic reviews of PROMs. Methods: An online 4-round Delphi study was performed among 159 experts from 21 countries. Panelists rated the degree to which they (dis)agreed to proposed standards, criteria, and rating issues on 5-point rating scales (‘strongly disagree’ to ‘strongly agree’), and provided arguments for their ratings. Results: Discussion focused on sample size requirements, recording and field notes, transcribing cognitive interviews, and data coding. After four rounds, the required 67% consensus was reached on all standards, criteria, and rating issues. After pilot-testing, the steering committee made some final changes. Ten criteria for good content validity were defined regarding item relevance, appropriateness of response options and recall period, comprehensiveness, and comprehensibility of the PROM. Discussion: The consensus-based COSMIN methodology for content validity is more detailed, standardized, and transparent than earlier published guidelines, including the previous COSMIN standards. This methodology can contribute to the selection and use of high-quality PROMs in research and clinical practice.&quot;,&quot;container-title&quot;:&quot;Quality of Life Research&quot;,&quot;DOI&quot;:&quot;10.1007/s11136-018-1829-0&quot;,&quot;ISSN&quot;:&quot;15732649&quot;,&quot;issue&quot;:&quot;5&quot;,&quot;note&quot;:&quot;ISBN: 0123456789\npublisher: Springer International Publishing\nPMID: 29550964&quot;,&quot;page&quot;:&quot;1159-1170&quot;,&quot;title&quot;:&quot;COSMIN methodology for evaluating the content validity of patient-reported outcome measures: a Delphi study&quot;,&quot;volume&quot;:&quot;27&quot;,&quot;author&quot;:[{&quot;family&quot;:&quot;Terwee&quot;,&quot;given&quot;:&quot;C. B.&quot;},{&quot;family&quot;:&quot;Prinsen&quot;,&quot;given&quot;:&quot;C. A. C.&quot;},{&quot;family&quot;:&quot;Chiarotto&quot;,&quot;given&quot;:&quot;A.&quot;},{&quot;family&quot;:&quot;Westerman&quot;,&quot;given&quot;:&quot;M. J.&quot;},{&quot;family&quot;:&quot;Patrick&quot;,&quot;given&quot;:&quot;D. L.&quot;},{&quot;family&quot;:&quot;Alonso&quot;,&quot;given&quot;:&quot;J.&quot;},{&quot;family&quot;:&quot;Bouter&quot;,&quot;given&quot;:&quot;L. M.&quot;},{&quot;family&quot;:&quot;Vet&quot;,&quot;given&quot;:&quot;H. C. W.&quot;,&quot;dropping-particle&quot;:&quot;de&quot;},{&quot;family&quot;:&quot;Mokkink&quot;,&quot;given&quot;:&quot;L. B.&quot;}],&quot;issued&quot;:{&quot;date-parts&quot;:[[&quot;2018&quot;]]}}}],&quot;schema&quot;:&quot;https://github.com/citation-style-language/schema/raw/master/csl-citation.json&quot;} RNDIGY4NmZ2rt"/><text:span text:style-name="T55">.</text:span></text:p>
      <text:p text:style-name="P10"><text:span text:style-name="T25">O </text:span><text:span text:style-name="T26">principal</text:span><text:span text:style-name="T25"> uso dos guias está entre desfechos reportados pelos pacientes.</text:span><text:span text:style-name="T27"> </text:span><text:span text:style-name="T25">Como exemplo, eles são utilizados pela maioria</text:span><text:span text:style-name="T27"> das revisões dedicadas a avaliar <text:s/>instrumentos de medição </text:span><text:span text:style-name="T28">do estado de saúde e qualidade de vida relacionada a saúde </text:span><text:reference-mark-start text:name="ZOTERO_ITEM CSL_CITATION {&quot;citationID&quot;:&quot;UsOOokdR&quot;,&quot;properties&quot;:{&quot;formattedCitation&quot;:&quot;(LORENTE et al., 2020; TERWEE et al., 2016)&quot;,&quot;plainCitation&quot;:&quot;(LORENTE et al., 2020;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clYEUn80lF"/><text:span text:style-name="T28">(LORENTE et al., 2020; TERWEE et al., 2016)</text:span><text:reference-mark-end text:name="ZOTERO_ITEM CSL_CITATION {&quot;citationID&quot;:&quot;UsOOokdR&quot;,&quot;properties&quot;:{&quot;formattedCitation&quot;:&quot;(LORENTE et al., 2020; TERWEE et al., 2016)&quot;,&quot;plainCitation&quot;:&quot;(LORENTE et al., 2020;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clYEUn80lF"/><text:span text:style-name="T10">.</text:span><text:span text:style-name="T29"> </text:span><text:span text:style-name="T25">Revisões dedicadas </text:span><text:span text:style-name="T30">à</text:span><text:span text:style-name="T25"> medição de outros tipo</text:span><text:span text:style-name="T31">s</text:span><text:span text:style-name="T25"> de fenômenos também os utiliza</text:span><text:span text:style-name="T32">m</text:span><text:span text:style-name="T25">, como </text:span><text:span text:style-name="T30">para</text:span><text:span text:style-name="T25">:</text:span><text:span text:style-name="T33"> o equilibrio dinâmico </text:span><text:reference-mark-start text:name="ZOTERO_ITEM CSL_CITATION {&quot;citationID&quot;:&quot;NytzDDXw&quot;,&quot;properties&quot;:{&quot;formattedCitation&quot;:&quot;(MOORE; BARKER, 2017)&quot;,&quot;plainCitation&quot;:&quot;(MOORE; BARKER, 2017)&quot;,&quot;noteIndex&quot;:0},&quot;citationItems&quot;:[{&quot;id&quot;:318,&quot;uris&quot;:[&quot;http://zotero.org/users/8796872/items/27SVXYJG&quot;],&quot;itemData&quot;:{&quot;id&quot;:318,&quot;type&quot;:&quot;article-journal&quot;,&quot;abstract&quot;:&quot;Background: The four square step test (FSST) was first validated in healthy older adults to provide a measure of dynamic standing balance and mobility. The FSST has since been used in a variety of patient populations. The purpose of this systematic review is to determine the validity and reliability of the FSST in these different adult patient populations.\nMethods: The literature search was conducted to highlight all the studies that measured validity and reliability of the FSST. Six electronic databases were searched including AMED, CINAHL, MEDLINE, PEDro, Web of Science and Google Scholar. Grey literature was also searched for any documents relevant to the review. Two independent reviewers carried out study selection and quality assessment. The methodological quality was assessed using the QUADAS-2 tool, which is a validated tool for the quality assessment of diagnostic accuracy studies, and the COSMIN four-point checklist, which contains standards for evaluating reliability studies on the measurement properties of health instruments.\nResults: Fifteen studies were reviewed studying community-dwelling older adults, Parkinson’s disease, Huntington’s disease, multiple sclerosis, vestibular disorders, post stroke, post unilateral transtibial amputation, knee pain and hip osteoarthritis. Three of the studies were of moderate methodological quality scoring low in risk of bias and applicability for all domains in the QUADAS-2 tool. Three studies scored “fair” on the COSMIN four-point checklist for the reliability components. The concurrent validity of the FSST was measured in nine of the studies with moderate to strong correlations being found. Excellent Intraclass Correlation Coefficients were found between physiotherapists carrying out the tests (ICC = .99) with good to excellent test-retest reliability shown in nine of the studies (ICC = .73–.98).\nConclusions: The FSST may be an effective and valid tool for measuring dynamic balance and a participants’ falls risk. It has been shown to have strong correlations with other measures of balance and mobility with good reliability shown in a number of populations. However, the quality of the papers reviewed was variable with key factors, such as sample size and test set up, needing to be addressed before the tool can be confidently used in these specified populations.&quot;,&quot;container-title&quot;:&quot;Systematic Reviews&quot;,&quot;DOI&quot;:&quot;10.1186/s13643-017-0577-5&quot;,&quot;ISSN&quot;:&quot;2046-4053&quot;,&quot;issue&quot;:&quot;1&quot;,&quot;journalAbbreviation&quot;:&quot;Syst Rev&quot;,&quot;language&quot;:&quot;en&quot;,&quot;page&quot;:&quot;187&quot;,&quot;source&quot;:&quot;DOI.org (Crossref)&quot;,&quot;title&quot;:&quot;The validity and reliability of the four square step test in different adult populations: a systematic review&quot;,&quot;title-short&quot;:&quot;The validity and reliability of the four square step test in different adult populations&quot;,&quot;volume&quot;:&quot;6&quot;,&quot;author&quot;:[{&quot;family&quot;:&quot;Moore&quot;,&quot;given&quot;:&quot;Martha&quot;},{&quot;family&quot;:&quot;Barker&quot;,&quot;given&quot;:&quot;Karen&quot;}],&quot;issued&quot;:{&quot;date-parts&quot;:[[&quot;2017&quot;,12]]}}}],&quot;schema&quot;:&quot;https://github.com/citation-style-language/schema/raw/master/csl-citation.json&quot;} RNDE12bBHLaJv"/><text:span text:style-name="T34">(MOORE; BARKER, 2017)</text:span><text:reference-mark-end text:name="ZOTERO_ITEM CSL_CITATION {&quot;citationID&quot;:&quot;NytzDDXw&quot;,&quot;properties&quot;:{&quot;formattedCitation&quot;:&quot;(MOORE; BARKER, 2017)&quot;,&quot;plainCitation&quot;:&quot;(MOORE; BARKER, 2017)&quot;,&quot;noteIndex&quot;:0},&quot;citationItems&quot;:[{&quot;id&quot;:318,&quot;uris&quot;:[&quot;http://zotero.org/users/8796872/items/27SVXYJG&quot;],&quot;itemData&quot;:{&quot;id&quot;:318,&quot;type&quot;:&quot;article-journal&quot;,&quot;abstract&quot;:&quot;Background: The four square step test (FSST) was first validated in healthy older adults to provide a measure of dynamic standing balance and mobility. The FSST has since been used in a variety of patient populations. The purpose of this systematic review is to determine the validity and reliability of the FSST in these different adult patient populations.\nMethods: The literature search was conducted to highlight all the studies that measured validity and reliability of the FSST. Six electronic databases were searched including AMED, CINAHL, MEDLINE, PEDro, Web of Science and Google Scholar. Grey literature was also searched for any documents relevant to the review. Two independent reviewers carried out study selection and quality assessment. The methodological quality was assessed using the QUADAS-2 tool, which is a validated tool for the quality assessment of diagnostic accuracy studies, and the COSMIN four-point checklist, which contains standards for evaluating reliability studies on the measurement properties of health instruments.\nResults: Fifteen studies were reviewed studying community-dwelling older adults, Parkinson’s disease, Huntington’s disease, multiple sclerosis, vestibular disorders, post stroke, post unilateral transtibial amputation, knee pain and hip osteoarthritis. Three of the studies were of moderate methodological quality scoring low in risk of bias and applicability for all domains in the QUADAS-2 tool. Three studies scored “fair” on the COSMIN four-point checklist for the reliability components. The concurrent validity of the FSST was measured in nine of the studies with moderate to strong correlations being found. Excellent Intraclass Correlation Coefficients were found between physiotherapists carrying out the tests (ICC = .99) with good to excellent test-retest reliability shown in nine of the studies (ICC = .73–.98).\nConclusions: The FSST may be an effective and valid tool for measuring dynamic balance and a participants’ falls risk. It has been shown to have strong correlations with other measures of balance and mobility with good reliability shown in a number of populations. However, the quality of the papers reviewed was variable with key factors, such as sample size and test set up, needing to be addressed before the tool can be confidently used in these specified populations.&quot;,&quot;container-title&quot;:&quot;Systematic Reviews&quot;,&quot;DOI&quot;:&quot;10.1186/s13643-017-0577-5&quot;,&quot;ISSN&quot;:&quot;2046-4053&quot;,&quot;issue&quot;:&quot;1&quot;,&quot;journalAbbreviation&quot;:&quot;Syst Rev&quot;,&quot;language&quot;:&quot;en&quot;,&quot;page&quot;:&quot;187&quot;,&quot;source&quot;:&quot;DOI.org (Crossref)&quot;,&quot;title&quot;:&quot;The validity and reliability of the four square step test in different adult populations: a systematic review&quot;,&quot;title-short&quot;:&quot;The validity and reliability of the four square step test in different adult populations&quot;,&quot;volume&quot;:&quot;6&quot;,&quot;author&quot;:[{&quot;family&quot;:&quot;Moore&quot;,&quot;given&quot;:&quot;Martha&quot;},{&quot;family&quot;:&quot;Barker&quot;,&quot;given&quot;:&quot;Karen&quot;}],&quot;issued&quot;:{&quot;date-parts&quot;:[[&quot;2017&quot;,12]]}}}],&quot;schema&quot;:&quot;https://github.com/citation-style-language/schema/raw/master/csl-citation.json&quot;} RNDE12bBHLaJv"/><text:span text:style-name="T35">; </text:span><text:span text:style-name="T25">e</text:span><text:span text:style-name="T33"> postura</text:span><text:span text:style-name="T36">s de seguimentos </text:span><text:span text:style-name="T37">corporais</text:span><text:span text:style-name="T36">, como o pé </text:span><text:reference-mark-start text:name="ZOTERO_ITEM CSL_CITATION {&quot;citationID&quot;:&quot;oYpDFQ3m&quot;,&quot;properties&quot;:{&quot;formattedCitation&quot;:&quot;(GELAIN; PIVOTTO; CANDOTTI, 2021)&quot;,&quot;plainCitation&quot;:&quot;(GELAIN; PIVOTTO; CANDOTTI, 2021)&quot;,&quot;noteIndex&quot;:0},&quot;citationItems&quot;:[{&quot;id&quot;:324,&quot;uris&quot;:[&quot;http://zotero.org/users/8796872/items/RQ9PQSLA&quot;],&quot;itemData&quot;:{&quot;id&quot;:324,&quot;type&quot;:&quot;article-journal&quot;,&quot;abstract&quot;:&quot;Objectives: Primarily, this systematic review aimed to critically appraise, compare, and summarize or meta-analyze reliability coefficients of the tibiocalcaneal angle (TCA), the calcaneal – first metatarsal angle (C1MA) and the metatarsus adductus angle (MAA), and secondly, to estimate reference values of these measurements for adults. Methods: Systematic searches were conducted and were followed by study screening, data extraction, and appraisal of measurement property and quality of evidence according to the Consensus-based standards for the selection of health measurement instruments (COSMIN) guidelines. Results: Systematic searches identified 1532 potentially eligible studies; of these, 24 studies were included in the qualitative synthesis, and 22 were included in the meta-analyses. We ran meta-analyses of Intraclass Correlation Coefficients (ICC) and good reliability was found for the TCA – bisecting lines method (inter-rater ICC=0.951); TCA – 40% to 60% division method (intra-rater ICC=0.781) in adults; C1MA (intra-rater ICC=0.985) in young adults; MAA (intra-rater ICC=0.953) in young adults and (intra-rater ICC=0.973) in adults; and MAA (inter-rater ICC=0.942) in adults. Significance: TCA (bisecting lines method), C1MA and MAA demonstrated excellent intra-rater reliability. TCA (40-60% division method) and MAA demonstrated good and excellent inter-rater reliability, respectively. Nonetheless, these findings should be interpreted cautiously since the quality of evidence was low or moderate.&quot;,&quot;container-title&quot;:&quot;International Journal of Development Research&quot;,&quot;DOI&quot;:&quot;https://doi.org/10.37118/ijdr.22372.07.2021&quot;,&quot;ISSN&quot;:&quot;2230-9926&quot;,&quot;issue&quot;:&quot;07&quot;,&quot;language&quot;:&quot;en&quot;,&quot;page&quot;:&quot;48868-48877&quot;,&quot;source&quot;:&quot;Zotero&quot;,&quot;title&quot;:&quot;REPRODUCIBILITY ANALYSIS AND REFERENCE VALUES FOR THE TIBIOCALCANEAL ANGLE, THE CALCANEAL-FIRST METATARSAL ANGLE AND THE METATARSUS ADDUCTUS ANGLE: SYSTEMATIC REVIEW AND META-ANALYSIS&quot;,&quot;volume&quot;:&quot;11&quot;,&quot;author&quot;:[{&quot;family&quot;:&quot;Gelain&quot;,&quot;given&quot;:&quot;Grazielle Martins&quot;},{&quot;family&quot;:&quot;Pivotto&quot;,&quot;given&quot;:&quot;Luíza Rampi&quot;},{&quot;family&quot;:&quot;Candotti&quot;,&quot;given&quot;:&quot;Cláudia Tarragô&quot;}],&quot;issued&quot;:{&quot;date-parts&quot;:[[&quot;2021&quot;,7]]}}}],&quot;schema&quot;:&quot;https://github.com/citation-style-language/schema/raw/master/csl-citation.json&quot;} RNDr7cXvfEbQ5"/><text:span text:style-name="T36">(GELAIN; PIVOTTO; CANDOTTI, 2021)</text:span><text:reference-mark-end text:name="ZOTERO_ITEM CSL_CITATION {&quot;citationID&quot;:&quot;oYpDFQ3m&quot;,&quot;properties&quot;:{&quot;formattedCitation&quot;:&quot;(GELAIN; PIVOTTO; CANDOTTI, 2021)&quot;,&quot;plainCitation&quot;:&quot;(GELAIN; PIVOTTO; CANDOTTI, 2021)&quot;,&quot;noteIndex&quot;:0},&quot;citationItems&quot;:[{&quot;id&quot;:324,&quot;uris&quot;:[&quot;http://zotero.org/users/8796872/items/RQ9PQSLA&quot;],&quot;itemData&quot;:{&quot;id&quot;:324,&quot;type&quot;:&quot;article-journal&quot;,&quot;abstract&quot;:&quot;Objectives: Primarily, this systematic review aimed to critically appraise, compare, and summarize or meta-analyze reliability coefficients of the tibiocalcaneal angle (TCA), the calcaneal – first metatarsal angle (C1MA) and the metatarsus adductus angle (MAA), and secondly, to estimate reference values of these measurements for adults. Methods: Systematic searches were conducted and were followed by study screening, data extraction, and appraisal of measurement property and quality of evidence according to the Consensus-based standards for the selection of health measurement instruments (COSMIN) guidelines. Results: Systematic searches identified 1532 potentially eligible studies; of these, 24 studies were included in the qualitative synthesis, and 22 were included in the meta-analyses. We ran meta-analyses of Intraclass Correlation Coefficients (ICC) and good reliability was found for the TCA – bisecting lines method (inter-rater ICC=0.951); TCA – 40% to 60% division method (intra-rater ICC=0.781) in adults; C1MA (intra-rater ICC=0.985) in young adults; MAA (intra-rater ICC=0.953) in young adults and (intra-rater ICC=0.973) in adults; and MAA (inter-rater ICC=0.942) in adults. Significance: TCA (bisecting lines method), C1MA and MAA demonstrated excellent intra-rater reliability. TCA (40-60% division method) and MAA demonstrated good and excellent inter-rater reliability, respectively. Nonetheless, these findings should be interpreted cautiously since the quality of evidence was low or moderate.&quot;,&quot;container-title&quot;:&quot;International Journal of Development Research&quot;,&quot;DOI&quot;:&quot;https://doi.org/10.37118/ijdr.22372.07.2021&quot;,&quot;ISSN&quot;:&quot;2230-9926&quot;,&quot;issue&quot;:&quot;07&quot;,&quot;language&quot;:&quot;en&quot;,&quot;page&quot;:&quot;48868-48877&quot;,&quot;source&quot;:&quot;Zotero&quot;,&quot;title&quot;:&quot;REPRODUCIBILITY ANALYSIS AND REFERENCE VALUES FOR THE TIBIOCALCANEAL ANGLE, THE CALCANEAL-FIRST METATARSAL ANGLE AND THE METATARSUS ADDUCTUS ANGLE: SYSTEMATIC REVIEW AND META-ANALYSIS&quot;,&quot;volume&quot;:&quot;11&quot;,&quot;author&quot;:[{&quot;family&quot;:&quot;Gelain&quot;,&quot;given&quot;:&quot;Grazielle Martins&quot;},{&quot;family&quot;:&quot;Pivotto&quot;,&quot;given&quot;:&quot;Luíza Rampi&quot;},{&quot;family&quot;:&quot;Candotti&quot;,&quot;given&quot;:&quot;Cláudia Tarragô&quot;}],&quot;issued&quot;:{&quot;date-parts&quot;:[[&quot;2021&quot;,7]]}}}],&quot;schema&quot;:&quot;https://github.com/citation-style-language/schema/raw/master/csl-citation.json&quot;} RNDr7cXvfEbQ5"/><text:span text:style-name="T36"> e a escápula</text:span><text:span text:style-name="T33"> </text:span><text:reference-mark-start text:name="ZOTERO_ITEM CSL_CITATION {&quot;citationID&quot;:&quot;NM6tgRH3&quot;,&quot;properties&quot;:{&quot;formattedCitation&quot;:&quot;(D\\uc0\\u8217{}HONDT et al., 2020)&quot;,&quot;plainCitation&quot;:&quot;(D’HONDT et al., 2020)&quot;,&quot;noteIndex&quot;:0},&quot;citationItems&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uZDG1yXQjR"/><text:span text:style-name="T66">(D</text:span><text:span text:style-name="T67">’HONDT et al., 2020)</text:span><text:reference-mark-end text:name="ZOTERO_ITEM CSL_CITATION {&quot;citationID&quot;:&quot;NM6tgRH3&quot;,&quot;properties&quot;:{&quot;formattedCitation&quot;:&quot;(D\\uc0\\u8217{}HONDT et al., 2020)&quot;,&quot;plainCitation&quot;:&quot;(D’HONDT et al., 2020)&quot;,&quot;noteIndex&quot;:0},&quot;citationItems&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uZDG1yXQjR"/><text:span text:style-name="T38">. </text:span><text:span text:style-name="T35">Os guias ainda orientam pesquisas originais de desenvolvimento de instrumentos de medição em saúde e avaliação de suas propriedades de medição </text:span><text:reference-mark-start text:name="ZOTERO_ITEM CSL_CITATION {&quot;citationID&quot;:&quot;nsRTRfpJ&quot;,&quot;properties&quot;:{&quot;formattedCitation&quot;:&quot;(KOX et al., 2019; SEMPERBONI et al., 2021; VALENTIM et al., 2018; VAN DER VELDEN et al., 2019)&quot;,&quot;plainCitation&quot;:&quot;(KOX et al., 2019; SEMPERBONI et al., 2021; VALENTIM et al., 2018; VAN DER VELDEN et al., 2019)&quot;,&quot;noteIndex&quot;:0},&quot;citationItems&quot;:[{&quot;id&quot;:334,&quot;uris&quot;:[&quot;http://zotero.org/users/8796872/items/YZ8CUV3B&quot;],&quot;itemData&quot;:{&quot;id&quot;:334,&quot;type&quot;:&quot;article-journal&quot;,&quot;abstract&quot;:&quot;Objectives: Young athletes do not always seek medical help for overuse wrist injuries, risking invalidating long-term consequences resulting from late diagnosis. This study aimed to develop a questionnaire to identify overuse wrist injuries in young athletes.Methods: According to the COnsensus-based Standards for the selection of health Measurement INstruments (COSMIN) criteria, items were collected from literature and 6 focus groups of sports physicians and of young athletes with (previous) overuse wrist injuries. An expert panel and 40 Delphi study participants performed item reduction. Young athletes evaluated comprehensiveness during interviews and English translation was performed according to linguistic validation guidelines.Results: In total 323 items were generated and 110 were marked important by focus group participants. The resulting questionnaire consists of 18 multiple-choice questions about wrist pain during sports (e.g. pain during training, skipping training sessions/elements) and daily life activities (e.g. writing, turning a key), and other symptoms (e.g. reduced strength, swelling).Conclusion: The SOS-WRIST questionnaire for identification of overuse wrist injuries in young athletes has good content validity. It can be used to promote awareness and timely treatment of overuse wrist injuries in young athletes.&quot;,&quot;container-title&quot;:&quot;The Physician and Sportsmedicine&quot;,&quot;DOI&quot;:&quot;10.1080/00913847.2019.1568788&quot;,&quot;ISSN&quot;:&quot;0091-3847&quot;,&quot;issue&quot;:&quot;3&quot;,&quot;note&quot;:&quot;publisher: Taylor &amp; Francis\n_eprint: https://doi.org/10.1080/00913847.2019.1568788\nPMID: 30767690&quot;,&quot;page&quot;:&quot;341-349&quot;,&quot;source&quot;:&quot;Taylor and Francis+NEJM&quot;,&quot;title&quot;:&quot;Content validity of the SOS-WRIST questionnaire for timely identification of wrist overuse in young athletes&quot;,&quot;volume&quot;:&quot;47&quot;,&quot;author&quot;:[{&quot;family&quot;:&quot;Kox&quot;,&quot;given&quot;:&quot;L. S.&quot;},{&quot;family&quot;:&quot;Kuijer&quot;,&quot;given&quot;:&quot;P. P. F. M.&quot;},{&quot;family&quot;:&quot;Opperman&quot;,&quot;given&quot;:&quot;J.&quot;},{&quot;family&quot;:&quot;Kerkhoffs&quot;,&quot;given&quot;:&quot;G. M. J. J.&quot;},{&quot;family&quot;:&quot;Maas&quot;,&quot;given&quot;:&quot;M.&quot;},{&quot;family&quot;:&quot;Frings-Dresen&quot;,&quot;given&quot;:&quot;M. H. W.&quot;}],&quot;issued&quot;:{&quot;date-parts&quot;:[[&quot;2019&quot;,7,3]]}}},{&quot;id&quot;:332,&quot;uris&quot;:[&quot;http://zotero.org/users/8796872/items/JKJWXGDR&quot;],&quot;itemData&quot;:{&quot;id&quot;:332,&quot;type&quot;:&quot;article-journal&quot;,&quot;abstract&quot;:&quot;Objectives: The aims of this study were to develop a clinical-feature based scoring system for muscle injury screening and to assess its diagnostic accuracy when large number of injuries are suspected.\nMethods: A prospective diagnostic accuracy study was performed according to the Standards for Reporting of Diagnostic Accuracy (STARD) criteria. The diagnostic accuracy of the Strength and Pain Assessment (SPA) score (index test) was assessed in relation to muscle ultrasonography (reference standard). A large (n = 175) number of male soccer players met the inclusion/exclusion criteria: clinical assessment (i.e., evaluation of pain onset modality, location, distribution, impact on performance, and manual muscle strength testing) and ultrasonography were performed in all players after 48 hours from the sudden or progressive onset of muscle pain during or after a soccer competition.\nResults: 91 of 175 cases (52%) were classified as functional muscle disorders, while signs of muscle tear were observed in the remaining 84 of 175 (48%) cases that were classified as structural muscle injuries. The median (1st – 3rd quartile) value of the SPA score was significantly (P &lt; 0.001) lower in the functional disorder group [9 (9–10)] compared to the structural injury group [12 (12–13)]. The area under the Receiver Operating Characteristic curve for different cutoff points of the SPA score was 0.977 (95% confidence intervals: 0.957–0.998) and the optimal cutoff value of the SPA score providing the greatest sensitivity and specificity (respectively, 99% and 89%) was 11.\nConclusion: This study found that the SPA score has high diagnostic accuracy for structural muscle injuries and could be used as a valid screening tool in soccer players presenting with sudden or progressive onset of muscle pain during or after a competition.&quot;,&quot;container-title&quot;:&quot;The Physician and Sportsmedicine&quot;,&quot;DOI&quot;:&quot;10.1080/00913847.2020.1824986&quot;,&quot;ISSN&quot;:&quot;0091-3847, 2326-3660&quot;,&quot;issue&quot;:&quot;3&quot;,&quot;journalAbbreviation&quot;:&quot;The Physician and Sportsmedicine&quot;,&quot;language&quot;:&quot;en&quot;,&quot;page&quot;:&quot;316-322&quot;,&quot;source&quot;:&quot;DOI.org (Crossref)&quot;,&quot;title&quot;:&quot;Diagnostic performance of the Strength and Pain Assessment (SPA) score for non-contact muscle injury screening in male soccer players&quot;,&quot;volume&quot;:&quot;49&quot;,&quot;author&quot;:[{&quot;family&quot;:&quot;Semperboni&quot;,&quot;given&quot;:&quot;Luca&quot;},{&quot;family&quot;:&quot;Vignati&quot;,&quot;given&quot;:&quot;Chiara&quot;},{&quot;family&quot;:&quot;Ballatore&quot;,&quot;given&quot;:&quot;Maria Giulia&quot;},{&quot;family&quot;:&quot;Tabacco&quot;,&quot;given&quot;:&quot;Anita&quot;},{&quot;family&quot;:&quot;Busso&quot;,&quot;given&quot;:&quot;Chiara&quot;},{&quot;family&quot;:&quot;Minetto&quot;,&quot;given&quot;:&quot;Marco A.&quot;}],&quot;issued&quot;:{&quot;date-parts&quot;:[[&quot;2021&quot;,7,3]]}}},{&quot;id&quot;:326,&quot;uris&quot;:[&quot;http://zotero.org/users/8796872/items/EMCCKJ62&quot;],&quot;itemData&quot;:{&quot;id&quot;:326,&quot;type&quot;:&quot;article-journal&quot;,&quot;abstract&quot;:&quot;Background: There are very few observational methods for analysis of biomechanical exposure available in Brazilian-Portuguese. Objective: This study aimed to cross-culturally adapt and test the measurement properties of the Rapid Upper Limb Assessment (RULA) and Strain Index (SI). Methods: The cross-cultural adaptation and measurement properties test were established according to Beaton et al. and COSMIN guidelines, respectively. Several tasks that required static posture and/or repetitive motion of upper limbs were evaluated (n &gt; 100).&quot;,&quot;container-title&quot;:&quot;Brazilian Journal of Physical Therapy&quot;,&quot;DOI&quot;:&quot;10.1016/j.bjpt.2017.08.003&quot;,&quot;ISSN&quot;:&quot;14133555&quot;,&quot;issue&quot;:&quot;3&quot;,&quot;journalAbbreviation&quot;:&quot;Brazilian Journal of Physical Therapy&quot;,&quot;language&quot;:&quot;en&quot;,&quot;page&quot;:&quot;198-204&quot;,&quot;source&quot;:&quot;DOI.org (Crossref)&quot;,&quot;title&quot;:&quot;Reliability, Construct Validity and Interpretability of the Brazilian version of the Rapid Upper Limb Assessment (RULA) and Strain Index (SI)&quot;,&quot;volume&quot;:&quot;22&quot;,&quot;author&quot;:[{&quot;family&quot;:&quot;Valentim&quot;,&quot;given&quot;:&quot;Daniela Pereira&quot;},{&quot;family&quot;:&quot;Sato&quot;,&quot;given&quot;:&quot;Tatiana de Oliveira&quot;},{&quot;family&quot;:&quot;Comper&quot;,&quot;given&quot;:&quot;Maria Luiza Caíres&quot;},{&quot;family&quot;:&quot;Silva&quot;,&quot;given&quot;:&quot;Anderson Martins&quot;,&quot;dropping-particle&quot;:&quot;da&quot;},{&quot;family&quot;:&quot;Boas&quot;,&quot;given&quot;:&quot;Cristiana Villas&quot;},{&quot;family&quot;:&quot;Padula&quot;,&quot;given&quot;:&quot;Rosimeire Simprini&quot;}],&quot;issued&quot;:{&quot;date-parts&quot;:[[&quot;2018&quot;,5]]}}},{&quot;id&quot;:328,&quot;uris&quot;:[&quot;http://zotero.org/users/8796872/items/TD9Y7JFV&quot;],&quot;itemData&quot;:{&quot;id&quot;:328,&quot;type&quot;:&quot;article-journal&quot;,&quot;abstract&quot;:&quot;Background: The Pedi International Knee Documentation Committee (IKDC) and Knee Injury and Osteoarthritis Outcome Score (KOOS) child are validated questionnaires for children with knee disorders. The aim of this study was to translate these questionnaires in Dutch and to recommend which questionnaires should – based on their psychometric properties – be used in clinical practice.\nMethods: The English Pedi-IKDC and KOOS-Child were translated by the forward-backward procedure. Subsequently, content validity of the Pedi-IKDC and KOOS-Child was evaluated by both patients (n = 18) and experts (n = 18). To evaluate construct validity and interpretability participants with knee disorders (n = 100) completed the Numeric Rating Scale Pain, Lysholm Knee Scoring Scale, EuroQol-5 Dimension, Pedi-IKDC and KOOSChild at baseline. Participants completed the anchor question, Pedi-IKDC and KOOS-child two weeks (n = 54) and one year (n = 71) after baseline, for evaluating the test-retest reliability and responsiveness. Psychometric properties were interpreted following the COnsensus-based Standards for the selection of health Measurement INstruments (COSMIN) criteria.\nResults: The Pedi-IKDC showed adequate test-retest reliability (intraclass correlation coefficient (ICC) 0.9; standard error of measurement (SEM) 8.6; smallest detectable change (SDC) 23.8), adequate content validity (&gt; 75% relevant), adequate construct validity (75% confirmed hypotheses), low floor or ceiling effects (scores between 5 and 95) and adequate responsiveness (&gt; 75% confirmed hypotheses). The KOOS-Child showed an adequate test-retest reliability (ICC 0.8–0.9; SEM 8.9–16.9; SDC 24.7–46.9), adequate content validity (&gt; 75% relevant, except KOOS-Child subscale ADL), adequate construct validity (75% confirmed hypotheses), low floor and ceiling effects (scores between 5 and 95, except KOOS-Child subscale activities of daily living and Sport/play) and moderate responsiveness (40% confirmed hypotheses).\nConclusions: The Pedi IKDC showed better psychometric properties than the KOOS-Child and should therefore be used in children with knee disorders.&quot;,&quot;container-title&quot;:&quot;BMC Musculoskeletal Disorders&quot;,&quot;DOI&quot;:&quot;10.1186/s12891-019-2600-6&quot;,&quot;ISSN&quot;:&quot;1471-2474&quot;,&quot;issue&quot;:&quot;1&quot;,&quot;journalAbbreviation&quot;:&quot;BMC Musculoskelet Disord&quot;,&quot;language&quot;:&quot;en&quot;,&quot;page&quot;:&quot;240&quot;,&quot;source&quot;:&quot;DOI.org (Crossref)&quot;,&quot;title&quot;:&quot;Pedi-IKDC or KOOS-child: which questionnaire should be used in children with knee disorders?&quot;,&quot;title-short&quot;:&quot;Pedi-IKDC or KOOS-child&quot;,&quot;volume&quot;:&quot;20&quot;,&quot;author&quot;:[{&quot;family&quot;:&quot;Velden&quot;,&quot;given&quot;:&quot;Charlotte A.&quot;,&quot;non-dropping-particle&quot;:&quot;van der&quot;},{&quot;family&quot;:&quot;Steen&quot;,&quot;given&quot;:&quot;M. C.&quot;,&quot;non-dropping-particle&quot;:&quot;van der&quot;},{&quot;family&quot;:&quot;Leenders&quot;,&quot;given&quot;:&quot;Jens&quot;},{&quot;family&quot;:&quot;Douveren&quot;,&quot;given&quot;:&quot;Florens Q. M. P.&quot;,&quot;non-dropping-particle&quot;:&quot;van&quot;},{&quot;family&quot;:&quot;Janssen&quot;,&quot;given&quot;:&quot;Rob P. A.&quot;},{&quot;family&quot;:&quot;Reijman&quot;,&quot;given&quot;:&quot;Max&quot;}],&quot;issued&quot;:{&quot;date-parts&quot;:[[&quot;2019&quot;,12]]}}}],&quot;schema&quot;:&quot;https://github.com/citation-style-language/schema/raw/master/csl-citation.json&quot;} RNDm4cKO3mA9e"/><text:span text:style-name="T35">(KOX et al., 2019; SEMPERBONI et al., 2021; VALENTIM et al., 2018; VAN DER VELDEN et al., 2019)</text:span><text:reference-mark-end text:name="ZOTERO_ITEM CSL_CITATION {&quot;citationID&quot;:&quot;nsRTRfpJ&quot;,&quot;properties&quot;:{&quot;formattedCitation&quot;:&quot;(KOX et al., 2019; SEMPERBONI et al., 2021; VALENTIM et al., 2018; VAN DER VELDEN et al., 2019)&quot;,&quot;plainCitation&quot;:&quot;(KOX et al., 2019; SEMPERBONI et al., 2021; VALENTIM et al., 2018; VAN DER VELDEN et al., 2019)&quot;,&quot;noteIndex&quot;:0},&quot;citationItems&quot;:[{&quot;id&quot;:334,&quot;uris&quot;:[&quot;http://zotero.org/users/8796872/items/YZ8CUV3B&quot;],&quot;itemData&quot;:{&quot;id&quot;:334,&quot;type&quot;:&quot;article-journal&quot;,&quot;abstract&quot;:&quot;Objectives: Young athletes do not always seek medical help for overuse wrist injuries, risking invalidating long-term consequences resulting from late diagnosis. This study aimed to develop a questionnaire to identify overuse wrist injuries in young athletes.Methods: According to the COnsensus-based Standards for the selection of health Measurement INstruments (COSMIN) criteria, items were collected from literature and 6 focus groups of sports physicians and of young athletes with (previous) overuse wrist injuries. An expert panel and 40 Delphi study participants performed item reduction. Young athletes evaluated comprehensiveness during interviews and English translation was performed according to linguistic validation guidelines.Results: In total 323 items were generated and 110 were marked important by focus group participants. The resulting questionnaire consists of 18 multiple-choice questions about wrist pain during sports (e.g. pain during training, skipping training sessions/elements) and daily life activities (e.g. writing, turning a key), and other symptoms (e.g. reduced strength, swelling).Conclusion: The SOS-WRIST questionnaire for identification of overuse wrist injuries in young athletes has good content validity. It can be used to promote awareness and timely treatment of overuse wrist injuries in young athletes.&quot;,&quot;container-title&quot;:&quot;The Physician and Sportsmedicine&quot;,&quot;DOI&quot;:&quot;10.1080/00913847.2019.1568788&quot;,&quot;ISSN&quot;:&quot;0091-3847&quot;,&quot;issue&quot;:&quot;3&quot;,&quot;note&quot;:&quot;publisher: Taylor &amp; Francis\n_eprint: https://doi.org/10.1080/00913847.2019.1568788\nPMID: 30767690&quot;,&quot;page&quot;:&quot;341-349&quot;,&quot;source&quot;:&quot;Taylor and Francis+NEJM&quot;,&quot;title&quot;:&quot;Content validity of the SOS-WRIST questionnaire for timely identification of wrist overuse in young athletes&quot;,&quot;volume&quot;:&quot;47&quot;,&quot;author&quot;:[{&quot;family&quot;:&quot;Kox&quot;,&quot;given&quot;:&quot;L. S.&quot;},{&quot;family&quot;:&quot;Kuijer&quot;,&quot;given&quot;:&quot;P. P. F. M.&quot;},{&quot;family&quot;:&quot;Opperman&quot;,&quot;given&quot;:&quot;J.&quot;},{&quot;family&quot;:&quot;Kerkhoffs&quot;,&quot;given&quot;:&quot;G. M. J. J.&quot;},{&quot;family&quot;:&quot;Maas&quot;,&quot;given&quot;:&quot;M.&quot;},{&quot;family&quot;:&quot;Frings-Dresen&quot;,&quot;given&quot;:&quot;M. H. W.&quot;}],&quot;issued&quot;:{&quot;date-parts&quot;:[[&quot;2019&quot;,7,3]]}}},{&quot;id&quot;:332,&quot;uris&quot;:[&quot;http://zotero.org/users/8796872/items/JKJWXGDR&quot;],&quot;itemData&quot;:{&quot;id&quot;:332,&quot;type&quot;:&quot;article-journal&quot;,&quot;abstract&quot;:&quot;Objectives: The aims of this study were to develop a clinical-feature based scoring system for muscle injury screening and to assess its diagnostic accuracy when large number of injuries are suspected.\nMethods: A prospective diagnostic accuracy study was performed according to the Standards for Reporting of Diagnostic Accuracy (STARD) criteria. The diagnostic accuracy of the Strength and Pain Assessment (SPA) score (index test) was assessed in relation to muscle ultrasonography (reference standard). A large (n = 175) number of male soccer players met the inclusion/exclusion criteria: clinical assessment (i.e., evaluation of pain onset modality, location, distribution, impact on performance, and manual muscle strength testing) and ultrasonography were performed in all players after 48 hours from the sudden or progressive onset of muscle pain during or after a soccer competition.\nResults: 91 of 175 cases (52%) were classified as functional muscle disorders, while signs of muscle tear were observed in the remaining 84 of 175 (48%) cases that were classified as structural muscle injuries. The median (1st – 3rd quartile) value of the SPA score was significantly (P &lt; 0.001) lower in the functional disorder group [9 (9–10)] compared to the structural injury group [12 (12–13)]. The area under the Receiver Operating Characteristic curve for different cutoff points of the SPA score was 0.977 (95% confidence intervals: 0.957–0.998) and the optimal cutoff value of the SPA score providing the greatest sensitivity and specificity (respectively, 99% and 89%) was 11.\nConclusion: This study found that the SPA score has high diagnostic accuracy for structural muscle injuries and could be used as a valid screening tool in soccer players presenting with sudden or progressive onset of muscle pain during or after a competition.&quot;,&quot;container-title&quot;:&quot;The Physician and Sportsmedicine&quot;,&quot;DOI&quot;:&quot;10.1080/00913847.2020.1824986&quot;,&quot;ISSN&quot;:&quot;0091-3847, 2326-3660&quot;,&quot;issue&quot;:&quot;3&quot;,&quot;journalAbbreviation&quot;:&quot;The Physician and Sportsmedicine&quot;,&quot;language&quot;:&quot;en&quot;,&quot;page&quot;:&quot;316-322&quot;,&quot;source&quot;:&quot;DOI.org (Crossref)&quot;,&quot;title&quot;:&quot;Diagnostic performance of the Strength and Pain Assessment (SPA) score for non-contact muscle injury screening in male soccer players&quot;,&quot;volume&quot;:&quot;49&quot;,&quot;author&quot;:[{&quot;family&quot;:&quot;Semperboni&quot;,&quot;given&quot;:&quot;Luca&quot;},{&quot;family&quot;:&quot;Vignati&quot;,&quot;given&quot;:&quot;Chiara&quot;},{&quot;family&quot;:&quot;Ballatore&quot;,&quot;given&quot;:&quot;Maria Giulia&quot;},{&quot;family&quot;:&quot;Tabacco&quot;,&quot;given&quot;:&quot;Anita&quot;},{&quot;family&quot;:&quot;Busso&quot;,&quot;given&quot;:&quot;Chiara&quot;},{&quot;family&quot;:&quot;Minetto&quot;,&quot;given&quot;:&quot;Marco A.&quot;}],&quot;issued&quot;:{&quot;date-parts&quot;:[[&quot;2021&quot;,7,3]]}}},{&quot;id&quot;:326,&quot;uris&quot;:[&quot;http://zotero.org/users/8796872/items/EMCCKJ62&quot;],&quot;itemData&quot;:{&quot;id&quot;:326,&quot;type&quot;:&quot;article-journal&quot;,&quot;abstract&quot;:&quot;Background: There are very few observational methods for analysis of biomechanical exposure available in Brazilian-Portuguese. Objective: This study aimed to cross-culturally adapt and test the measurement properties of the Rapid Upper Limb Assessment (RULA) and Strain Index (SI). Methods: The cross-cultural adaptation and measurement properties test were established according to Beaton et al. and COSMIN guidelines, respectively. Several tasks that required static posture and/or repetitive motion of upper limbs were evaluated (n &gt; 100).&quot;,&quot;container-title&quot;:&quot;Brazilian Journal of Physical Therapy&quot;,&quot;DOI&quot;:&quot;10.1016/j.bjpt.2017.08.003&quot;,&quot;ISSN&quot;:&quot;14133555&quot;,&quot;issue&quot;:&quot;3&quot;,&quot;journalAbbreviation&quot;:&quot;Brazilian Journal of Physical Therapy&quot;,&quot;language&quot;:&quot;en&quot;,&quot;page&quot;:&quot;198-204&quot;,&quot;source&quot;:&quot;DOI.org (Crossref)&quot;,&quot;title&quot;:&quot;Reliability, Construct Validity and Interpretability of the Brazilian version of the Rapid Upper Limb Assessment (RULA) and Strain Index (SI)&quot;,&quot;volume&quot;:&quot;22&quot;,&quot;author&quot;:[{&quot;family&quot;:&quot;Valentim&quot;,&quot;given&quot;:&quot;Daniela Pereira&quot;},{&quot;family&quot;:&quot;Sato&quot;,&quot;given&quot;:&quot;Tatiana de Oliveira&quot;},{&quot;family&quot;:&quot;Comper&quot;,&quot;given&quot;:&quot;Maria Luiza Caíres&quot;},{&quot;family&quot;:&quot;Silva&quot;,&quot;given&quot;:&quot;Anderson Martins&quot;,&quot;dropping-particle&quot;:&quot;da&quot;},{&quot;family&quot;:&quot;Boas&quot;,&quot;given&quot;:&quot;Cristiana Villas&quot;},{&quot;family&quot;:&quot;Padula&quot;,&quot;given&quot;:&quot;Rosimeire Simprini&quot;}],&quot;issued&quot;:{&quot;date-parts&quot;:[[&quot;2018&quot;,5]]}}},{&quot;id&quot;:328,&quot;uris&quot;:[&quot;http://zotero.org/users/8796872/items/TD9Y7JFV&quot;],&quot;itemData&quot;:{&quot;id&quot;:328,&quot;type&quot;:&quot;article-journal&quot;,&quot;abstract&quot;:&quot;Background: The Pedi International Knee Documentation Committee (IKDC) and Knee Injury and Osteoarthritis Outcome Score (KOOS) child are validated questionnaires for children with knee disorders. The aim of this study was to translate these questionnaires in Dutch and to recommend which questionnaires should – based on their psychometric properties – be used in clinical practice.\nMethods: The English Pedi-IKDC and KOOS-Child were translated by the forward-backward procedure. Subsequently, content validity of the Pedi-IKDC and KOOS-Child was evaluated by both patients (n = 18) and experts (n = 18). To evaluate construct validity and interpretability participants with knee disorders (n = 100) completed the Numeric Rating Scale Pain, Lysholm Knee Scoring Scale, EuroQol-5 Dimension, Pedi-IKDC and KOOSChild at baseline. Participants completed the anchor question, Pedi-IKDC and KOOS-child two weeks (n = 54) and one year (n = 71) after baseline, for evaluating the test-retest reliability and responsiveness. Psychometric properties were interpreted following the COnsensus-based Standards for the selection of health Measurement INstruments (COSMIN) criteria.\nResults: The Pedi-IKDC showed adequate test-retest reliability (intraclass correlation coefficient (ICC) 0.9; standard error of measurement (SEM) 8.6; smallest detectable change (SDC) 23.8), adequate content validity (&gt; 75% relevant), adequate construct validity (75% confirmed hypotheses), low floor or ceiling effects (scores between 5 and 95) and adequate responsiveness (&gt; 75% confirmed hypotheses). The KOOS-Child showed an adequate test-retest reliability (ICC 0.8–0.9; SEM 8.9–16.9; SDC 24.7–46.9), adequate content validity (&gt; 75% relevant, except KOOS-Child subscale ADL), adequate construct validity (75% confirmed hypotheses), low floor and ceiling effects (scores between 5 and 95, except KOOS-Child subscale activities of daily living and Sport/play) and moderate responsiveness (40% confirmed hypotheses).\nConclusions: The Pedi IKDC showed better psychometric properties than the KOOS-Child and should therefore be used in children with knee disorders.&quot;,&quot;container-title&quot;:&quot;BMC Musculoskeletal Disorders&quot;,&quot;DOI&quot;:&quot;10.1186/s12891-019-2600-6&quot;,&quot;ISSN&quot;:&quot;1471-2474&quot;,&quot;issue&quot;:&quot;1&quot;,&quot;journalAbbreviation&quot;:&quot;BMC Musculoskelet Disord&quot;,&quot;language&quot;:&quot;en&quot;,&quot;page&quot;:&quot;240&quot;,&quot;source&quot;:&quot;DOI.org (Crossref)&quot;,&quot;title&quot;:&quot;Pedi-IKDC or KOOS-child: which questionnaire should be used in children with knee disorders?&quot;,&quot;title-short&quot;:&quot;Pedi-IKDC or KOOS-child&quot;,&quot;volume&quot;:&quot;20&quot;,&quot;author&quot;:[{&quot;family&quot;:&quot;Velden&quot;,&quot;given&quot;:&quot;Charlotte A.&quot;,&quot;non-dropping-particle&quot;:&quot;van der&quot;},{&quot;family&quot;:&quot;Steen&quot;,&quot;given&quot;:&quot;M. C.&quot;,&quot;non-dropping-particle&quot;:&quot;van der&quot;},{&quot;family&quot;:&quot;Leenders&quot;,&quot;given&quot;:&quot;Jens&quot;},{&quot;family&quot;:&quot;Douveren&quot;,&quot;given&quot;:&quot;Florens Q. M. P.&quot;,&quot;non-dropping-particle&quot;:&quot;van&quot;},{&quot;family&quot;:&quot;Janssen&quot;,&quot;given&quot;:&quot;Rob P. A.&quot;},{&quot;family&quot;:&quot;Reijman&quot;,&quot;given&quot;:&quot;Max&quot;}],&quot;issued&quot;:{&quot;date-parts&quot;:[[&quot;2019&quot;,12]]}}}],&quot;schema&quot;:&quot;https://github.com/citation-style-language/schema/raw/master/csl-citation.json&quot;} RNDm4cKO3mA9e"/><text:span text:style-name="T35">. </text:span><text:span text:style-name="T39">Apesar da </text:span><text:span text:style-name="T40">adoção</text:span><text:span text:style-name="T39">, os guias da COSMIN </text:span><text:span text:style-name="T41">apresentam um </text:span><text:span text:style-name="T42">volume de </text:span><text:span text:style-name="T41">uso </text:span><text:span text:style-name="T43">inferior a</text:span><text:span text:style-name="T39">o nível de consenso encontrado </text:span><text:span text:style-name="T43">no</text:span><text:span text:style-name="T39"> desenvolvimento </text:span><text:reference-mark-start text:name="ZOTERO_ITEM CSL_CITATION {&quot;citationID&quot;:&quot;mE2vYhag&quot;,&quot;properties&quot;:{&quot;formattedCitation&quot;:&quot;(LORENTE et al., 2020; MOKKINK et al., 2010b; TERWEE et al., 2016)&quot;,&quot;plainCitation&quot;:&quot;(LORENTE et al., 2020; MOKKINK et al., 2010b;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KkJUnrNzry"/><text:span text:style-name="T39">(LORENTE et al., 2020; MOKKINK et al., 2010b; TERWEE et al., 2016)</text:span><text:reference-mark-end text:name="ZOTERO_ITEM CSL_CITATION {&quot;citationID&quot;:&quot;mE2vYhag&quot;,&quot;properties&quot;:{&quot;formattedCitation&quot;:&quot;(LORENTE et al., 2020; MOKKINK et al., 2010b; TERWEE et al., 2016)&quot;,&quot;plainCitation&quot;:&quot;(LORENTE et al., 2020; MOKKINK et al., 2010b;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KkJUnrNzry"/><text:span text:style-name="T44">.</text:span></text:p>
      <text:p text:style-name="P9"><text:soft-page-break/><text:span text:style-name="T45">Uma alternativa aos guias da COSMIN </text:span><text:span text:style-name="T32">poderia ser</text:span><text:span text:style-name="T45"> o uso de documentos elaborados em outros campos científicos</text:span><text:span text:style-name="T46">, como o VIM</text:span><text:span text:style-name="T46"><text:note text:id="ftn3" text:note-class="footnote"><text:note-citation>3</text:note-citation><text:note-body><text:p text:style-name="P8"><text:span text:style-name="T82"><text:s/>Vocabulário internacional de metrologia. Um vocabulário padronizado de termos da metrologia. </text:span><text:span text:style-name="T83">A versão original foi elaborada pela </text:span><text:span text:style-name="T84">Joint Committee for Guides in Metrology</text:span><text:span text:style-name="T85">, </text:span><text:span text:style-name="T86">a referência apresenta a </text:span><text:span text:style-name="T87">versão luso-</text:span><text:span text:style-name="T86">brasileira</text:span><text:span text:style-name="T87"> publicada pelo</text:span><text:span text:style-name="T86"> INMETRO.</text:span></text:p></text:note-body></text:note></text:span><text:span text:style-name="T46"> </text:span><text:reference-mark-start text:name="ZOTERO_ITEM CSL_CITATION {&quot;citationID&quot;:&quot;ZeqtkcHk&quot;,&quot;properties&quot;:{&quot;formattedCitation&quot;:&quot;(INMETRO, 2012)&quot;,&quot;plainCitation&quot;:&quot;(INMETRO, 2012)&quot;,&quot;noteIndex&quot;:0},&quot;citationItems&quot;:[{&quot;id&quot;:349,&quot;uris&quot;:[&quot;http://zotero.org/users/8796872/items/TDV9EE3B&quot;],&quot;itemData&quot;:{&quot;id&quot;:349,&quot;type&quot;:&quot;book&quot;,&quot;event-place&quot;:&quot;Duque de Caxias&quot;,&quot;ISBN&quot;:&quot;978-85-86920-09-7&quot;,&quot;language&quot;:&quot;Português&quot;,&quot;number-of-pages&quot;:&quot;94&quot;,&quot;publisher-place&quot;:&quot;Duque de Caxias&quot;,&quot;title&quot;:&quot;Vocabulário Internacional de Metrologia: Conceitos Fundamentais e Gerais e Termos Associados (VIM 2012)&quot;,&quot;author&quot;:[{&quot;literal&quot;:&quot;INMETRO&quot;}],&quot;issued&quot;:{&quot;date-parts&quot;:[[&quot;2012&quot;]]}}}],&quot;schema&quot;:&quot;https://github.com/citation-style-language/schema/raw/master/csl-citation.json&quot;} RNDBszUytGBoY"/><text:span text:style-name="T46">(INMETRO, 2012)</text:span><text:reference-mark-end text:name="ZOTERO_ITEM CSL_CITATION {&quot;citationID&quot;:&quot;ZeqtkcHk&quot;,&quot;properties&quot;:{&quot;formattedCitation&quot;:&quot;(INMETRO, 2012)&quot;,&quot;plainCitation&quot;:&quot;(INMETRO, 2012)&quot;,&quot;noteIndex&quot;:0},&quot;citationItems&quot;:[{&quot;id&quot;:349,&quot;uris&quot;:[&quot;http://zotero.org/users/8796872/items/TDV9EE3B&quot;],&quot;itemData&quot;:{&quot;id&quot;:349,&quot;type&quot;:&quot;book&quot;,&quot;event-place&quot;:&quot;Duque de Caxias&quot;,&quot;ISBN&quot;:&quot;978-85-86920-09-7&quot;,&quot;language&quot;:&quot;Português&quot;,&quot;number-of-pages&quot;:&quot;94&quot;,&quot;publisher-place&quot;:&quot;Duque de Caxias&quot;,&quot;title&quot;:&quot;Vocabulário Internacional de Metrologia: Conceitos Fundamentais e Gerais e Termos Associados (VIM 2012)&quot;,&quot;author&quot;:[{&quot;literal&quot;:&quot;INMETRO&quot;}],&quot;issued&quot;:{&quot;date-parts&quot;:[[&quot;2012&quot;]]}}}],&quot;schema&quot;:&quot;https://github.com/citation-style-language/schema/raw/master/csl-citation.json&quot;} RNDBszUytGBoY"/><text:span text:style-name="T46"> </text:span><text:span text:style-name="T47">ou</text:span><text:span text:style-name="T46"> o </text:span><text:span text:style-name="T56">Standards</text:span><text:span text:style-name="T56"><text:note text:id="ftn4" text:note-class="footnote"><text:note-citation>4</text:note-citation><text:note-body><text:p text:style-name="P7"><text:s/><text:span text:style-name="T82">Referente ao </text:span><text:span text:style-name="T72">Strandards for Educational an Psychological Testing</text:span><text:span text:style-name="T76">, principal guia metodológico da psicometria que oferece procedimentos para o desenvolvimento e avaliação </text:span><text:span text:style-name="T8">de</text:span><text:span text:style-name="T76"> testes e interpretação dos escores resultantes destes.</text:span></text:p></text:note-body></text:note></text:span><text:span text:style-name="T57"> </text:span><text:reference-mark-start text:name="ZOTERO_ITEM CSL_CITATION {&quot;citationID&quot;:&quot;7BoP7atp&quot;,&quot;properties&quot;:{&quot;formattedCitation&quot;:&quot;(AMERICAN EDUCATIONAL RESEARCH ASSOCIATION; AMERICAN PSYCHOLOGICAL ASSOCIATION; NATIONAL COUNCIL ON MEASUREMENT IN EDUCATION, 2014)&quot;,&quot;plainCitation&quot;:&quot;(AMERICAN EDUCATIONAL RESEARCH ASSOCIATION; AMERICAN PSYCHOLOGICAL ASSOCIATION; NATIONAL COUNCIL ON MEASUREMENT IN EDUCATION, 2014)&quot;,&quot;noteIndex&quot;:0},&quot;citationItems&quot;:[{&quot;id&quot;:70,&quot;uris&quot;:[&quot;http://zotero.org/users/8796872/items/5HYDZYNZ&quot;],&quot;itemData&quot;:{&quot;id&quot;:70,&quot;type&quot;:&quot;book&quot;,&quot;ISBN&quot;:&quot;978-0-9353302-35-6&quot;,&quot;number-of-pages&quot;:&quot;232&quot;,&quot;publisher&quot;:&quot;American Educational Research Association&quot;,&quot;title&quot;:&quot;Standards for Educational and Psychological Testing&quot;,&quot;author&quot;:[{&quot;literal&quot;:&quot;American Educational Research Association&quot;},{&quot;literal&quot;:&quot;American Psychological Association&quot;},{&quot;literal&quot;:&quot;National Council on Measurement in Education&quot;}],&quot;issued&quot;:{&quot;date-parts&quot;:[[&quot;2014&quot;]]}}}],&quot;schema&quot;:&quot;https://github.com/citation-style-language/schema/raw/master/csl-citation.json&quot;} RNDyZZ0cA38ZS"/><text:span text:style-name="T57">(AMERICAN EDUCATIONAL RESEARCH ASSOCIATION; AMERICAN PSYCHOLOGICAL ASSOCIATION; NATIONAL COUNCIL ON MEASUREMENT IN EDUCATION, 2014)</text:span><text:reference-mark-end text:name="ZOTERO_ITEM CSL_CITATION {&quot;citationID&quot;:&quot;7BoP7atp&quot;,&quot;properties&quot;:{&quot;formattedCitation&quot;:&quot;(AMERICAN EDUCATIONAL RESEARCH ASSOCIATION; AMERICAN PSYCHOLOGICAL ASSOCIATION; NATIONAL COUNCIL ON MEASUREMENT IN EDUCATION, 2014)&quot;,&quot;plainCitation&quot;:&quot;(AMERICAN EDUCATIONAL RESEARCH ASSOCIATION; AMERICAN PSYCHOLOGICAL ASSOCIATION; NATIONAL COUNCIL ON MEASUREMENT IN EDUCATION, 2014)&quot;,&quot;noteIndex&quot;:0},&quot;citationItems&quot;:[{&quot;id&quot;:70,&quot;uris&quot;:[&quot;http://zotero.org/users/8796872/items/5HYDZYNZ&quot;],&quot;itemData&quot;:{&quot;id&quot;:70,&quot;type&quot;:&quot;book&quot;,&quot;ISBN&quot;:&quot;978-0-9353302-35-6&quot;,&quot;number-of-pages&quot;:&quot;232&quot;,&quot;publisher&quot;:&quot;American Educational Research Association&quot;,&quot;title&quot;:&quot;Standards for Educational and Psychological Testing&quot;,&quot;author&quot;:[{&quot;literal&quot;:&quot;American Educational Research Association&quot;},{&quot;literal&quot;:&quot;American Psychological Association&quot;},{&quot;literal&quot;:&quot;National Council on Measurement in Education&quot;}],&quot;issued&quot;:{&quot;date-parts&quot;:[[&quot;2014&quot;]]}}}],&quot;schema&quot;:&quot;https://github.com/citation-style-language/schema/raw/master/csl-citation.json&quot;} RNDyZZ0cA38ZS"/><text:span text:style-name="T59">. </text:span><text:span text:style-name="T60">O uso destes, bem como </text:span><text:span text:style-name="T61">de </text:span><text:span text:style-name="T60">outros guias exógenos, </text:span><text:span text:style-name="T62">não é </text:span><text:span text:style-name="T63">muito </text:span><text:span text:style-name="T62">comum </text:span><text:span text:style-name="T60">dentro da ciência da saúde</text:span><text:span text:style-name="T62">. </text:span><text:span text:style-name="T60">Por exemplo, estudos dedicados a instrumentos de medição de fenômenos clínicos que são casos específicos de fenômenos físicos empregam um vocabulário diverso ao apontado no VIM e estudos que dizem analisar propriedades psicométricas de um instrumento seguem metodologias distintas do indicado pelo </text:span><text:span text:style-name="T58">Standards </text:span><text:reference-mark-start text:name="ZOTERO_ITEM CSL_CITATION {&quot;citationID&quot;:&quot;XcBGZL7M&quot;,&quot;properties&quot;:{&quot;formattedCitation&quot;:&quot;(LORENTE et al., 2020)&quot;,&quot;plainCitation&quot;:&quot;(LORENTE et al., 2020)&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schema&quot;:&quot;https://github.com/citation-style-language/schema/raw/master/csl-citation.json&quot;} RNDTnPWVNdZn8"/><text:span text:style-name="T58">(LORENTE et al., 2020)</text:span><text:reference-mark-end text:name="ZOTERO_ITEM CSL_CITATION {&quot;citationID&quot;:&quot;XcBGZL7M&quot;,&quot;properties&quot;:{&quot;formattedCitation&quot;:&quot;(LORENTE et al., 2020)&quot;,&quot;plainCitation&quot;:&quot;(LORENTE et al., 2020)&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schema&quot;:&quot;https://github.com/citation-style-language/schema/raw/master/csl-citation.json&quot;} RNDTnPWVNdZn8"/><text:span text:style-name="T60">.</text:span></text:p>
      <text:p text:style-name="P11"><text:span text:style-name="T64">Suponho que a rejeição à guias exógenos se deva a </text:span><text:span text:style-name="T65">in</text:span><text:span text:style-name="T64">inteligibilidade entre campos científicos como demonstrado por Kuhn </text:span><text:reference-mark-start text:name="ZOTERO_ITEM CSL_CITATION {&quot;citationID&quot;:&quot;TxZKrgGY&quot;,&quot;properties&quot;:{&quot;formattedCitation&quot;:&quot;(KUHN, 2013)&quot;,&quot;plainCitation&quot;:&quot;(KUHN, 2013)&quot;,&quot;noteIndex&quot;:0},&quot;citationItems&quot;:[{&quot;id&quot;:234,&quot;uris&quot;:[&quot;http://zotero.org/users/8796872/items/8Y7F2P9V&quot;],&quot;itemData&quot;:{&quot;id&quot;:234,&quot;type&quot;:&quot;book&quot;,&quot;edition&quot;:&quot;12&quot;,&quot;event-place&quot;:&quot;São Paulo&quot;,&quot;ISBN&quot;:&quot;978-85-273-0111-4&quot;,&quot;language&quot;:&quot;pt&quot;,&quot;number-of-pages&quot;:&quot;264&quot;,&quot;publisher&quot;:&quot;Perspectiva&quot;,&quot;publisher-place&quot;:&quot;São Paulo&quot;,&quot;source&quot;:&quot;Zotero&quot;,&quot;title&quot;:&quot;A Estrutura das Revoluções Científicas&quot;,&quot;author&quot;:[{&quot;family&quot;:&quot;Kuhn&quot;,&quot;given&quot;:&quot;Thomas S&quot;}],&quot;issued&quot;:{&quot;date-parts&quot;:[[&quot;2013&quot;]]}}}],&quot;schema&quot;:&quot;https://github.com/citation-style-language/schema/raw/master/csl-citation.json&quot;} RNDAPe05md0mQ"/><text:span text:style-name="T64">(KUHN, 2013)</text:span><text:reference-mark-end text:name="ZOTERO_ITEM CSL_CITATION {&quot;citationID&quot;:&quot;TxZKrgGY&quot;,&quot;properties&quot;:{&quot;formattedCitation&quot;:&quot;(KUHN, 2013)&quot;,&quot;plainCitation&quot;:&quot;(KUHN, 2013)&quot;,&quot;noteIndex&quot;:0},&quot;citationItems&quot;:[{&quot;id&quot;:234,&quot;uris&quot;:[&quot;http://zotero.org/users/8796872/items/8Y7F2P9V&quot;],&quot;itemData&quot;:{&quot;id&quot;:234,&quot;type&quot;:&quot;book&quot;,&quot;edition&quot;:&quot;12&quot;,&quot;event-place&quot;:&quot;São Paulo&quot;,&quot;ISBN&quot;:&quot;978-85-273-0111-4&quot;,&quot;language&quot;:&quot;pt&quot;,&quot;number-of-pages&quot;:&quot;264&quot;,&quot;publisher&quot;:&quot;Perspectiva&quot;,&quot;publisher-place&quot;:&quot;São Paulo&quot;,&quot;source&quot;:&quot;Zotero&quot;,&quot;title&quot;:&quot;A Estrutura das Revoluções Científicas&quot;,&quot;author&quot;:[{&quot;family&quot;:&quot;Kuhn&quot;,&quot;given&quot;:&quot;Thomas S&quot;}],&quot;issued&quot;:{&quot;date-parts&quot;:[[&quot;2013&quot;]]}}}],&quot;schema&quot;:&quot;https://github.com/citation-style-language/schema/raw/master/csl-citation.json&quot;} RNDAPe05md0mQ"/><text:span text:style-name="T10">. </text:span><text:span text:style-name="T15">Comunidades científicas distintas partilham paradigmas diferentes, </text:span><text:span text:style-name="T16">consequentemente, elementos que orientam </text:span><text:span text:style-name="T88">a atividade científica como termos, conceitos, teorias e métodos divergem entre campos constituidos por comunidades distintas. </text:span><text:span text:style-name="T15">Assim, documentos produzidos fora da ciência da saúde terão dificuldade de compreensão, consequentemente de adoção, dentro do campo devido a fatores que vão de questões lexicais até ontológicas. Chang </text:span><text:reference-mark-start text:name="ZOTERO_ITEM CSL_CITATION {&quot;citationID&quot;:&quot;6PjbWTR4&quot;,&quot;properties&quot;:{&quot;formattedCitation&quot;:&quot;(CHANG, 2004)&quot;,&quot;plainCitation&quot;:&quot;(CHANG, 2004)&quot;,&quot;noteIndex&quot;:0},&quot;citationItems&quot;:[{&quot;id&quot;:236,&quot;uris&quot;:[&quot;http://zotero.org/users/8796872/items/TAP8YF2S&quot;],&quot;itemData&quot;:{&quot;id&quot;:236,&quot;type&quot;:&quot;book&quot;,&quot;event-place&quot;:&quot;Nova Iorque&quot;,&quot;ISBN&quot;:&quot;0-19-517127-6&quot;,&quot;language&quot;:&quot;en&quot;,&quot;number-of-pages&quot;:&quot;286&quot;,&quot;publisher&quot;:&quot;Oxford University Press&quot;,&quot;publisher-place&quot;:&quot;Nova Iorque&quot;,&quot;source&quot;:&quot;DOI.org (Crossref)&quot;,&quot;title&quot;:&quot;Inventing temperature: measurement and scientific progress&quot;,&quot;title-short&quot;:&quot;Inventing temperature&quot;,&quot;URL&quot;:&quot;http://choicereviews.org/review/10.5860/CHOICE.43-0373&quot;,&quot;author&quot;:[{&quot;family&quot;:&quot;Chang&quot;,&quot;given&quot;:&quot;Hasok&quot;}],&quot;accessed&quot;:{&quot;date-parts&quot;:[[&quot;2022&quot;,5,7]]},&quot;issued&quot;:{&quot;date-parts&quot;:[[&quot;2004&quot;]]}}}],&quot;schema&quot;:&quot;https://github.com/citation-style-language/schema/raw/master/csl-citation.json&quot;} RNDqU3eP0t6Wi"/><text:span text:style-name="T15">(CHANG, 2004)</text:span><text:reference-mark-end text:name="ZOTERO_ITEM CSL_CITATION {&quot;citationID&quot;:&quot;6PjbWTR4&quot;,&quot;properties&quot;:{&quot;formattedCitation&quot;:&quot;(CHANG, 2004)&quot;,&quot;plainCitation&quot;:&quot;(CHANG, 2004)&quot;,&quot;noteIndex&quot;:0},&quot;citationItems&quot;:[{&quot;id&quot;:236,&quot;uris&quot;:[&quot;http://zotero.org/users/8796872/items/TAP8YF2S&quot;],&quot;itemData&quot;:{&quot;id&quot;:236,&quot;type&quot;:&quot;book&quot;,&quot;event-place&quot;:&quot;Nova Iorque&quot;,&quot;ISBN&quot;:&quot;0-19-517127-6&quot;,&quot;language&quot;:&quot;en&quot;,&quot;number-of-pages&quot;:&quot;286&quot;,&quot;publisher&quot;:&quot;Oxford University Press&quot;,&quot;publisher-place&quot;:&quot;Nova Iorque&quot;,&quot;source&quot;:&quot;DOI.org (Crossref)&quot;,&quot;title&quot;:&quot;Inventing temperature: measurement and scientific progress&quot;,&quot;title-short&quot;:&quot;Inventing temperature&quot;,&quot;URL&quot;:&quot;http://choicereviews.org/review/10.5860/CHOICE.43-0373&quot;,&quot;author&quot;:[{&quot;family&quot;:&quot;Chang&quot;,&quot;given&quot;:&quot;Hasok&quot;}],&quot;accessed&quot;:{&quot;date-parts&quot;:[[&quot;2022&quot;,5,7]]},&quot;issued&quot;:{&quot;date-parts&quot;:[[&quot;2004&quot;]]}}}],&quot;schema&quot;:&quot;https://github.com/citation-style-language/schema/raw/master/csl-citation.json&quot;} RNDqU3eP0t6Wi"/><text:span text:style-name="T15">, ao propor uma epistemologia das medições, explica como campos diferentes realizam atividades científicas que buscam virtudes </text:span><text:span text:style-name="T6">específicas</text:span><text:span text:style-name="T15">. Essa</text:span><text:span text:style-name="T17">s</text:span><text:span text:style-name="T15"> atividades só fazem sentido assumindo-se um determinado princípio ontológico. </text:span><text:span text:style-name="T7">As comunidades</text:span><text:span text:style-name="T15"> que geraram o VIM e o </text:span><text:span text:style-name="T12">Standards, </text:span><text:span text:style-name="T18">por exemplo,</text:span><text:span text:style-name="T19"> </text:span><text:span text:style-name="T20">possuem princípios ontológicos diferentes </text:span><text:span text:style-name="T21">em relação aos </text:span><text:span text:style-name="T3">integrantes da</text:span><text:span text:style-name="T20"> </text:span><text:span text:style-name="T22">ciência da </text:span><text:span text:style-name="T4">s</text:span><text:span text:style-name="T20">aúde. </text:span><text:span text:style-name="T21">A</text:span><text:span text:style-name="T20">liado </text:span><text:span text:style-name="T21">à</text:span><text:span text:style-name="T20">s diferenças entre as matrizes disciplinares, esses documentos se tornam </text:span><text:span text:style-name="T23">in</text:span><text:span text:style-name="T20">intelig</text:span><text:span text:style-name="T24">í</text:span><text:span text:style-name="T20">veis por membros desta comunidade.</text:span></text:p>
      <text:p text:style-name="P12"><text:span text:style-name="T1">A pesquisa apresentada aqui é parte d</text:span><text:span text:style-name="T2">e um</text:span><text:span text:style-name="T1">a pesquisa </text:span><text:span text:style-name="T2">que tem como objetivo promover uma taxonomia epistêmica das propriedades de medição </text:span><text:span text:style-name="T5">adequada aos princípios ontológicos da ciência da saúde. Para isso, deve-se </text:span><text:soft-page-break/><text:span text:style-name="T5">proceder uma análise baseada nas atividades científicas próprias deste campo. A dimensão do campo da saúde e o prazo estabelecido para entrega desse trabalho demandam um recorte específico que o fiz a partir do objeto de medição: ro</text:span><text:span text:style-name="T2">tação dinâmica da escápula no plano frontal. </text:span></text:p>
      <text:p text:style-name="P13">Esse estudo descreve o processo de seleção das fontes e identificação daquelas alheias ao campo do saúde para que essas sejam analisadas nas partes seguintes da pesquisa proposta.</text:p>
      <text:h text:style-name="Heading_20_1" text:outline-level="1">Metodologia</text:h>
      <text:p text:style-name="Text_20_body"><text:span text:style-name="T96">A seleção das fontes ocorreu </text:span><text:span text:style-name="T91">buscando atender o</text:span><text:span text:style-name="T96"> orientado pelo </text:span><text:span text:style-name="T99">guia JBI para </text:span><text:span text:style-name="T77">revisões de escopo </text:span><text:reference-mark-start text:name="ZOTERO_ITEM CSL_CITATION {&quot;citationID&quot;:&quot;qxXBjZrr&quot;,&quot;properties&quot;:{&quot;formattedCitation&quot;:&quot;(PETERS et al., 2020)&quot;,&quot;plainCitation&quot;:&quot;(PETERS et al., 2020)&quot;,&quot;noteIndex&quot;:0},&quot;citationItems&quot;:[{&quot;id&quot;:206,&quot;uris&quot;:[&quot;http://zotero.org/users/8796872/items/MJ3KJAEA&quot;],&quot;itemData&quot;:{&quot;id&quot;:206,&quot;type&quot;:&quot;chapter&quot;,&quot;container-title&quot;:&quot;JBI Manual for Evidence Synthesis&quot;,&quot;language&quot;:&quot;English&quot;,&quot;publisher&quot;:&quot;JBI&quot;,&quot;title&quot;:&quot;Chapter 11: Scoping Reviews (2020 version)&quot;,&quot;author&quot;:[{&quot;family&quot;:&quot;Peters&quot;,&quot;given&quot;:&quot;Micah DJ&quot;},{&quot;family&quot;:&quot;Godfrey&quot;,&quot;given&quot;:&quot;Christina&quot;},{&quot;family&quot;:&quot;McInerney&quot;,&quot;given&quot;:&quot;Patricia&quot;},{&quot;family&quot;:&quot;Munn&quot;,&quot;given&quot;:&quot;Zachary&quot;},{&quot;family&quot;:&quot;Tricco&quot;,&quot;given&quot;:&quot;Andrea C&quot;},{&quot;family&quot;:&quot;Khalil&quot;,&quot;given&quot;:&quot;Hanan&quot;}],&quot;issued&quot;:{&quot;date-parts&quot;:[[&quot;2020&quot;]]}}}],&quot;schema&quot;:&quot;https://github.com/citation-style-language/schema/raw/master/csl-citation.json&quot;} RNDtC9AlvKNOP"/><text:span text:style-name="T77">(PETERS et al., 2020)</text:span><text:reference-mark-end text:name="ZOTERO_ITEM CSL_CITATION {&quot;citationID&quot;:&quot;qxXBjZrr&quot;,&quot;properties&quot;:{&quot;formattedCitation&quot;:&quot;(PETERS et al., 2020)&quot;,&quot;plainCitation&quot;:&quot;(PETERS et al., 2020)&quot;,&quot;noteIndex&quot;:0},&quot;citationItems&quot;:[{&quot;id&quot;:206,&quot;uris&quot;:[&quot;http://zotero.org/users/8796872/items/MJ3KJAEA&quot;],&quot;itemData&quot;:{&quot;id&quot;:206,&quot;type&quot;:&quot;chapter&quot;,&quot;container-title&quot;:&quot;JBI Manual for Evidence Synthesis&quot;,&quot;language&quot;:&quot;English&quot;,&quot;publisher&quot;:&quot;JBI&quot;,&quot;title&quot;:&quot;Chapter 11: Scoping Reviews (2020 version)&quot;,&quot;author&quot;:[{&quot;family&quot;:&quot;Peters&quot;,&quot;given&quot;:&quot;Micah DJ&quot;},{&quot;family&quot;:&quot;Godfrey&quot;,&quot;given&quot;:&quot;Christina&quot;},{&quot;family&quot;:&quot;McInerney&quot;,&quot;given&quot;:&quot;Patricia&quot;},{&quot;family&quot;:&quot;Munn&quot;,&quot;given&quot;:&quot;Zachary&quot;},{&quot;family&quot;:&quot;Tricco&quot;,&quot;given&quot;:&quot;Andrea C&quot;},{&quot;family&quot;:&quot;Khalil&quot;,&quot;given&quot;:&quot;Hanan&quot;}],&quot;issued&quot;:{&quot;date-parts&quot;:[[&quot;2020&quot;]]}}}],&quot;schema&quot;:&quot;https://github.com/citation-style-language/schema/raw/master/csl-citation.json&quot;} RNDtC9AlvKNOP"/>. <text:span text:style-name="T99">O protocolo da pesquisa não foi registrado mas foi mantido o registro de toda a produção e alteração de documentos a partir de um gestor de versionamento de arquivos, os registros estão públicos e podem ser consultados</text:span><text:span text:style-name="T99"><text:note text:id="ftn5" text:note-class="footnote"><text:note-citation>5</text:note-citation><text:note-body><text:p text:style-name="Footnote"><text:a xlink:type="simple" xlink:href="https://github.com/lucasmberaldo/Revisao-Escapula" text:style-name="Internet_20_link" text:visited-style-name="Visited_20_Internet_20_Link">https://github.com/lucasmberaldo/Revisao-Escapula</text:a></text:p></text:note-body></text:note></text:span><text:span text:style-name="T99">.</text:span> <text:span text:style-name="T98">Como questão de pesquisa estabeleceu-se “Quais estudos inseridos no campo da ciência da saúde avaliaram propriedades de medição de sistemas de medição da rotação dinâmica da escápula no plano frontal?</text:span></text:p>
      <text:p text:style-name="P19"><text:span text:style-name="T98">A população estabelecida compreende humanos em estudos </text:span><text:span text:style-name="T73">in vivo</text:span><text:span text:style-name="T79"> e cádaveres ou peças cadavéricas </text:span><text:span text:style-name="T80">humanas</text:span><text:span text:style-name="T79">, e modelos mecânicos </text:span><text:span text:style-name="T80">representando a escápula humana</text:span><text:span text:style-name="T79"> em estudos </text:span><text:span text:style-name="T73">in vitro</text:span><text:span text:style-name="T79">. </text:span><text:span text:style-name="T78">O conceito compreende a rotação da escápula no plano frontal. O contexto é o de </text:span><text:span text:style-name="T89">medições dinâmicas. Compreende-se medições, nesse caso, atribuições de valores ordinais, intervalares ou racionais. </text:span><text:span text:style-name="T78"><text:s/>A rotação foi estabelecida como a diferença entre a posição da escápula em relação à qualquer referêncial em dois momentos. Esta foi considerada dinâmica quando a posição final foi identificada sem a interrupção do movimento. Portanto, não contemplando medições estabelecidas a partir de sucessivas avaliações estáticas.</text:span></text:p>
      <text:p text:style-name="P20">Os critérios de inclusão das fontes foram: artigo completo publicado em periódico científico com revisão por pares; estudo de avaliação ou desenvolvimento de um sistema de medição da rotação da escápula no plano frontal; medição dinâmica; resultado da medição deve ser um valor ordinal, intervalar ou racional; medição destinada a humanos; <text:span text:style-name="T99">a</text:span>presentação de alguma propriedade de medição <text:span text:style-name="T99">no estudo</text:span>. <text:span text:style-name="T100">Não foi imposta restrições temportais ou de idioma.</text:span></text:p>
      <text:p text:style-name="Text_20_body"><text:soft-page-break/><text:span text:style-name="T90">A estratégia de busca (escolha das bases e chave de busca) foi confeccionada com o auxílio de um bibliotecária. As buscas pelas fontes foram realizadas na Pubmed, Embase e Lilacs no dia 10 de maio de 2022. Optou-se essas bases para restringir as fontes ao campo da ciência da saúde. A chave de buscas foi construida originalmente para aplicação na Pubmed e posteriormente adaptada para as demais <text:s/>bases. A chave foi elaborada a partir de dois estudos anteriores </text:span><text:reference-mark-start text:name="ZOTERO_ITEM CSL_CITATION {&quot;citationID&quot;:&quot;WG8Pnh3l&quot;,&quot;properties&quot;:{&quot;formattedCitation&quot;:&quot;(BERALDO; SILVA; CANDOTTI, [s.d.]; D\\uc0\\u8217{}HONDT et al., 2020)&quot;,&quot;plainCitation&quot;:&quot;(BERALDO; SILVA; CANDOTTI, [s.d.]; D’HONDT et al., 2020)&quot;,&quot;noteIndex&quot;:0},&quot;citationItems&quot;:[{&quot;id&quot;:1435,&quot;uris&quot;:[&quot;http://zotero.org/users/8796872/items/KCK6FPML&quot;],&quot;itemData&quot;:{&quot;id&quot;:1435,&quot;type&quot;:&quot;article-journal&quot;,&quot;container-title&quot;:&quot;Fisioterapia e Pesquisa&quot;,&quot;title&quot;:&quot;Métodos clínicos de avaliação dinâmica e quantitativa do complexo ombro e escápula: uma revisão de escopo&quot;,&quot;volume&quot;:&quot;Aceito&quot;,&quot;author&quot;:[{&quot;family&quot;:&quot;Beraldo&quot;,&quot;given&quot;:&quot;Lucas Menghin&quot;},{&quot;family&quot;:&quot;Silva&quot;,&quot;given&quot;:&quot;Marcelle Guimarães&quot;},{&quot;family&quot;:&quot;Candotti&quot;,&quot;given&quot;:&quot;Cláudia Tarragô&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gJM5AL8vMj"/><text:span text:style-name="T68">(BERALDO; SILVA; CANDOTTI, [s.d.]; D</text:span><text:span text:style-name="T67">’HONDT et al., 2020)</text:span><text:reference-mark-end text:name="ZOTERO_ITEM CSL_CITATION {&quot;citationID&quot;:&quot;WG8Pnh3l&quot;,&quot;properties&quot;:{&quot;formattedCitation&quot;:&quot;(BERALDO; SILVA; CANDOTTI, [s.d.]; D\\uc0\\u8217{}HONDT et al., 2020)&quot;,&quot;plainCitation&quot;:&quot;(BERALDO; SILVA; CANDOTTI, [s.d.]; D’HONDT et al., 2020)&quot;,&quot;noteIndex&quot;:0},&quot;citationItems&quot;:[{&quot;id&quot;:1435,&quot;uris&quot;:[&quot;http://zotero.org/users/8796872/items/KCK6FPML&quot;],&quot;itemData&quot;:{&quot;id&quot;:1435,&quot;type&quot;:&quot;article-journal&quot;,&quot;container-title&quot;:&quot;Fisioterapia e Pesquisa&quot;,&quot;title&quot;:&quot;Métodos clínicos de avaliação dinâmica e quantitativa do complexo ombro e escápula: uma revisão de escopo&quot;,&quot;volume&quot;:&quot;Aceito&quot;,&quot;author&quot;:[{&quot;family&quot;:&quot;Beraldo&quot;,&quot;given&quot;:&quot;Lucas Menghin&quot;},{&quot;family&quot;:&quot;Silva&quot;,&quot;given&quot;:&quot;Marcelle Guimarães&quot;},{&quot;family&quot;:&quot;Candotti&quot;,&quot;given&quot;:&quot;Cláudia Tarragô&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gJM5AL8vMj"/> <text:span text:style-name="T92">e</text:span><text:span text:style-name="T100"> cinco artigos de conhecimento prévio a equipe de pesquisa que </text:span><text:span text:style-name="T92">cumpriam os critérios de inclusão</text:span><text:span text:style-name="T69"> </text:span><text:reference-mark-start text:name="ZOTERO_ITEM CSL_CITATION {&quot;citationID&quot;:&quot;8MjLpXG5&quot;,&quot;properties&quot;:{&quot;formattedCitation&quot;:&quot;(HAIK; ALBURQUERQUE-SEND\\uc0\\u205{}N; CAMARGO, 2014; KARDUNA et al., 2001; PAREL et al., 2012, 2014; THIGPEN et al., 2005)&quot;,&quot;plainCitation&quot;:&quot;(HAIK; ALBURQUERQUE-SENDÍN; CAMARGO, 2014; KARDUNA et al., 2001; PAREL et al., 2012, 2014; THIGPEN et al., 2005)&quot;,&quot;noteIndex&quot;:0},&quot;citationItems&quot;:[{&quot;id&quot;:3,&quot;uris&quot;:[&quot;http://zotero.org/users/8796872/items/K8994NKX&quot;],&quot;itemData&quot;:{&quot;id&quot;:3,&quot;type&quot;:&quot;article-journal&quot;,&quot;container-title&quot;:&quot;Journal of Orthopaedic &amp; Sports Physical Therapy&quot;,&quot;DOI&quot;:&quot;10.2519/jospt.2014.4705&quot;,&quot;ISSN&quot;:&quot;0190-6011, 1938-1344&quot;,&quot;issue&quot;:&quot;5&quot;,&quot;journalAbbreviation&quot;:&quot;J Orthop Sports Phys Ther&quot;,&quot;language&quot;:&quot;en&quot;,&quot;page&quot;:&quot;341-349&quot;,&quot;source&quot;:&quot;DOI.org (Crossref)&quot;,&quot;title&quot;:&quot;Reliability and Minimal Detectable Change of 3-Dimensional Scapular Orientation in Individuals With and Without Shoulder Impingement&quot;,&quot;volume&quot;:&quot;44&quot;,&quot;author&quot;:[{&quot;family&quot;:&quot;Haik&quot;,&quot;given&quot;:&quot;Melina N.&quot;},{&quot;family&quot;:&quot;Alburquerque-Sendín&quot;,&quot;given&quot;:&quot;Francisco&quot;},{&quot;family&quot;:&quot;Camargo&quot;,&quot;given&quot;:&quot;Paula R.&quot;}],&quot;issued&quot;:{&quot;date-parts&quot;:[[&quot;2014&quot;,5]]}}},{&quot;id&quot;:291,&quot;uris&quot;:[&quot;http://zotero.org/groups/4670860/items/6AW5JT2X&quot;],&quot;itemData&quot;:{&quot;id&quot;:291,&quot;type&quot;:&quot;article-journal&quot;,&quot;abstract&quot;:&quot;The validation of two noninvasive methods for measuring the dynamic three-dimensional kinematics of the human scapula with a magnetic tracking device is presented. One method consists of simply fixing a sensor directly to the acromion and the other consists of mounting a sensor to an adjustable plastic jig that fits over the scapular spine and acromion. The concurrent validity of both methods was assessed separately by comparison with data collected simultaneously from an invasive approach in which pins were drilled directly into the scapula. The differences between bone and skin based measurements represents an estimation of skin motion artifact. The average motion pattern of each surface method was similar to that measured by the invasive technique, especially below 120 degrees of elevation. These results indicate that with careful consideration, both methods may offer reasonably accurate representations of scapular motion that may be used to study shoulder pathologies and help develop computational models.&quot;,&quot;container-title&quot;:&quot;Journal of Biomechanical Engineering&quot;,&quot;DOI&quot;:&quot;10.1115/1.1351892&quot;,&quot;ISSN&quot;:&quot;0148-0731, 1528-8951&quot;,&quot;issue&quot;:&quot;2&quot;,&quot;language&quot;:&quot;en&quot;,&quot;page&quot;:&quot;184-190&quot;,&quot;source&quot;:&quot;DOI.org (Crossref)&quot;,&quot;title&quot;:&quot;Dynamic Measurements of Three-Dimensional Scapular Kinematics: A Validation Study&quot;,&quot;title-short&quot;:&quot;Dynamic Measurements of Three-Dimensional Scapular Kinematics&quot;,&quot;volume&quot;:&quot;123&quot;,&quot;author&quot;:[{&quot;family&quot;:&quot;Karduna&quot;,&quot;given&quot;:&quot;Andrew R.&quot;},{&quot;family&quot;:&quot;McClure&quot;,&quot;given&quot;:&quot;Phil W.&quot;},{&quot;family&quot;:&quot;Michener&quot;,&quot;given&quot;:&quot;Lori A.&quot;},{&quot;family&quot;:&quot;Sennett&quot;,&quot;given&quot;:&quot;Brian&quot;}],&quot;issued&quot;:{&quot;date-parts&quot;:[[&quot;2001&quot;,4,1]]}}},{&quot;id&quot;:29,&quot;uris&quot;:[&quot;http://zotero.org/users/8796872/items/VWS3T8FL&quot;],&quot;itemData&quot;:{&quot;id&quot;:29,&quot;type&quot;:&quot;article-journal&quot;,&quot;container-title&quot;:&quot;Gait &amp; Posture&quot;,&quot;DOI&quot;:&quot;10.1016/j.gaitpost.2011.12.015&quot;,&quot;ISSN&quot;:&quot;09666362&quot;,&quot;issue&quot;:&quot;4&quot;,&quot;journalAbbreviation&quot;:&quot;Gait &amp; Posture&quot;,&quot;language&quot;:&quot;en&quot;,&quot;page&quot;:&quot;636-640&quot;,&quot;source&quot;:&quot;DOI.org (Crossref)&quot;,&quot;title&quot;:&quot;Ambulatory measurement of the scapulohumeral rhythm: Intra- and inter-operator agreement of a protocol based on inertial and magnetic sensors&quot;,&quot;title-short&quot;:&quot;Ambulatory measurement of the scapulohumeral rhythm&quot;,&quot;volume&quot;:&quot;35&quot;,&quot;author&quot;:[{&quot;family&quot;:&quot;Parel&quot;,&quot;given&quot;:&quot;I.&quot;},{&quot;family&quot;:&quot;Cutti&quot;,&quot;given&quot;:&quot;A.G.&quot;},{&quot;family&quot;:&quot;Fiumana&quot;,&quot;given&quot;:&quot;G.&quot;},{&quot;family&quot;:&quot;Porcellini&quot;,&quot;given&quot;:&quot;G.&quot;},{&quot;family&quot;:&quot;Verni&quot;,&quot;given&quot;:&quot;G.&quot;},{&quot;family&quot;:&quot;Accardo&quot;,&quot;given&quot;:&quot;A.P.&quot;}],&quot;issued&quot;:{&quot;date-parts&quot;:[[&quot;2012&quot;,4]]}}},{&quot;id&quot;:30,&quot;uris&quot;:[&quot;http://zotero.org/users/8796872/items/69RPU6KH&quot;],&quot;itemData&quot;:{&quot;id&quot;:30,&quot;type&quot;:&quot;article-journal&quot;,&quot;container-title&quot;:&quot;Medical &amp; Biological Engineering &amp; Computing&quot;,&quot;DOI&quot;:&quot;10.1007/s11517-013-1121-y&quot;,&quot;ISSN&quot;:&quot;0140-0118, 1741-0444&quot;,&quot;issue&quot;:&quot;3&quot;,&quot;journalAbbreviation&quot;:&quot;Med Biol Eng Comput&quot;,&quot;language&quot;:&quot;en&quot;,&quot;page&quot;:&quot;271-282&quot;,&quot;source&quot;:&quot;DOI.org (Crossref)&quot;,&quot;title&quot;:&quot;Intra-protocol repeatability and inter-protocol agreement for the analysis of scapulo-humeral coordination&quot;,&quot;volume&quot;:&quot;52&quot;,&quot;author&quot;:[{&quot;family&quot;:&quot;Parel&quot;,&quot;given&quot;:&quot;I.&quot;},{&quot;family&quot;:&quot;Cutti&quot;,&quot;given&quot;:&quot;A. G.&quot;},{&quot;family&quot;:&quot;Kraszewski&quot;,&quot;given&quot;:&quot;A.&quot;},{&quot;family&quot;:&quot;Verni&quot;,&quot;given&quot;:&quot;G.&quot;},{&quot;family&quot;:&quot;Hillstrom&quot;,&quot;given&quot;:&quot;H.&quot;},{&quot;family&quot;:&quot;Kontaxis&quot;,&quot;given&quot;:&quot;A.&quot;}],&quot;issued&quot;:{&quot;date-parts&quot;:[[&quot;2014&quot;,3]]}}},{&quot;id&quot;:25,&quot;uris&quot;:[&quot;http://zotero.org/users/8796872/items/LSEJVXQG&quot;],&quot;itemData&quot;:{&quot;id&quot;:25,&quot;type&quot;:&quot;article-journal&quot;,&quot;abstract&quot;:&quot;Measurement of scapular kinematics is an important component in the assessment of shoulder function; however, repeatability of these measurements has not been established. The purpose of this study, therefore, was to determine the repeatability of scapular rotation measures for different humeral elevation planes between trials, sessions, and days. Three-dimensional scapular rotations were collected using an electromagnetic tracking system in three planes of humeral elevation. Coefficient of multiple correlation (CMC) values were calculated between trials, sessions, and days for curves of scapular rotations. CMC values were compared with repeated measures analysis of variance (ANOVAs) and Tukey's post-hoc procedures. Tests of simple main effects were performed for significant interaction effects. Our results suggest that scapular rotation measures are repeatable between trials within the same testing session, but less repeatable between testing sessions and days. Sagittal plane elevation consistently yielded the highest CMC values for all scapular rotations. These results suggest sagittal plane elevation should be considered to evaluate differences in scapular rotations.&quot;,&quot;container-title&quot;:&quot;Research in Sports Medicine&quot;,&quot;DOI&quot;:&quot;10.1080/15438620500222489&quot;,&quot;ISSN&quot;:&quot;1543-8627, 1543-8635&quot;,&quot;issue&quot;:&quot;3&quot;,&quot;journalAbbreviation&quot;:&quot;Research in Sports Medicine&quot;,&quot;language&quot;:&quot;en&quot;,&quot;page&quot;:&quot;181-198&quot;,&quot;source&quot;:&quot;DOI.org (Crossref)&quot;,&quot;title&quot;:&quot;The Repeatability of Scapular Rotations Across Three Planes of Humeral Elevation&quot;,&quot;volume&quot;:&quot;13&quot;,&quot;author&quot;:[{&quot;family&quot;:&quot;Thigpen&quot;,&quot;given&quot;:&quot;Charles A.&quot;},{&quot;family&quot;:&quot;Gross&quot;,&quot;given&quot;:&quot;Michael T.&quot;},{&quot;family&quot;:&quot;Karas&quot;,&quot;given&quot;:&quot;Spero G.&quot;},{&quot;family&quot;:&quot;Garrett&quot;,&quot;given&quot;:&quot;William E.&quot;},{&quot;family&quot;:&quot;Yu&quot;,&quot;given&quot;:&quot;Bing&quot;}],&quot;issued&quot;:{&quot;date-parts&quot;:[[&quot;2005&quot;,7]]}}}],&quot;schema&quot;:&quot;https://github.com/citation-style-language/schema/raw/master/csl-citation.json&quot;} RNDaZbfaGEycW"/><text:span text:style-name="T69">(HAIK; ALBURQUERQUE-SEND</text:span><text:span text:style-name="T67">ÍN; CAMARGO, 2014; KARDUNA et al., 2001; PAREL et al., 2012, 2014; THIGPEN et al., 2005)</text:span><text:reference-mark-end text:name="ZOTERO_ITEM CSL_CITATION {&quot;citationID&quot;:&quot;8MjLpXG5&quot;,&quot;properties&quot;:{&quot;formattedCitation&quot;:&quot;(HAIK; ALBURQUERQUE-SEND\\uc0\\u205{}N; CAMARGO, 2014; KARDUNA et al., 2001; PAREL et al., 2012, 2014; THIGPEN et al., 2005)&quot;,&quot;plainCitation&quot;:&quot;(HAIK; ALBURQUERQUE-SENDÍN; CAMARGO, 2014; KARDUNA et al., 2001; PAREL et al., 2012, 2014; THIGPEN et al., 2005)&quot;,&quot;noteIndex&quot;:0},&quot;citationItems&quot;:[{&quot;id&quot;:3,&quot;uris&quot;:[&quot;http://zotero.org/users/8796872/items/K8994NKX&quot;],&quot;itemData&quot;:{&quot;id&quot;:3,&quot;type&quot;:&quot;article-journal&quot;,&quot;container-title&quot;:&quot;Journal of Orthopaedic &amp; Sports Physical Therapy&quot;,&quot;DOI&quot;:&quot;10.2519/jospt.2014.4705&quot;,&quot;ISSN&quot;:&quot;0190-6011, 1938-1344&quot;,&quot;issue&quot;:&quot;5&quot;,&quot;journalAbbreviation&quot;:&quot;J Orthop Sports Phys Ther&quot;,&quot;language&quot;:&quot;en&quot;,&quot;page&quot;:&quot;341-349&quot;,&quot;source&quot;:&quot;DOI.org (Crossref)&quot;,&quot;title&quot;:&quot;Reliability and Minimal Detectable Change of 3-Dimensional Scapular Orientation in Individuals With and Without Shoulder Impingement&quot;,&quot;volume&quot;:&quot;44&quot;,&quot;author&quot;:[{&quot;family&quot;:&quot;Haik&quot;,&quot;given&quot;:&quot;Melina N.&quot;},{&quot;family&quot;:&quot;Alburquerque-Sendín&quot;,&quot;given&quot;:&quot;Francisco&quot;},{&quot;family&quot;:&quot;Camargo&quot;,&quot;given&quot;:&quot;Paula R.&quot;}],&quot;issued&quot;:{&quot;date-parts&quot;:[[&quot;2014&quot;,5]]}}},{&quot;id&quot;:291,&quot;uris&quot;:[&quot;http://zotero.org/groups/4670860/items/6AW5JT2X&quot;],&quot;itemData&quot;:{&quot;id&quot;:291,&quot;type&quot;:&quot;article-journal&quot;,&quot;abstract&quot;:&quot;The validation of two noninvasive methods for measuring the dynamic three-dimensional kinematics of the human scapula with a magnetic tracking device is presented. One method consists of simply fixing a sensor directly to the acromion and the other consists of mounting a sensor to an adjustable plastic jig that fits over the scapular spine and acromion. The concurrent validity of both methods was assessed separately by comparison with data collected simultaneously from an invasive approach in which pins were drilled directly into the scapula. The differences between bone and skin based measurements represents an estimation of skin motion artifact. The average motion pattern of each surface method was similar to that measured by the invasive technique, especially below 120 degrees of elevation. These results indicate that with careful consideration, both methods may offer reasonably accurate representations of scapular motion that may be used to study shoulder pathologies and help develop computational models.&quot;,&quot;container-title&quot;:&quot;Journal of Biomechanical Engineering&quot;,&quot;DOI&quot;:&quot;10.1115/1.1351892&quot;,&quot;ISSN&quot;:&quot;0148-0731, 1528-8951&quot;,&quot;issue&quot;:&quot;2&quot;,&quot;language&quot;:&quot;en&quot;,&quot;page&quot;:&quot;184-190&quot;,&quot;source&quot;:&quot;DOI.org (Crossref)&quot;,&quot;title&quot;:&quot;Dynamic Measurements of Three-Dimensional Scapular Kinematics: A Validation Study&quot;,&quot;title-short&quot;:&quot;Dynamic Measurements of Three-Dimensional Scapular Kinematics&quot;,&quot;volume&quot;:&quot;123&quot;,&quot;author&quot;:[{&quot;family&quot;:&quot;Karduna&quot;,&quot;given&quot;:&quot;Andrew R.&quot;},{&quot;family&quot;:&quot;McClure&quot;,&quot;given&quot;:&quot;Phil W.&quot;},{&quot;family&quot;:&quot;Michener&quot;,&quot;given&quot;:&quot;Lori A.&quot;},{&quot;family&quot;:&quot;Sennett&quot;,&quot;given&quot;:&quot;Brian&quot;}],&quot;issued&quot;:{&quot;date-parts&quot;:[[&quot;2001&quot;,4,1]]}}},{&quot;id&quot;:29,&quot;uris&quot;:[&quot;http://zotero.org/users/8796872/items/VWS3T8FL&quot;],&quot;itemData&quot;:{&quot;id&quot;:29,&quot;type&quot;:&quot;article-journal&quot;,&quot;container-title&quot;:&quot;Gait &amp; Posture&quot;,&quot;DOI&quot;:&quot;10.1016/j.gaitpost.2011.12.015&quot;,&quot;ISSN&quot;:&quot;09666362&quot;,&quot;issue&quot;:&quot;4&quot;,&quot;journalAbbreviation&quot;:&quot;Gait &amp; Posture&quot;,&quot;language&quot;:&quot;en&quot;,&quot;page&quot;:&quot;636-640&quot;,&quot;source&quot;:&quot;DOI.org (Crossref)&quot;,&quot;title&quot;:&quot;Ambulatory measurement of the scapulohumeral rhythm: Intra- and inter-operator agreement of a protocol based on inertial and magnetic sensors&quot;,&quot;title-short&quot;:&quot;Ambulatory measurement of the scapulohumeral rhythm&quot;,&quot;volume&quot;:&quot;35&quot;,&quot;author&quot;:[{&quot;family&quot;:&quot;Parel&quot;,&quot;given&quot;:&quot;I.&quot;},{&quot;family&quot;:&quot;Cutti&quot;,&quot;given&quot;:&quot;A.G.&quot;},{&quot;family&quot;:&quot;Fiumana&quot;,&quot;given&quot;:&quot;G.&quot;},{&quot;family&quot;:&quot;Porcellini&quot;,&quot;given&quot;:&quot;G.&quot;},{&quot;family&quot;:&quot;Verni&quot;,&quot;given&quot;:&quot;G.&quot;},{&quot;family&quot;:&quot;Accardo&quot;,&quot;given&quot;:&quot;A.P.&quot;}],&quot;issued&quot;:{&quot;date-parts&quot;:[[&quot;2012&quot;,4]]}}},{&quot;id&quot;:30,&quot;uris&quot;:[&quot;http://zotero.org/users/8796872/items/69RPU6KH&quot;],&quot;itemData&quot;:{&quot;id&quot;:30,&quot;type&quot;:&quot;article-journal&quot;,&quot;container-title&quot;:&quot;Medical &amp; Biological Engineering &amp; Computing&quot;,&quot;DOI&quot;:&quot;10.1007/s11517-013-1121-y&quot;,&quot;ISSN&quot;:&quot;0140-0118, 1741-0444&quot;,&quot;issue&quot;:&quot;3&quot;,&quot;journalAbbreviation&quot;:&quot;Med Biol Eng Comput&quot;,&quot;language&quot;:&quot;en&quot;,&quot;page&quot;:&quot;271-282&quot;,&quot;source&quot;:&quot;DOI.org (Crossref)&quot;,&quot;title&quot;:&quot;Intra-protocol repeatability and inter-protocol agreement for the analysis of scapulo-humeral coordination&quot;,&quot;volume&quot;:&quot;52&quot;,&quot;author&quot;:[{&quot;family&quot;:&quot;Parel&quot;,&quot;given&quot;:&quot;I.&quot;},{&quot;family&quot;:&quot;Cutti&quot;,&quot;given&quot;:&quot;A. G.&quot;},{&quot;family&quot;:&quot;Kraszewski&quot;,&quot;given&quot;:&quot;A.&quot;},{&quot;family&quot;:&quot;Verni&quot;,&quot;given&quot;:&quot;G.&quot;},{&quot;family&quot;:&quot;Hillstrom&quot;,&quot;given&quot;:&quot;H.&quot;},{&quot;family&quot;:&quot;Kontaxis&quot;,&quot;given&quot;:&quot;A.&quot;}],&quot;issued&quot;:{&quot;date-parts&quot;:[[&quot;2014&quot;,3]]}}},{&quot;id&quot;:25,&quot;uris&quot;:[&quot;http://zotero.org/users/8796872/items/LSEJVXQG&quot;],&quot;itemData&quot;:{&quot;id&quot;:25,&quot;type&quot;:&quot;article-journal&quot;,&quot;abstract&quot;:&quot;Measurement of scapular kinematics is an important component in the assessment of shoulder function; however, repeatability of these measurements has not been established. The purpose of this study, therefore, was to determine the repeatability of scapular rotation measures for different humeral elevation planes between trials, sessions, and days. Three-dimensional scapular rotations were collected using an electromagnetic tracking system in three planes of humeral elevation. Coefficient of multiple correlation (CMC) values were calculated between trials, sessions, and days for curves of scapular rotations. CMC values were compared with repeated measures analysis of variance (ANOVAs) and Tukey's post-hoc procedures. Tests of simple main effects were performed for significant interaction effects. Our results suggest that scapular rotation measures are repeatable between trials within the same testing session, but less repeatable between testing sessions and days. Sagittal plane elevation consistently yielded the highest CMC values for all scapular rotations. These results suggest sagittal plane elevation should be considered to evaluate differences in scapular rotations.&quot;,&quot;container-title&quot;:&quot;Research in Sports Medicine&quot;,&quot;DOI&quot;:&quot;10.1080/15438620500222489&quot;,&quot;ISSN&quot;:&quot;1543-8627, 1543-8635&quot;,&quot;issue&quot;:&quot;3&quot;,&quot;journalAbbreviation&quot;:&quot;Research in Sports Medicine&quot;,&quot;language&quot;:&quot;en&quot;,&quot;page&quot;:&quot;181-198&quot;,&quot;source&quot;:&quot;DOI.org (Crossref)&quot;,&quot;title&quot;:&quot;The Repeatability of Scapular Rotations Across Three Planes of Humeral Elevation&quot;,&quot;volume&quot;:&quot;13&quot;,&quot;author&quot;:[{&quot;family&quot;:&quot;Thigpen&quot;,&quot;given&quot;:&quot;Charles A.&quot;},{&quot;family&quot;:&quot;Gross&quot;,&quot;given&quot;:&quot;Michael T.&quot;},{&quot;family&quot;:&quot;Karas&quot;,&quot;given&quot;:&quot;Spero G.&quot;},{&quot;family&quot;:&quot;Garrett&quot;,&quot;given&quot;:&quot;William E.&quot;},{&quot;family&quot;:&quot;Yu&quot;,&quot;given&quot;:&quot;Bing&quot;}],&quot;issued&quot;:{&quot;date-parts&quot;:[[&quot;2005&quot;,7]]}}}],&quot;schema&quot;:&quot;https://github.com/citation-style-language/schema/raw/master/csl-citation.json&quot;} RNDaZbfaGEycW"/>. <text:span text:style-name="T92">Prévias da chave de busca foram testadas verificando se esses artigos eram selecionados. A versão aplicada na Pubmed está exposta no quadro 1, as adaptações para a Embase e Lilacs podem ser acessadas no registro público da pesquisa.</text:span></text:p>
      <text:p text:style-name="P30"/>
      <table:table table:name="Tabela1" table:style-name="Tabela1">
        <table:table-column table:style-name="Tabela1.A"/>
        <table:table-column table:style-name="Tabela1.B"/>
        <table:table-row table:style-name="Tabela1.1">
          <table:table-cell table:style-name="Tabela1.A1" office:value-type="string">
            <text:p text:style-name="P25">#1</text:p>
          </table:table-cell>
          <table:table-cell table:style-name="Tabela1.B1" office:value-type="string">
            <text:p text:style-name="P22">“Range of Motion, Articular”[MeSH] OR “Movement”[MeSH] OR "Rotation"[Mesh] OR "Motion*"[Tiab] OR “Joint Flexibility”[Tiab] OR "Movement*"[Tiab] OR "Kinematic*"[Tiab] OR "Rotation*"[Tiab] OR “Motion”[MeSH]</text:p>
          </table:table-cell>
        </table:table-row>
        <table:table-row table:style-name="Tabela1.1">
          <table:table-cell table:style-name="Tabela1.A2" office:value-type="string">
            <text:p text:style-name="P23">#2</text:p>
          </table:table-cell>
          <table:table-cell table:style-name="Tabela1.B2" office:value-type="string">
            <text:p text:style-name="P22">"Scapula"[Mesh] OR "Acromioclavicular Joint"[Mesh] OR "Scapula*"[Tiab] OR "Shoulder Blade*"[Tiab] OR "Scapulothoracic"[Tiab] OR "Acromioclavicular Joint*"[Tiab] OR "Coracoacromial Arch"[Tiab]</text:p>
          </table:table-cell>
        </table:table-row>
        <table:table-row table:style-name="Tabela1.1">
          <table:table-cell table:style-name="Tabela1.A2" office:value-type="string">
            <text:p text:style-name="P23">#3</text:p>
          </table:table-cell>
          <table:table-cell table:style-name="Tabela1.B2" office:value-type="string">
            <text:p text:style-name="P22">"Psychometrics"[Mesh] OR "Reproducibility of Results"[Mesh] OR "Discriminant Analysis"[Mesh] OR "Validation Studies as Topic"[Mesh] OR "Validation Study"[Publication Type] OR "Psychometr*"[Tiab] OR "Clinimetr*"[Tiab] OR "Clinometr*"[Tiab] OR "Reproducib*" OR "Reliab*"[Tiab] OR "Valid*"[Tiab] OR "Hypotheses-testing"[Tiab] OR “Internal Consistency”[Tiab] OR ("Cronbach*"[Tiab] AND "Alpha*"[Tiab]) OR "Agreement"[Tiab] OR "Precision"[Tiab] OR "Accuracy"[Tiab] OR "Test-retest"[Tiab] OR ("Test"[Tiab] AND "Retest"[Tiab]) OR "Interrater"[Tiab] OR "Inter-rater"[Tiab] OR "Intrarater"[Tiab] OR "Intra-rater"[Tiab] OR "Intertester"[Tiab] OR "Between-tester"[Tiab] OR "Between Tester"[Tiab] OR "Intratester"[Tiab] OR "Within-tester"[Tiab] OR "Within Tester"[Tiab] OR "Interobserver"[Tiab] OR "Intraobserver"[Tiab] OR "Intertechnician"[Tiab] OR "Intratechnician"[Tiab] OR "Interexaminer"[Tiab] OR "Intraexaminer"[Tiab] OR "Interassay"[Tiab] OR "Intraassay"[Tiab] OR "Interindividual"[Tiab] OR "Intraindividual"[Tiab] OR "Interparticipant"[Tiab] OR "Intraparticipant"[Tiab] OR "Kappa*"[Tiab] OR "Repeatab*"[Tiab] OR "Concordance"[Tiab] OR ("Intraclass"[Tiab] AND "Correlation*"[Tiab]) OR “Known Group*”[Tiab] OR “Factor Analys*”[Tiab] OR “Factor Structure*”[Tiab] OR "Principal Component Analysis"[Tiab] OR "Discrimina*”[Tiab] OR “Interscale Correlation*”[Tiab] OR "Measurement Error"[Tiab] OR “Standard Error of Measurement”[Tiab] OR "Responsive*"[Tiab] OR “Minimal Detectable Change”[Tiab] OR "Interpretab*"[Tiab] OR “Ceiling Effect”[Tiab] OR “Floor Effect”[Tiab] OR “Item Response Model”[Tiab] OR "IRT"[tiab] OR "Item Response Theory"[Tiab] OR "Rasch"[Tiab] OR “Differential Item Functioning”[Tiab] OR "DIF"[Tiab] OR “Cross-cultural Equivalence”[Tiab] </text:p>
          </table:table-cell>
        </table:table-row>
        <table:table-row table:style-name="Tabela1.1">
          <table:table-cell table:style-name="Tabela1.A2" office:value-type="string">
            <text:p text:style-name="P23">#4</text:p>
          </table:table-cell>
          <table:table-cell table:style-name="Tabela1.B2" office:value-type="string">
            <text:p text:style-name="P22">“biography”[Publication Type] OR “case reports”[Publication Type] OR “comment”[Publication Type] OR “directory”[Publication Type] OR “editorial”[Publication Type] OR “festschrift”[Publication Type] OR “interview”[Publication Type] OR “legislation”[Publication <text:soft-page-break/>Type] OR “letter”[Publication Type] OR “news”[Publication Type] OR “newspaper article”[Publication Type] OR “patient education handout”[Publication Type] OR “consensus development conference”[Publication Type] OR “consensus development conference, nih”[Publication Type] OR “practice guideline”[Publication Type] OR “Clinical Trial, Protocol”[Publication Type] OR “Clinical Trial, Phase I”[Publication Type] OR “Clinical Trial, Phase II”[Publication Type] OR “Clinical Trial, Phase III”[Publication Type] OR “Clinical Trial, Phase IV”[Publication Type] OR “Clinical Trial, Veterinary”[Publication Type] OR “Controlled Clinical Trial”[Publication Type] OR “Pragmatic Clinical Trial”[Publication Type] OR “Randomized Controlled Trial”[Publication Type]</text:p>
          </table:table-cell>
        </table:table-row>
        <table:table-row table:style-name="Tabela1.5">
          <table:table-cell table:style-name="Tabela1.A5" table:number-columns-spanned="2" office:value-type="string">
            <text:p text:style-name="P26">#1 AND #2 AND #3) NOT #4</text:p>
          </table:table-cell>
          <table:covered-table-cell/>
        </table:table-row>
      </table:table>
      <text:p text:style-name="P21">Quadro <text:sequence text:ref-name="refQuadro0" text:name="Quadro" text:formula="ooow:Quadro+1" style:num-format="1">1</text:sequence><text:s/>- Chave de busca aplicada na Pubmed</text:p>
      <text:p text:style-name="Standard"/>
      <text:p text:style-name="P17"><text:span text:style-name="T93">Os resultados das buscas foram exportados para a plataforma Rayyan onde foi feita a remoção das duplicatas e seleção das fontes. Possíveis duplicatas foram informadas pela plataforma e conferidas e deduplicadas por mim. A seleção das fontes foi feita em três fases a partir dos critérios de inclusão. A única exceção foi que na primeira e segunda fase foram aceitos estudos de revisão que não realizavam avaliação de </text:span><text:span text:style-name="T95">algum</text:span><text:span text:style-name="T93"> sistema de medição, desde que apresentasse os demais critéri</text:span><text:span text:style-name="T94">o</text:span><text:span text:style-name="T93">s de inclusão. </text:span></text:p>
      <text:p text:style-name="P17"><text:span text:style-name="T93">Na primeira, dois avaliadores realizaram a leitura cegada dos títulos e resumos. Ela se iniciou com uma fase piloto onde foi selecionada uma amostra aleatória de 50 artigos após a deduplicação, foi estabelecido um mínimo de 75% de concordância entre os avaliadores antes de se acessar a totalidade dos artigos. </text:span><text:span text:style-name="T95">A segunda fase foi realizada com acesso aos artigos na íntegra com os mesmo avaliadores realizando a seleção de forma cegada. Os artigos selecionados na segunda fase que cumpriam todos os critérios de inclusão foram inseridos entre as fontes do estudo. As revisões que não realizavam avaliação de algum sistema de medição foram encaminhadas para a terceira fase. Nela, foram selecionados artigos que poderiam compor o conjunto de fontes deste estudo a partir do texto da revisão e de sua lista de referências. Foi conferido quais artigos já haviam passado pela análise da equipe na fases anteriores. As fontes não analisadas foram buscadas, importadas na íntegra para o Rayyan e selecionadas pela mesma equipe avaliadora de forma cegada. Na segunda e terceira fase, os artigos na íntegra foram buscados de forma exaustiva, caso não fosse possível o acesso de forma gratuita foi feito o contato com os autores através de e-mail e do ResearchGate solicitando uma cópia. </text:span><text:soft-page-break/><text:span text:style-name="T95">Os estudos que não foram localizados na íntegra gratuitamente foram excluídos da pesquisa.</text:span></text:p>
      <text:p text:style-name="P15">Após a seleção das fontes se procedeu para a identificação das referências utilizadas nos artigos e das citações feitas às fontes. Essa foi realizada a partir da Web of Scien<text:span text:style-name="T102">ce e, caso não houvesse registro da fonte nessa base, Scopus. </text:span><text:span text:style-name="T103">A identificação das citações às fontes foi feita nos dias 26 e 27 de junho de 2022. </text:span><text:span text:style-name="T104">Foram excluídas todas as referências e citações que não configurassem artigos publicados em periódicos e anais de eventos científicos com revisão por pares.</text:span></text:p>
      <text:p text:style-name="P18"><text:span text:style-name="T101">Cada fonte foi identificada a partir do nome de seu primeiro autor e ano de publicação (seguida de ’ e ’’ caso fosse necessário diferenciar fontes com o mesmo identificador). </text:span><text:span text:style-name="T105">Das referências e citações relativas a cada fonte foi extraído o título do periódico ou evento.</text:span></text:p>
      <text:p text:style-name="P29">Os dados foram organizados em grafos para uma análise de rede. Foram estabelecidos como nós as fontes e cada referência ou citação (a partir do título de periódico ou evento). Os nós foram classificados em duas categorias: as fontes; e as referências e citações. Foram construídas laços direcionais a partir dos nós com as referências direcionando às fontes e as fontes direcionando às citações. </text:p>
      <text:p text:style-name="P29">Para a condução da pesquisa foram utilizados os <text:span text:style-name="T70">softwares:</text:span><text:span text:style-name="T74"> Zotero para arquivamento, gestão e inserção das fontes e referências; LibreOffice Calc para armazenamento, organização, deduplicação dos dados das fontes, citações e referências; Gephi para os procedimentos relativos à análise de redes.</text:span></text:p>
      <text:h text:style-name="Heading_20_1" text:outline-level="1">Resultados</text:h>
      <text:p text:style-name="Text_20_body"/>
      <text:h text:style-name="Heading_20_1" text:outline-level="1">Discussão</text:h>
      <text:p text:style-name="Text_20_body"/>
      <text:h text:style-name="Heading_20_1" text:outline-level="1">Conclusão</text:h>
      <text:p text:style-name="Text_20_body"/>
      <text:h text:style-name="P24" text:outline-level="1"><text:soft-page-break/>Referências</text:h>
      <text:section text:style-name="Sect1" text:name="ZOTERO_BIBL {&quot;uncited&quot;:[],&quot;omitted&quot;:[],&quot;custom&quot;:[]} CSL_BIBLIOGRAPHY RNDK7Q5QKYYLY">
        <text:p text:style-name="Bibliography_20_1">AMERICAN EDUCATIONAL RESEARCH ASSOCIATION; AMERICAN PSYCHOLOGICAL ASSOCIATION; NATIONAL COUNCIL ON MEASUREMENT IN EDUCATION. <text:span text:style-name="T97">Standards for Educational and Psychological Testing</text:span>. [s.l.] American Educational Research Association, 2014. </text:p>
        <text:p text:style-name="Bibliography_20_1">BERALDO, L. M.; SILVA, M. G.; CANDOTTI, C. T. Métodos clínicos de avaliação dinâmica e quantitativa do complexo ombro e escápula: uma revisão de escopo. <text:span text:style-name="T97">Fisioterapia e Pesquisa</text:span>, v. Aceito, [s.d.]. </text:p>
        <text:p text:style-name="Bibliography_20_1">CHANG, H. <text:span text:style-name="T97">Inventing temperature: measurement and scientific progress</text:span>. Nova Iorque: Oxford University Press, 2004. </text:p>
        <text:p text:style-name="Bibliography_20_1">D’HONDT, N. E. et al. Validity of Clinical Measurement Instruments Assessing Scapular Function: Insufficient Evidence to Recommend Any Instrument for Assessing Scapular Posture, Movement, and Dysfunction—A Systematic Review. <text:span text:style-name="T97">Journal of Orthopaedic &amp; Sports Physical Therapy</text:span>, v. 50, n. 11, p. 632–641, nov. 2020. </text:p>
        <text:p text:style-name="Bibliography_20_1">GELAIN, G. M.; PIVOTTO, L. R.; CANDOTTI, C. T. REPRODUCIBILITY ANALYSIS AND REFERENCE VALUES FOR THE TIBIOCALCANEAL ANGLE, THE CALCANEAL-FIRST METATARSAL ANGLE AND THE METATARSUS ADDUCTUS ANGLE: SYSTEMATIC REVIEW AND META-ANALYSIS. <text:span text:style-name="T97">International Journal of Development Research</text:span>, v. 11, n. 07, p. 48868–48877, jul. 2021. </text:p>
        <text:p text:style-name="Bibliography_20_1">HAIK, M. N.; ALBURQUERQUE-SENDÍN, F.; CAMARGO, P. R. Reliability and Minimal Detectable Change of 3-Dimensional Scapular Orientation in Individuals With and Without Shoulder Impingement. <text:span text:style-name="T97">Journal of Orthopaedic &amp; Sports Physical Therapy</text:span>, v. 44, n. 5, p. 341–349, maio 2014. </text:p>
        <text:p text:style-name="Bibliography_20_1">INMETRO. <text:span text:style-name="T97">Vocabulário Internacional de Metrologia: Conceitos Fundamentais e Gerais e Termos Associados (VIM 2012)</text:span>. Duque de Caxias: [s.n.]. </text:p>
        <text:p text:style-name="Bibliography_20_1">KARDUNA, A. R. et al. Dynamic Measurements of Three-Dimensional Scapular Kinematics: A Validation Study. <text:span text:style-name="T97">Journal of Biomechanical Engineering</text:span>, v. 123, n. 2, p. 184–190, 1 abr. 2001. </text:p>
        <text:p text:style-name="Bibliography_20_1">KOX, L. S. et al. Content validity of the SOS-WRIST questionnaire for timely identification of wrist overuse in young athletes. <text:span text:style-name="T97">The Physician and Sportsmedicine</text:span>, v. 47, n. 3, p. 341–349, 3 jul. 2019. </text:p>
        <text:p text:style-name="Bibliography_20_1">KUHN, T. S. <text:span text:style-name="T97">A Estrutura das Revoluções Científicas</text:span>. 12. ed. São Paulo: Perspectiva, 2013. </text:p>
        <text:p text:style-name="Bibliography_20_1">LORENTE, S. et al. Tools to assess the measurement properties of quality of life instruments: a meta-review. <text:span text:style-name="T97">BMJ open</text:span>, v. 10, n. 8, p. e036038, 11 ago. 2020. </text:p>
        <text:p text:style-name="Bibliography_20_1"><text:soft-page-break/>MOKKINK, L. B. et al. Protocol of the COSMIN study: COnsensus-based Standards for the selection of health Measurement INstruments. <text:span text:style-name="T97">BMC Medical Research Methodology</text:span>, v. 6, p. 1–7, 2006. </text:p>
        <text:p text:style-name="Bibliography_20_1">MOKKINK, L. B. et al. The COSMIN study reached international consensus on taxonomy, terminology, and definitions of measurement properties for health-related patient-reported outcomes. <text:span text:style-name="T97">Journal of Clinical Epidemiology</text:span>, v. 63, n. 7, p. 737–745, 2010a. </text:p>
        <text:p text:style-name="Bibliography_20_1">MOKKINK, L. B. et al. The COSMIN checklist for assessing the methodological quality of studies on measurement properties of health status measurement instruments: An international Delphi study. <text:span text:style-name="T97">Quality of Life Research</text:span>, v. 19, n. 4, p. 539–549, 2010b. </text:p>
        <text:p text:style-name="Bibliography_20_1">MOKKINK, L. B. et al. COSMIN Risk of Bias tool to assess the quality of studies on reliability or measurement error of outcome measurement instruments: a Delphi study. <text:span text:style-name="T97">BMC Medical Research Methodology</text:span>, v. 20, n. 1, p. 1–13, 2020. </text:p>
        <text:p text:style-name="Bibliography_20_1">MOORE, M.; BARKER, K. The validity and reliability of the four square step test in different adult populations: a systematic review. <text:span text:style-name="T97">Systematic Reviews</text:span>, v. 6, n. 1, p. 187, dez. 2017. </text:p>
        <text:p text:style-name="Bibliography_20_1">PAREL, I. et al. Ambulatory measurement of the scapulohumeral rhythm: Intra- and inter-operator agreement of a protocol based on inertial and magnetic sensors. <text:span text:style-name="T97">Gait &amp; Posture</text:span>, v. 35, n. 4, p. 636–640, abr. 2012. </text:p>
        <text:p text:style-name="Bibliography_20_1">PAREL, I. et al. Intra-protocol repeatability and inter-protocol agreement for the analysis of scapulo-humeral coordination. <text:span text:style-name="T97">Medical &amp; Biological Engineering &amp; Computing</text:span>, v. 52, n. 3, p. 271–282, mar. 2014. </text:p>
        <text:p text:style-name="Bibliography_20_1">PETERS, M. D. et al. Chapter 11: Scoping Reviews (2020 version). Em: <text:span text:style-name="T97">JBI Manual for Evidence Synthesis</text:span>. [s.l.] JBI, 2020. </text:p>
        <text:p text:style-name="Bibliography_20_1">POWELL, C. The Delphi technique: myths and realities. <text:span text:style-name="T97">Journal of Advanced Nursing</text:span>, v. 41, n. 4, p. 376–382, fev. 2003. </text:p>
        <text:p text:style-name="Bibliography_20_1">PRINSEN, C. A. C. et al. How to select outcome measurement instruments for outcomes included in a “Core Outcome Set” - a practical guideline. <text:span text:style-name="T97">Trials</text:span>, v. 17, n. 1, p. 1–10, 2016. </text:p>
        <text:p text:style-name="Bibliography_20_1">SEMPERBONI, L. et al. Diagnostic performance of the Strength and Pain Assessment (SPA) score for non-contact muscle injury screening in male soccer players. <text:span text:style-name="T97">The Physician and Sportsmedicine</text:span>, v. 49, n. 3, p. 316–322, 3 jul. 2021. </text:p>
        <text:p text:style-name="Bibliography_20_1">TERWEE, C. B. et al. The quality of systematic reviews of health-related outcome measurement instruments. <text:span text:style-name="T97">Quality of Life Research</text:span>, v. 25, n. 4, p. 767–779, 2016. </text:p>
        <text:p text:style-name="Bibliography_20_1"><text:soft-page-break/>TERWEE, C. B. et al. COSMIN methodology for evaluating the content validity of patient-reported outcome measures: a Delphi study. <text:span text:style-name="T97">Quality of Life Research</text:span>, v. 27, n. 5, p. 1159–1170, 2018. </text:p>
        <text:p text:style-name="Bibliography_20_1">THIGPEN, C. A. et al. The Repeatability of Scapular Rotations Across Three Planes of Humeral Elevation. <text:span text:style-name="T97">Research in Sports Medicine</text:span>, v. 13, n. 3, p. 181–198, jul. 2005. </text:p>
        <text:p text:style-name="Bibliography_20_1">VALENTIM, D. P. et al. Reliability, Construct Validity and Interpretability of the Brazilian version of the Rapid Upper Limb Assessment (RULA) and Strain Index (SI). <text:span text:style-name="T97">Brazilian Journal of Physical Therapy</text:span>, v. 22, n. 3, p. 198–204, maio 2018. </text:p>
        <text:p text:style-name="Bibliography_20_1">VAN DER VELDEN, C. A. et al. Pedi-IKDC or KOOS-child: which questionnaire should be used in children with knee disorders? <text:span text:style-name="T97">BMC Musculoskeletal Disorders</text:span>, v. 20, n. 1, p. 240, dez. 2019. </text:p>
      </text:section>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499cm" style:auto-text-indent="false" style:page-number="auto"/>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ab-stops/>
      </style:paragraph-properties>
      <style:text-properties fo:text-transform="uppercase" style:font-name="Arial2" fo:font-family="Arial" style:font-style-name="Normal" style:font-family-generic="swiss" style:font-pitch="variable"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style:register-true="true" fo:text-indent="1.499cm" style:auto-text-indent="false"/>
      <style:text-properties style:font-name="Arial2" fo:font-family="Arial"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cm" fo:margin-bottom="0cm" loext:contextual-spacing="false" fo:text-align="justify" style:justify-single-word="false" style:page-number="auto"/>
      <style:text-properties fo:font-variant="normal" fo:text-transform="none" fo:font-size="12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Quadro" style:family="paragraph" style:parent-style-name="Caption"/>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7-04T08:06:13.234478493</meta:creation-date>
    <meta:generator>LibreOffice/6.4.7.2$Linux_X86_64 LibreOffice_project/40$Build-2</meta:generator>
    <dc:date>2022-07-16T21:05:57.575150942</dc:date>
    <dc:creator>Lucas Beraldo</dc:creator>
    <meta:editing-duration>PT1H51M3S</meta:editing-duration>
    <meta:editing-cycles>18</meta:editing-cycles>
    <meta:document-statistic meta:table-count="1" meta:image-count="0" meta:object-count="0" meta:page-count="10" meta:paragraph-count="68" meta:word-count="2871" meta:character-count="19814" meta:non-whitespace-character-count="16992"/>
    <meta:user-defined meta:name="ZOTERO_PREF_1">&lt;data data-version="3" zotero-version="6.0.9"&gt;&lt;session id="DseopHyN"/&gt;&lt;style id="http://www.zotero.org/styles/associacao-brasileira-de-normas-tecnicas" hasBibliography="1" bibliographyStyleHasBeenSet="1"/&gt;&lt;prefs&gt;&lt;pref name="fieldType" value="ReferenceMark</meta:user-defined>
    <meta:user-defined meta:name="ZOTERO_PREF_2">"/&gt;&lt;/prefs&gt;&lt;/data&gt;</meta:user-defined>
  </office:meta>
</office:document-meta>
</file>